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T4" style:parent-style-name="DefaultParagraphFont" style:family="text">
      <style:text-properties fo:font-weight="bold" style:font-weight-asian="bold" fo:font-style="italic" style:font-style-asian="italic"/>
    </style:style>
    <style:style style:name="P5" style:parent-style-name="Normal" style:family="paragraph">
      <style:paragraph-properties fo:text-align="justify"/>
      <style:text-properties fo:font-size="10pt" style:font-size-asian="10pt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fo:font-style="italic" style:font-style-asian="italic" fo:font-size="10pt" style:font-size-asian="10pt"/>
    </style:style>
    <style:style style:name="T8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10" style:parent-style-name="Normal" style:family="paragraph">
      <style:paragraph-properties fo:text-align="justify"/>
      <style:text-properties fo:font-size="10pt" style:font-size-asian="10pt"/>
    </style:style>
    <style:style style:name="P11" style:parent-style-name="Normal" style:family="paragraph">
      <style:text-properties fo:font-weight="bold" style:font-weight-asian="bold" fo:font-style="italic" style:font-style-asian="italic" fo:font-size="10pt" style:font-size-asian="10pt"/>
    </style:style>
    <style:style style:name="T12" style:parent-style-name="DefaultParagraphFont" style:family="text">
      <style:text-properties fo:font-style="italic" style:font-style-asian="italic" fo:font-size="10pt" style:font-size-asian="10pt"/>
    </style:style>
    <style:style style:name="T13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15" style:parent-style-name="Normal" style:family="paragraph">
      <style:text-properties fo:font-size="11pt" style:font-size-asian="11pt"/>
    </style:style>
    <style:style style:name="P16" style:parent-style-name="Normal" style:family="paragraph">
      <style:paragraph-properties fo:keep-together="always" fo:text-align="center" style:vertical-align="middle"/>
      <style:text-properties fo:font-weight="bold" style:font-weight-asian="bold" fo:color="#000000" style:font-size-complex="12pt" fo:hyphenate="false"/>
    </style:style>
    <style:style style:name="P17" style:parent-style-name="Normal" style:family="paragraph">
      <style:paragraph-properties fo:keep-together="always" fo:text-align="center" style:vertical-align="middle"/>
      <style:text-properties fo:font-weight="bold" style:font-weight-asian="bold" fo:color="#000000" style:font-size-complex="12pt" fo:hyphenate="false"/>
    </style:style>
    <style:style style:name="P18" style:parent-style-name="Normal" style:family="paragraph">
      <style:paragraph-properties fo:keep-together="always" fo:text-align="center" style:vertical-align="middle"/>
      <style:text-properties fo:font-weight="bold" style:font-weight-asian="bold" fo:color="#000000" style:font-size-complex="12pt" fo:hyphenate="false"/>
    </style:style>
    <style:style style:name="P19" style:parent-style-name="Normal" style:family="paragraph">
      <style:paragraph-properties fo:widows="0" fo:orphans="0" fo:text-align="center"/>
      <style:text-properties fo:font-weight="bold" style:font-weight-asian="bold" style:font-weight-complex="bold" fo:text-transform="uppercase" fo:color="#000000" style:font-size-complex="12pt" fo:hyphenate="false"/>
    </style:style>
    <style:style style:name="P20" style:parent-style-name="Normal" style:family="paragraph">
      <style:paragraph-properties fo:text-align="center"/>
      <style:text-properties fo:color="#000000" style:font-size-complex="12pt" style:language-asian="lt" style:country-asian="LT"/>
    </style:style>
    <style:style style:name="P21" style:parent-style-name="Normal" style:family="paragraph">
      <style:paragraph-properties fo:text-align="center"/>
      <style:text-properties fo:color="#000000"/>
    </style:style>
    <style:style style:name="P22" style:parent-style-name="Normal" style:family="paragraph">
      <style:paragraph-properties fo:text-align="center"/>
      <style:text-properties fo:color="#000000"/>
    </style:style>
    <style:style style:name="P23" style:parent-style-name="Normal" style:family="paragraph">
      <style:paragraph-properties fo:text-align="center"/>
      <style:text-properties fo:color="#000000" style:font-size-complex="12pt" style:language-asian="lt" style:country-asian="LT"/>
    </style:style>
    <style:style style:name="P24" style:parent-style-name="Normal" style:family="paragraph">
      <style:paragraph-properties fo:text-align="center"/>
      <style:text-properties fo:color="#000000" style:font-size-complex="12pt" style:language-asian="lt" style:country-asian="LT"/>
    </style:style>
    <style:style style:name="P25" style:parent-style-name="Normal" style:family="paragraph">
      <style:paragraph-properties fo:text-align="justify" fo:text-indent="0.5909in"/>
    </style:style>
    <style:style style:name="T26" style:parent-style-name="DefaultParagraphFont" style:family="text">
      <style:text-properties style:font-size-complex="12pt"/>
    </style:style>
    <style:style style:name="P27" style:parent-style-name="Normal" style:family="paragraph">
      <style:paragraph-properties fo:widows="0" fo:orphans="0" fo:text-align="justify" fo:text-indent="0.5909in"/>
      <style:text-properties fo:hyphenate="false"/>
    </style:style>
    <style:style style:name="T28" style:parent-style-name="DefaultParagraphFont" style:family="text">
      <style:text-properties fo:color="#000000" fo:letter-spacing="0.0416in" style:font-size-complex="12pt"/>
    </style:style>
    <style:style style:name="T29" style:parent-style-name="DefaultParagraphFont" style:family="text">
      <style:text-properties fo:color="#000000" style:font-size-complex="12pt"/>
    </style:style>
    <style:style style:name="T30" style:parent-style-name="DefaultParagraphFont" style:family="text">
      <style:text-properties fo:color="#000000" style:font-size-complex="12pt"/>
    </style:style>
    <style:style style:name="P31" style:parent-style-name="Normal" style:family="paragraph">
      <style:paragraph-properties fo:widows="0" fo:orphans="0">
        <style:tab-stops>
          <style:tab-stop style:type="right" style:position="6.2993in"/>
        </style:tab-stops>
      </style:paragraph-properties>
      <style:text-properties fo:hyphenate="false"/>
    </style:style>
    <style:style style:name="P32" style:parent-style-name="Normal" style:family="paragraph">
      <style:paragraph-properties fo:widows="0" fo:orphans="0">
        <style:tab-stops>
          <style:tab-stop style:type="right" style:position="6.2993in"/>
        </style:tab-stops>
      </style:paragraph-properties>
      <style:text-properties fo:hyphenate="false"/>
    </style:style>
    <style:style style:name="P33" style:parent-style-name="Normal" style:family="paragraph">
      <style:paragraph-properties fo:widows="0" fo:orphans="0">
        <style:tab-stops>
          <style:tab-stop style:type="right" style:position="6.2993in"/>
        </style:tab-stops>
      </style:paragraph-properties>
      <style:text-properties fo:hyphenate="false"/>
    </style:style>
    <style:style style:name="P34" style:parent-style-name="Normal" style:family="paragraph">
      <style:paragraph-properties fo:widows="0" fo:orphans="0">
        <style:tab-stops>
          <style:tab-stop style:type="right" style:position="6.2993in"/>
        </style:tab-stops>
      </style:paragraph-properties>
      <style:text-properties fo:text-transform="uppercase" fo:color="#000000" fo:hyphenate="false"/>
    </style:style>
    <style:style style:name="P35" style:parent-style-name="Normal" style:family="paragraph">
      <style:paragraph-properties fo:widows="0" fo:orphans="0" fo:text-align="center"/>
      <style:text-properties fo:hyphenate="false"/>
    </style:style>
    <style:style style:name="P36" style:parent-style-name="Normal" style:family="paragraph">
      <style:paragraph-properties fo:widows="0" fo:orphans="0" fo:break-before="page" fo:text-indent="3.543in"/>
      <style:text-properties fo:hyphenate="false"/>
    </style:style>
    <style:style style:name="P37" style:parent-style-name="Normal" style:family="paragraph">
      <style:paragraph-properties fo:widows="0" fo:orphans="0" fo:text-indent="3.543in"/>
      <style:text-properties fo:color="#000000" fo:hyphenate="false"/>
    </style:style>
    <style:style style:name="P38" style:parent-style-name="Normal" style:family="paragraph">
      <style:paragraph-properties fo:widows="0" fo:orphans="0" fo:text-indent="3.543in"/>
      <style:text-properties fo:color="#000000" fo:hyphenate="false"/>
    </style:style>
    <style:style style:name="P39" style:parent-style-name="Normal" style:family="paragraph">
      <style:paragraph-properties fo:widows="0" fo:orphans="0" fo:text-indent="3.543in"/>
      <style:text-properties fo:color="#000000" fo:hyphenate="false"/>
    </style:style>
    <style:style style:name="P40" style:parent-style-name="Normal" style:family="paragraph">
      <style:paragraph-properties fo:widows="0" fo:orphans="0" fo:text-indent="3.543in"/>
      <style:text-properties fo:color="#000000" fo:hyphenate="false"/>
    </style:style>
    <style:style style:name="P41" style:parent-style-name="Normal" style:family="paragraph">
      <style:paragraph-properties fo:widows="0" fo:orphans="0" fo:text-indent="3.543in"/>
      <style:text-properties fo:color="#000000" fo:hyphenate="false"/>
    </style:style>
    <style:style style:name="P42" style:parent-style-name="Normal" style:family="paragraph">
      <style:paragraph-properties fo:widows="0" fo:orphans="0" fo:text-indent="3.543in"/>
      <style:text-properties fo:color="#000000" fo:hyphenate="false"/>
    </style:style>
    <style:style style:name="P43" style:parent-style-name="Normal" style:family="paragraph">
      <style:paragraph-properties fo:widows="0" fo:orphans="0" fo:text-align="justify"/>
      <style:text-properties fo:color="#000000" fo:hyphenate="false"/>
    </style:style>
    <style:style style:name="P44" style:parent-style-name="Normal" style:family="paragraph">
      <style:paragraph-properties fo:widows="0" fo:orphans="0" fo:text-align="center"/>
      <style:text-properties fo:hyphenate="false"/>
    </style:style>
    <style:style style:name="T45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46" style:parent-style-name="Normal" style:family="paragraph">
      <style:paragraph-properties fo:widows="0" fo:orphans="0" fo:text-align="center"/>
      <style:text-properties fo:font-weight="bold" style:font-weight-asian="bold" style:font-weight-complex="bold" fo:text-transform="uppercase" fo:color="#000000" fo:hyphenate="false"/>
    </style:style>
    <style:style style:name="P47" style:parent-style-name="Normal" style:family="paragraph">
      <style:paragraph-properties fo:widows="0" fo:orphans="0" fo:text-align="center"/>
      <style:text-properties fo:hyphenate="false"/>
    </style:style>
    <style:style style:name="T48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49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50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51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52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55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57" style:parent-style-name="Normal" style:family="paragraph">
      <style:paragraph-properties fo:text-align="justify" style:vertical-align="middle" fo:text-indent="0.3937in"/>
      <style:text-properties fo:hyphenate="false"/>
    </style:style>
    <style:style style:name="T58" style:parent-style-name="DefaultParagraphFont" style:family="text">
      <style:text-properties fo:color="#000000" style:font-size-complex="12pt"/>
    </style:style>
    <style:style style:name="T59" style:parent-style-name="DefaultParagraphFont" style:family="text">
      <style:text-properties fo:color="#000000" style:font-size-complex="12pt"/>
    </style:style>
    <style:style style:name="T60" style:parent-style-name="DefaultParagraphFont" style:family="text">
      <style:text-properties fo:color="#000000" style:font-size-complex="12pt" style:language-asian="lt" style:country-asian="LT"/>
    </style:style>
    <style:style style:name="T61" style:parent-style-name="DefaultParagraphFont" style:family="text">
      <style:text-properties fo:color="#000000" style:font-size-complex="12pt" style:language-asian="lt" style:country-asian="LT"/>
    </style:style>
    <style:style style:name="T62" style:parent-style-name="DefaultParagraphFont" style:family="text">
      <style:text-properties fo:color="#000000" style:font-size-complex="12pt"/>
    </style:style>
    <style:style style:name="P63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66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68" style:parent-style-name="Normal" style:family="paragraph">
      <style:paragraph-properties fo:widows="0" fo:orphans="0" fo:text-align="justify" fo:text-indent="0.3937in"/>
      <style:text-properties fo:hyphenate="false"/>
    </style:style>
    <style:style style:name="T69" style:parent-style-name="DefaultParagraphFont" style:family="text">
      <style:text-properties fo:color="#000000" style:font-size-complex="12pt"/>
    </style:style>
    <style:style style:name="T70" style:parent-style-name="DefaultParagraphFont" style:family="text">
      <style:text-properties fo:color="#000000" style:font-size-complex="12pt"/>
    </style:style>
    <style:style style:name="T71" style:parent-style-name="DefaultParagraphFont" style:family="text">
      <style:text-properties fo:color="#000000" style:font-size-complex="12pt"/>
    </style:style>
    <style:style style:name="T72" style:parent-style-name="DefaultParagraphFont" style:family="text">
      <style:text-properties fo:font-weight="bold" style:font-weight-asian="bold" fo:color="#000000" style:font-size-complex="12pt"/>
    </style:style>
    <style:style style:name="T73" style:parent-style-name="DefaultParagraphFont" style:family="text">
      <style:text-properties fo:color="#000000" style:font-size-complex="12pt"/>
    </style:style>
    <style:style style:name="T74" style:parent-style-name="DefaultParagraphFont" style:family="text">
      <style:text-properties fo:color="#000000" style:font-size-complex="12pt"/>
    </style:style>
    <style:style style:name="T75" style:parent-style-name="DefaultParagraphFont" style:family="text">
      <style:text-properties fo:font-weight="bold" style:font-weight-asian="bold" fo:color="#000000" style:font-size-complex="12pt"/>
    </style:style>
    <style:style style:name="T76" style:parent-style-name="DefaultParagraphFont" style:family="text">
      <style:text-properties fo:color="#000000" style:font-size-complex="12pt"/>
    </style:style>
    <style:style style:name="P77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78" style:parent-style-name="Normal" style:family="paragraph">
      <style:paragraph-properties fo:text-align="justify"/>
    </style:style>
    <style:style style:name="T79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80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82" style:parent-style-name="Normal" style:family="paragraph">
      <style:paragraph-properties fo:widows="0" fo:orphans="0" fo:text-align="justify" fo:text-indent="0.3937in"/>
      <style:text-properties fo:hyphenate="false"/>
    </style:style>
    <style:style style:name="T83" style:parent-style-name="DefaultParagraphFont" style:family="text">
      <style:text-properties fo:color="#000000" style:font-size-complex="12pt"/>
    </style:style>
    <style:style style:name="T84" style:parent-style-name="DefaultParagraphFont" style:family="text">
      <style:text-properties fo:color="#000000" style:font-size-complex="12pt"/>
    </style:style>
    <style:style style:name="T85" style:parent-style-name="DefaultParagraphFont" style:family="text">
      <style:text-properties fo:color="#000000" style:font-size-complex="12pt"/>
    </style:style>
    <style:style style:name="P86" style:parent-style-name="Normal" style:family="paragraph">
      <style:paragraph-properties fo:widows="0" fo:orphans="0" fo:text-align="justify" fo:text-indent="0.3937in"/>
      <style:text-properties fo:hyphenate="false"/>
    </style:style>
    <style:style style:name="T87" style:parent-style-name="DefaultParagraphFont" style:family="text">
      <style:text-properties style:font-weight-complex="bold" fo:color="#000000" style:font-size-complex="12pt"/>
    </style:style>
    <style:style style:name="T88" style:parent-style-name="DefaultParagraphFont" style:family="text">
      <style:text-properties style:font-weight-complex="bold" fo:color="#000000" style:font-size-complex="12pt"/>
    </style:style>
    <style:style style:name="T89" style:parent-style-name="DefaultParagraphFont" style:family="text">
      <style:text-properties fo:font-weight="bold" style:font-weight-asian="bold" style:font-weight-complex="bold" fo:color="#000000" style:font-size-complex="12pt"/>
    </style:style>
    <style:style style:name="T90" style:parent-style-name="DefaultParagraphFont" style:family="text">
      <style:text-properties fo:color="#000000" style:font-size-complex="12pt"/>
    </style:style>
    <style:style style:name="P91" style:parent-style-name="Normal" style:family="paragraph">
      <style:paragraph-properties fo:widows="0" fo:orphans="0" fo:text-align="justify" fo:text-indent="0.3937in"/>
      <style:text-properties fo:hyphenate="false"/>
    </style:style>
    <style:style style:name="T92" style:parent-style-name="DefaultParagraphFont" style:family="text">
      <style:text-properties style:font-weight-complex="bold" fo:color="#000000" style:font-size-complex="12pt"/>
    </style:style>
    <style:style style:name="T93" style:parent-style-name="DefaultParagraphFont" style:family="text">
      <style:text-properties style:font-weight-complex="bold" fo:color="#000000" style:font-size-complex="12pt"/>
    </style:style>
    <style:style style:name="T94" style:parent-style-name="DefaultParagraphFont" style:family="text">
      <style:text-properties fo:font-weight="bold" style:font-weight-asian="bold" style:font-weight-complex="bold" fo:color="#000000" style:font-size-complex="12pt"/>
    </style:style>
    <style:style style:name="T95" style:parent-style-name="DefaultParagraphFont" style:family="text">
      <style:text-properties style:font-weight-complex="bold" fo:color="#000000" style:font-size-complex="12pt"/>
    </style:style>
    <style:style style:name="T96" style:parent-style-name="DefaultParagraphFont" style:family="text">
      <style:text-properties fo:color="#000000" style:font-size-complex="12pt"/>
    </style:style>
    <style:style style:name="T97" style:parent-style-name="DefaultParagraphFont" style:family="text">
      <style:text-properties fo:color="#000000" style:font-size-complex="12pt"/>
    </style:style>
    <style:style style:name="P98" style:parent-style-name="Normal" style:family="paragraph">
      <style:paragraph-properties fo:text-align="justify" fo:text-indent="0.3937in"/>
    </style:style>
    <style:style style:name="T99" style:parent-style-name="DefaultParagraphFont" style:family="text">
      <style:text-properties style:font-weight-complex="bold" fo:color="#000000" style:font-size-complex="12pt"/>
    </style:style>
    <style:style style:name="T100" style:parent-style-name="DefaultParagraphFont" style:family="text">
      <style:text-properties style:font-weight-complex="bold" fo:color="#000000" style:font-size-complex="12pt"/>
    </style:style>
    <style:style style:name="T101" style:parent-style-name="DefaultParagraphFont" style:family="text">
      <style:text-properties fo:font-weight="bold" style:font-weight-asian="bold" style:font-weight-complex="bold" fo:color="#000000" style:font-size-complex="12pt"/>
    </style:style>
    <style:style style:name="T102" style:parent-style-name="DefaultParagraphFont" style:family="text">
      <style:text-properties style:font-weight-complex="bold" fo:color="#000000" style:font-size-complex="12pt"/>
    </style:style>
    <style:style style:name="T103" style:parent-style-name="DefaultParagraphFont" style:family="text">
      <style:text-properties fo:color="#000000" style:font-size-complex="12pt"/>
    </style:style>
    <style:style style:name="P104" style:parent-style-name="Normal" style:family="paragraph">
      <style:paragraph-properties fo:widows="0" fo:orphans="0" fo:text-align="justify" fo:text-indent="0.3937in"/>
      <style:text-properties fo:hyphenate="false"/>
    </style:style>
    <style:style style:name="T105" style:parent-style-name="DefaultParagraphFont" style:family="text">
      <style:text-properties style:font-weight-complex="bold" fo:color="#000000" style:font-size-complex="12pt"/>
    </style:style>
    <style:style style:name="T106" style:parent-style-name="DefaultParagraphFont" style:family="text">
      <style:text-properties style:font-weight-complex="bold" fo:color="#000000" style:font-size-complex="12pt"/>
    </style:style>
    <style:style style:name="T107" style:parent-style-name="DefaultParagraphFont" style:family="text">
      <style:text-properties fo:font-weight="bold" style:font-weight-asian="bold" style:font-weight-complex="bold" fo:color="#000000" style:font-size-complex="12pt"/>
    </style:style>
    <style:style style:name="T108" style:parent-style-name="DefaultParagraphFont" style:family="text">
      <style:text-properties style:font-weight-complex="bold" fo:color="#000000" style:font-size-complex="12pt"/>
    </style:style>
    <style:style style:name="T109" style:parent-style-name="DefaultParagraphFont" style:family="text">
      <style:text-properties fo:font-weight="bold" style:font-weight-asian="bold" style:font-weight-complex="bold" fo:color="#000000" style:font-size-complex="12pt"/>
    </style:style>
    <style:style style:name="T110" style:parent-style-name="DefaultParagraphFont" style:family="text">
      <style:text-properties fo:color="#000000" style:font-size-complex="12pt"/>
    </style:style>
    <style:style style:name="P111" style:parent-style-name="Normal" style:family="paragraph">
      <style:paragraph-properties fo:widows="0" fo:orphans="0" fo:text-align="justify" fo:text-indent="0.3937in"/>
      <style:text-properties fo:hyphenate="false"/>
    </style:style>
    <style:style style:name="T112" style:parent-style-name="DefaultParagraphFont" style:family="text">
      <style:text-properties fo:color="#000000" style:font-size-complex="12pt"/>
    </style:style>
    <style:style style:name="T113" style:parent-style-name="DefaultParagraphFont" style:family="text">
      <style:text-properties fo:color="#000000" style:font-size-complex="12pt"/>
    </style:style>
    <style:style style:name="T114" style:parent-style-name="DefaultParagraphFont" style:family="text">
      <style:text-properties style:font-size-complex="12pt"/>
    </style:style>
    <style:style style:name="T115" style:parent-style-name="DefaultParagraphFont" style:family="text">
      <style:text-properties style:font-size-complex="12pt"/>
    </style:style>
    <style:style style:name="T116" style:parent-style-name="DefaultParagraphFont" style:family="text">
      <style:text-properties fo:color="#000000" style:font-size-complex="12pt"/>
    </style:style>
    <style:style style:name="P117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118" style:parent-style-name="Normal" style:family="paragraph">
      <style:paragraph-properties fo:text-align="justify"/>
    </style:style>
    <style:style style:name="T119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120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123" style:parent-style-name="Normal" style:family="paragraph">
      <style:paragraph-properties fo:widows="0" fo:orphans="0" fo:text-align="center"/>
      <style:text-properties fo:hyphenate="false"/>
    </style:style>
    <style:style style:name="T124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125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126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127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128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129" style:parent-style-name="Normal" style:family="paragraph">
      <style:paragraph-properties fo:text-align="justify"/>
    </style:style>
    <style:style style:name="T130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131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133" style:parent-style-name="Normal" style:family="paragraph">
      <style:paragraph-properties fo:widows="0" fo:orphans="0" fo:text-align="justify" fo:text-indent="0.3937in"/>
      <style:text-properties fo:hyphenate="false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00"/>
    </style:style>
    <style:style style:name="T136" style:parent-style-name="DefaultParagraphFont" style:family="text">
      <style:text-properties fo:color="#000000"/>
    </style:style>
    <style:style style:name="T137" style:parent-style-name="DefaultParagraphFont" style:family="text">
      <style:text-properties fo:color="#000000"/>
    </style:style>
    <style:style style:name="P138" style:parent-style-name="Normal" style:family="paragraph">
      <style:paragraph-properties fo:widows="0" fo:orphans="0" fo:text-align="justify" fo:text-indent="0.3937in"/>
      <style:text-properties fo:hyphenate="false"/>
    </style:style>
    <style:style style:name="T139" style:parent-style-name="DefaultParagraphFont" style:family="text">
      <style:text-properties fo:color="#000000" fo:letter-spacing="0.0041in"/>
    </style:style>
    <style:style style:name="T140" style:parent-style-name="DefaultParagraphFont" style:family="text">
      <style:text-properties fo:color="#000000" fo:letter-spacing="0.0041in"/>
    </style:style>
    <style:style style:name="T141" style:parent-style-name="DefaultParagraphFont" style:family="text">
      <style:text-properties fo:color="#000000" fo:letter-spacing="0.0041in"/>
    </style:style>
    <style:style style:name="P142" style:parent-style-name="Normal" style:family="paragraph">
      <style:paragraph-properties fo:widows="0" fo:orphans="0" fo:text-align="justify" fo:text-indent="0.3937in"/>
      <style:text-properties fo:hyphenate="false"/>
    </style:style>
    <style:style style:name="T143" style:parent-style-name="DefaultParagraphFont" style:family="text">
      <style:text-properties fo:color="#000000" fo:letter-spacing="0.0027in"/>
    </style:style>
    <style:style style:name="T144" style:parent-style-name="DefaultParagraphFont" style:family="text">
      <style:text-properties fo:color="#000000" fo:letter-spacing="0.0027in"/>
    </style:style>
    <style:style style:name="T145" style:parent-style-name="DefaultParagraphFont" style:family="text">
      <style:text-properties fo:color="#000000" fo:letter-spacing="0.0027in"/>
    </style:style>
    <style:style style:name="P146" style:parent-style-name="Normal" style:family="paragraph">
      <style:paragraph-properties fo:text-align="justify" fo:text-indent="0.3937in"/>
    </style:style>
    <style:style style:name="T147" style:parent-style-name="DefaultParagraphFont" style:family="text">
      <style:text-properties fo:color="#000000" style:font-size-complex="12pt" style:language-asian="lt" style:country-asian="LT"/>
    </style:style>
    <style:style style:name="T148" style:parent-style-name="DefaultParagraphFont" style:family="text">
      <style:text-properties fo:color="#000000" style:font-size-complex="12pt" style:language-asian="lt" style:country-asian="LT"/>
    </style:style>
    <style:style style:name="T149" style:parent-style-name="DefaultParagraphFont" style:family="text">
      <style:text-properties fo:color="#000000" style:font-size-complex="12pt" style:language-asian="lt" style:country-asian="LT"/>
    </style:style>
    <style:style style:name="P150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151" style:parent-style-name="Normal" style:family="paragraph">
      <style:paragraph-properties fo:text-align="justify"/>
    </style:style>
    <style:style style:name="T152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153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155" style:parent-style-name="Normal" style:family="paragraph">
      <style:paragraph-properties fo:widows="0" fo:orphans="0" fo:text-align="center"/>
      <style:text-properties fo:hyphenate="false"/>
    </style:style>
    <style:style style:name="T156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157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158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159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160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161" style:parent-style-name="Normal" style:family="paragraph">
      <style:paragraph-properties fo:text-align="justify"/>
    </style:style>
    <style:style style:name="T162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163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165" style:parent-style-name="Normal" style:family="paragraph">
      <style:paragraph-properties fo:widows="0" fo:orphans="0" fo:text-align="justify" fo:text-indent="0.3937in"/>
      <style:text-properties fo:hyphenate="false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color="#000000"/>
    </style:style>
    <style:style style:name="P168" style:parent-style-name="Normal" style:family="paragraph">
      <style:paragraph-properties fo:widows="0" fo:orphans="0" fo:text-align="justify" fo:text-indent="0.3937in"/>
      <style:text-properties fo:hyphenate="false"/>
    </style:style>
    <style:style style:name="T169" style:parent-style-name="DefaultParagraphFont" style:family="text">
      <style:text-properties fo:color="#000000"/>
    </style:style>
    <style:style style:name="T170" style:parent-style-name="DefaultParagraphFont" style:family="text">
      <style:text-properties fo:color="#000000"/>
    </style:style>
    <style:style style:name="T171" style:parent-style-name="DefaultParagraphFont" style:family="text">
      <style:text-properties fo:color="#000000"/>
    </style:style>
    <style:style style:name="P172" style:parent-style-name="Normal" style:family="paragraph">
      <style:paragraph-properties fo:widows="0" fo:orphans="0" fo:text-align="justify" fo:text-indent="0.3937in"/>
      <style:text-properties fo:hyphenate="false"/>
    </style:style>
    <style:style style:name="T173" style:parent-style-name="DefaultParagraphFont" style:family="text">
      <style:text-properties fo:color="#000000"/>
    </style:style>
    <style:style style:name="T174" style:parent-style-name="DefaultParagraphFont" style:family="text">
      <style:text-properties fo:color="#000000"/>
    </style:style>
    <style:style style:name="T175" style:parent-style-name="DefaultParagraphFont" style:family="text">
      <style:text-properties fo:color="#000000"/>
    </style:style>
    <style:style style:name="P176" style:parent-style-name="Normal" style:family="paragraph">
      <style:paragraph-properties fo:widows="0" fo:orphans="0" fo:text-align="justify" fo:text-indent="0.3937in"/>
      <style:text-properties fo:hyphenate="false"/>
    </style:style>
    <style:style style:name="T177" style:parent-style-name="DefaultParagraphFont" style:family="text">
      <style:text-properties fo:color="#000000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color="#000000"/>
    </style:style>
    <style:style style:name="P180" style:parent-style-name="Normal" style:family="paragraph">
      <style:paragraph-properties fo:widows="0" fo:orphans="0" fo:text-align="justify" fo:text-indent="0.3937in"/>
      <style:text-properties fo:hyphenate="false"/>
    </style:style>
    <style:style style:name="T181" style:parent-style-name="DefaultParagraphFont" style:family="text">
      <style:text-properties fo:color="#000000"/>
    </style:style>
    <style:style style:name="T182" style:parent-style-name="DefaultParagraphFont" style:family="text">
      <style:text-properties fo:color="#000000"/>
    </style:style>
    <style:style style:name="T183" style:parent-style-name="DefaultParagraphFont" style:family="text">
      <style:text-properties fo:color="#000000"/>
    </style:style>
    <style:style style:name="P184" style:parent-style-name="Normal" style:family="paragraph">
      <style:paragraph-properties fo:widows="0" fo:orphans="0" fo:text-align="justify" fo:text-indent="0.3937in"/>
      <style:text-properties fo:hyphenate="false"/>
    </style:style>
    <style:style style:name="T185" style:parent-style-name="DefaultParagraphFont" style:family="text">
      <style:text-properties fo:color="#000000"/>
    </style:style>
    <style:style style:name="T186" style:parent-style-name="DefaultParagraphFont" style:family="text">
      <style:text-properties fo:color="#000000"/>
    </style:style>
    <style:style style:name="P187" style:parent-style-name="Normal" style:family="paragraph">
      <style:paragraph-properties fo:widows="0" fo:orphans="0" fo:text-align="justify" fo:text-indent="0.3937in"/>
      <style:text-properties fo:hyphenate="false"/>
    </style:style>
    <style:style style:name="T188" style:parent-style-name="DefaultParagraphFont" style:family="text">
      <style:text-properties fo:color="#000000"/>
    </style:style>
    <style:style style:name="T189" style:parent-style-name="DefaultParagraphFont" style:family="text">
      <style:text-properties fo:color="#000000"/>
    </style:style>
    <style:style style:name="T190" style:parent-style-name="DefaultParagraphFont" style:family="text">
      <style:text-properties fo:color="#000000"/>
    </style:style>
    <style:style style:name="P191" style:parent-style-name="Normal" style:family="paragraph">
      <style:paragraph-properties fo:widows="0" fo:orphans="0" fo:text-align="justify" fo:text-indent="0.3937in"/>
      <style:text-properties fo:hyphenate="false"/>
    </style:style>
    <style:style style:name="T192" style:parent-style-name="DefaultParagraphFont" style:family="text">
      <style:text-properties fo:color="#000000"/>
    </style:style>
    <style:style style:name="T193" style:parent-style-name="DefaultParagraphFont" style:family="text">
      <style:text-properties fo:color="#000000"/>
    </style:style>
    <style:style style:name="P194" style:parent-style-name="Normal" style:family="paragraph">
      <style:paragraph-properties fo:widows="0" fo:orphans="0" fo:text-align="justify" fo:text-indent="0.3937in"/>
      <style:text-properties fo:hyphenate="false"/>
    </style:style>
    <style:style style:name="T195" style:parent-style-name="DefaultParagraphFont" style:family="text">
      <style:text-properties fo:color="#000000"/>
    </style:style>
    <style:style style:name="T196" style:parent-style-name="DefaultParagraphFont" style:family="text">
      <style:text-properties fo:color="#000000"/>
    </style:style>
    <style:style style:name="T197" style:parent-style-name="DefaultParagraphFont" style:family="text">
      <style:text-properties fo:color="#000000"/>
    </style:style>
    <style:style style:name="P198" style:parent-style-name="Normal" style:family="paragraph">
      <style:paragraph-properties fo:widows="0" fo:orphans="0" fo:text-align="justify" fo:text-indent="0.3937in"/>
      <style:text-properties fo:hyphenate="false"/>
    </style:style>
    <style:style style:name="T199" style:parent-style-name="DefaultParagraphFont" style:family="text">
      <style:text-properties fo:color="#000000"/>
    </style:style>
    <style:style style:name="T200" style:parent-style-name="DefaultParagraphFont" style:family="text">
      <style:text-properties fo:color="#000000"/>
    </style:style>
    <style:style style:name="P201" style:parent-style-name="Normal" style:family="paragraph">
      <style:paragraph-properties fo:text-align="justify" fo:text-indent="0.3937in"/>
    </style:style>
    <style:style style:name="T202" style:parent-style-name="DefaultParagraphFont" style:family="text">
      <style:text-properties fo:color="#000000" style:font-size-complex="12pt" style:language-asian="lt" style:country-asian="LT"/>
    </style:style>
    <style:style style:name="T203" style:parent-style-name="DefaultParagraphFont" style:family="text">
      <style:text-properties fo:color="#000000" style:font-size-complex="12pt" style:language-asian="lt" style:country-asian="LT"/>
    </style:style>
    <style:style style:name="T204" style:parent-style-name="DefaultParagraphFont" style:family="text">
      <style:text-properties fo:color="#000000" style:font-size-complex="12pt" style:language-asian="lt" style:country-asian="LT"/>
    </style:style>
    <style:style style:name="T205" style:parent-style-name="DefaultParagraphFont" style:family="text">
      <style:text-properties fo:color="#FF0000" style:font-size-complex="12pt" style:language-asian="lt" style:country-asian="LT"/>
    </style:style>
    <style:style style:name="T206" style:parent-style-name="DefaultParagraphFont" style:family="text">
      <style:text-properties style:font-size-complex="12pt" style:language-asian="lt" style:country-asian="LT"/>
    </style:style>
    <style:style style:name="T207" style:parent-style-name="DefaultParagraphFont" style:family="text">
      <style:text-properties fo:color="#000000" style:font-size-complex="12pt" style:language-asian="lt" style:country-asian="LT"/>
    </style:style>
    <style:style style:name="P208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209" style:parent-style-name="Normal" style:family="paragraph">
      <style:paragraph-properties fo:text-align="justify"/>
    </style:style>
    <style:style style:name="T210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211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212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213" style:parent-style-name="Normal" style:family="paragraph">
      <style:paragraph-properties fo:widows="0" fo:orphans="0" fo:text-align="justify" fo:text-indent="0.3937in"/>
      <style:text-properties fo:hyphenate="false"/>
    </style:style>
    <style:style style:name="T214" style:parent-style-name="DefaultParagraphFont" style:family="text">
      <style:text-properties fo:color="#000000"/>
    </style:style>
    <style:style style:name="T215" style:parent-style-name="DefaultParagraphFont" style:family="text">
      <style:text-properties fo:color="#000000"/>
    </style:style>
    <style:style style:name="P216" style:parent-style-name="Normal" style:family="paragraph">
      <style:paragraph-properties fo:widows="0" fo:orphans="0" fo:text-align="justify" fo:text-indent="0.3937in"/>
      <style:text-properties fo:hyphenate="false"/>
    </style:style>
    <style:style style:name="P217" style:parent-style-name="Normal" style:family="paragraph">
      <style:paragraph-properties fo:keep-with-next="always" fo:text-align="center"/>
      <style:text-properties fo:hyphenate="false"/>
    </style:style>
    <style:style style:name="T218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219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220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221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222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223" style:parent-style-name="Normal" style:family="paragraph">
      <style:paragraph-properties fo:text-align="justify"/>
    </style:style>
    <style:style style:name="T224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225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226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227" style:parent-style-name="Normal" style:family="paragraph">
      <style:paragraph-properties fo:keep-with-next="always" fo:text-align="justify" fo:text-indent="0.3937in"/>
      <style:text-properties fo:hyphenate="false"/>
    </style:style>
    <style:style style:name="T228" style:parent-style-name="DefaultParagraphFont" style:family="text">
      <style:text-properties fo:color="#000000"/>
    </style:style>
    <style:style style:name="T229" style:parent-style-name="DefaultParagraphFont" style:family="text">
      <style:text-properties fo:color="#000000"/>
    </style:style>
    <style:style style:name="T230" style:parent-style-name="DefaultParagraphFont" style:family="text">
      <style:text-properties fo:color="#000000"/>
    </style:style>
    <style:style style:name="P231" style:parent-style-name="Normal" style:family="paragraph">
      <style:paragraph-properties fo:widows="0" fo:orphans="0" fo:text-align="justify" fo:text-indent="0.3937in"/>
      <style:text-properties fo:hyphenate="false"/>
    </style:style>
    <style:style style:name="T232" style:parent-style-name="DefaultParagraphFont" style:family="text">
      <style:text-properties fo:color="#000000"/>
    </style:style>
    <style:style style:name="T233" style:parent-style-name="DefaultParagraphFont" style:family="text">
      <style:text-properties fo:color="#000000"/>
    </style:style>
    <style:style style:name="T234" style:parent-style-name="DefaultParagraphFont" style:family="text">
      <style:text-properties fo:font-style="italic" style:font-style-asian="italic" style:font-style-complex="italic" fo:color="#000000"/>
    </style:style>
    <style:style style:name="T235" style:parent-style-name="DefaultParagraphFont" style:family="text">
      <style:text-properties fo:font-style="italic" style:font-style-asian="italic" style:font-style-complex="italic" fo:color="#000000"/>
    </style:style>
    <style:style style:name="T236" style:parent-style-name="DefaultParagraphFont" style:family="text">
      <style:text-properties fo:color="#000000"/>
    </style:style>
    <style:style style:name="T237" style:parent-style-name="DefaultParagraphFont" style:family="text">
      <style:text-properties fo:color="#000000"/>
    </style:style>
    <style:style style:name="P238" style:parent-style-name="Normal" style:family="paragraph">
      <style:paragraph-properties fo:widows="0" fo:orphans="0" fo:text-align="justify" fo:text-indent="0.3937in"/>
      <style:text-properties fo:hyphenate="false"/>
    </style:style>
    <style:style style:name="T239" style:parent-style-name="DefaultParagraphFont" style:family="text">
      <style:text-properties fo:color="#000000"/>
    </style:style>
    <style:style style:name="T240" style:parent-style-name="DefaultParagraphFont" style:family="text">
      <style:text-properties fo:color="#000000"/>
    </style:style>
    <style:style style:name="T241" style:parent-style-name="DefaultParagraphFont" style:family="text">
      <style:text-properties fo:color="#000000"/>
    </style:style>
    <style:style style:name="T242" style:parent-style-name="DefaultParagraphFont" style:family="text">
      <style:text-properties fo:font-style="italic" style:font-style-asian="italic" style:font-style-complex="italic" fo:color="#000000"/>
    </style:style>
    <style:style style:name="T243" style:parent-style-name="DefaultParagraphFont" style:family="text">
      <style:text-properties fo:color="#000000"/>
    </style:style>
    <style:style style:name="P244" style:parent-style-name="Normal" style:family="paragraph">
      <style:paragraph-properties fo:widows="0" fo:orphans="0" fo:text-align="justify" fo:text-indent="0.3937in"/>
      <style:text-properties fo:hyphenate="false"/>
    </style:style>
    <style:style style:name="T245" style:parent-style-name="DefaultParagraphFont" style:family="text">
      <style:text-properties fo:color="#000000"/>
    </style:style>
    <style:style style:name="T246" style:parent-style-name="DefaultParagraphFont" style:family="text">
      <style:text-properties fo:color="#000000"/>
    </style:style>
    <style:style style:name="P247" style:parent-style-name="Normal" style:family="paragraph">
      <style:paragraph-properties fo:widows="0" fo:orphans="0" fo:text-align="justify" fo:text-indent="0.3937in"/>
      <style:text-properties fo:hyphenate="false"/>
    </style:style>
    <style:style style:name="T248" style:parent-style-name="DefaultParagraphFont" style:family="text">
      <style:text-properties fo:color="#000000"/>
    </style:style>
    <style:style style:name="T249" style:parent-style-name="DefaultParagraphFont" style:family="text">
      <style:text-properties fo:color="#000000"/>
    </style:style>
    <style:style style:name="T250" style:parent-style-name="DefaultParagraphFont" style:family="text">
      <style:text-properties fo:font-style="italic" style:font-style-asian="italic" style:font-style-complex="italic" fo:color="#000000"/>
    </style:style>
    <style:style style:name="T251" style:parent-style-name="DefaultParagraphFont" style:family="text">
      <style:text-properties fo:color="#000000"/>
    </style:style>
    <style:style style:name="T252" style:parent-style-name="DefaultParagraphFont" style:family="text">
      <style:text-properties fo:font-style="italic" style:font-style-asian="italic" style:font-style-complex="italic" fo:color="#000000"/>
    </style:style>
    <style:style style:name="T253" style:parent-style-name="DefaultParagraphFont" style:family="text">
      <style:text-properties fo:color="#000000"/>
    </style:style>
    <style:style style:name="P254" style:parent-style-name="Normal" style:family="paragraph">
      <style:paragraph-properties fo:widows="0" fo:orphans="0" fo:text-align="justify" fo:text-indent="0.3937in"/>
      <style:text-properties fo:hyphenate="false"/>
    </style:style>
    <style:style style:name="T255" style:parent-style-name="DefaultParagraphFont" style:family="text">
      <style:text-properties fo:color="#000000"/>
    </style:style>
    <style:style style:name="T256" style:parent-style-name="DefaultParagraphFont" style:family="text">
      <style:text-properties fo:color="#000000"/>
    </style:style>
    <style:style style:name="P257" style:parent-style-name="Normal" style:family="paragraph">
      <style:paragraph-properties fo:widows="0" fo:orphans="0" fo:text-align="justify" fo:text-indent="0.3937in"/>
      <style:text-properties fo:hyphenate="false"/>
    </style:style>
    <style:style style:name="T258" style:parent-style-name="DefaultParagraphFont" style:family="text">
      <style:text-properties fo:color="#000000"/>
    </style:style>
    <style:style style:name="T259" style:parent-style-name="DefaultParagraphFont" style:family="text">
      <style:text-properties fo:color="#000000"/>
    </style:style>
    <style:style style:name="T260" style:parent-style-name="DefaultParagraphFont" style:family="text">
      <style:text-properties fo:color="#000000"/>
    </style:style>
    <style:style style:name="T261" style:parent-style-name="DefaultParagraphFont" style:family="text">
      <style:text-properties fo:font-style="italic" style:font-style-asian="italic" style:font-style-complex="italic" fo:color="#000000"/>
    </style:style>
    <style:style style:name="T262" style:parent-style-name="DefaultParagraphFont" style:family="text">
      <style:text-properties fo:color="#000000"/>
    </style:style>
    <style:style style:name="P263" style:parent-style-name="Normal" style:family="paragraph">
      <style:paragraph-properties fo:widows="0" fo:orphans="0" fo:text-align="justify" fo:text-indent="0.3937in"/>
      <style:text-properties fo:hyphenate="false"/>
    </style:style>
    <style:style style:name="T264" style:parent-style-name="DefaultParagraphFont" style:family="text">
      <style:text-properties fo:color="#000000"/>
    </style:style>
    <style:style style:name="T265" style:parent-style-name="DefaultParagraphFont" style:family="text">
      <style:text-properties fo:color="#000000"/>
    </style:style>
    <style:style style:name="T266" style:parent-style-name="DefaultParagraphFont" style:family="text">
      <style:text-properties fo:font-style="italic" style:font-style-asian="italic" style:font-style-complex="italic" fo:color="#000000"/>
    </style:style>
    <style:style style:name="T267" style:parent-style-name="DefaultParagraphFont" style:family="text">
      <style:text-properties fo:color="#000000"/>
    </style:style>
    <style:style style:name="P268" style:parent-style-name="Normal" style:family="paragraph">
      <style:paragraph-properties fo:widows="0" fo:orphans="0" fo:text-align="justify" fo:text-indent="0.3937in"/>
      <style:text-properties fo:hyphenate="false"/>
    </style:style>
    <style:style style:name="T269" style:parent-style-name="DefaultParagraphFont" style:family="text">
      <style:text-properties fo:color="#000000"/>
    </style:style>
    <style:style style:name="T270" style:parent-style-name="DefaultParagraphFont" style:family="text">
      <style:text-properties fo:color="#000000"/>
    </style:style>
    <style:style style:name="T271" style:parent-style-name="DefaultParagraphFont" style:family="text">
      <style:text-properties fo:color="#000000"/>
    </style:style>
    <style:style style:name="T272" style:parent-style-name="DefaultParagraphFont" style:family="text">
      <style:text-properties fo:font-style="italic" style:font-style-asian="italic" style:font-style-complex="italic" fo:color="#000000"/>
    </style:style>
    <style:style style:name="T273" style:parent-style-name="DefaultParagraphFont" style:family="text">
      <style:text-properties fo:color="#000000"/>
    </style:style>
    <style:style style:name="P274" style:parent-style-name="Normal" style:family="paragraph">
      <style:paragraph-properties fo:widows="0" fo:orphans="0" fo:text-align="justify" fo:text-indent="0.3937in"/>
      <style:text-properties fo:hyphenate="false"/>
    </style:style>
    <style:style style:name="T275" style:parent-style-name="DefaultParagraphFont" style:family="text">
      <style:text-properties fo:color="#000000"/>
    </style:style>
    <style:style style:name="T276" style:parent-style-name="DefaultParagraphFont" style:family="text">
      <style:text-properties fo:color="#000000"/>
    </style:style>
    <style:style style:name="P277" style:parent-style-name="Normal" style:family="paragraph">
      <style:paragraph-properties fo:widows="0" fo:orphans="0" fo:text-align="justify" fo:text-indent="0.3937in"/>
      <style:text-properties fo:hyphenate="false"/>
    </style:style>
    <style:style style:name="T278" style:parent-style-name="DefaultParagraphFont" style:family="text">
      <style:text-properties fo:color="#000000"/>
    </style:style>
    <style:style style:name="T279" style:parent-style-name="DefaultParagraphFont" style:family="text">
      <style:text-properties fo:color="#000000"/>
    </style:style>
    <style:style style:name="T280" style:parent-style-name="DefaultParagraphFont" style:family="text">
      <style:text-properties fo:color="#000000"/>
    </style:style>
    <style:style style:name="T281" style:parent-style-name="DefaultParagraphFont" style:family="text">
      <style:text-properties fo:color="#000000"/>
    </style:style>
    <style:style style:name="P282" style:parent-style-name="Normal" style:family="paragraph">
      <style:paragraph-properties fo:widows="0" fo:orphans="0" fo:text-align="justify" fo:text-indent="0.3937in"/>
      <style:text-properties fo:hyphenate="false"/>
    </style:style>
    <style:style style:name="T283" style:parent-style-name="DefaultParagraphFont" style:family="text">
      <style:text-properties fo:color="#000000"/>
    </style:style>
    <style:style style:name="T284" style:parent-style-name="DefaultParagraphFont" style:family="text">
      <style:text-properties fo:color="#000000"/>
    </style:style>
    <style:style style:name="P285" style:parent-style-name="Normal" style:family="paragraph">
      <style:paragraph-properties fo:widows="0" fo:orphans="0" fo:text-align="justify" fo:text-indent="0.3937in"/>
      <style:text-properties fo:hyphenate="false"/>
    </style:style>
    <style:style style:name="T286" style:parent-style-name="DefaultParagraphFont" style:family="text">
      <style:text-properties fo:color="#000000"/>
    </style:style>
    <style:style style:name="T287" style:parent-style-name="DefaultParagraphFont" style:family="text">
      <style:text-properties fo:color="#000000"/>
    </style:style>
    <style:style style:name="P288" style:parent-style-name="Normal" style:family="paragraph">
      <style:paragraph-properties fo:widows="0" fo:orphans="0" fo:text-align="justify" fo:text-indent="0.3937in"/>
      <style:text-properties fo:hyphenate="false"/>
    </style:style>
    <style:style style:name="T289" style:parent-style-name="DefaultParagraphFont" style:family="text">
      <style:text-properties fo:color="#000000"/>
    </style:style>
    <style:style style:name="T290" style:parent-style-name="DefaultParagraphFont" style:family="text">
      <style:text-properties fo:color="#000000"/>
    </style:style>
    <style:style style:name="T291" style:parent-style-name="DefaultParagraphFont" style:family="text">
      <style:text-properties fo:color="#000000"/>
    </style:style>
    <style:style style:name="P292" style:parent-style-name="Normal" style:family="paragraph">
      <style:paragraph-properties fo:widows="0" fo:orphans="0" fo:text-align="justify" fo:text-indent="0.3937in"/>
      <style:text-properties fo:hyphenate="false"/>
    </style:style>
    <style:style style:name="T293" style:parent-style-name="DefaultParagraphFont" style:family="text">
      <style:text-properties fo:color="#000000"/>
    </style:style>
    <style:style style:name="T294" style:parent-style-name="DefaultParagraphFont" style:family="text">
      <style:text-properties fo:color="#000000"/>
    </style:style>
    <style:style style:name="T295" style:parent-style-name="DefaultParagraphFont" style:family="text">
      <style:text-properties fo:font-weight="bold" style:font-weight-asian="bold" style:font-weight-complex="bold" fo:color="#000000"/>
    </style:style>
    <style:style style:name="T296" style:parent-style-name="DefaultParagraphFont" style:family="text">
      <style:text-properties fo:color="#000000"/>
    </style:style>
    <style:style style:name="T297" style:parent-style-name="DefaultParagraphFont" style:family="text">
      <style:text-properties fo:color="#000000"/>
    </style:style>
    <style:style style:name="P298" style:parent-style-name="Normal" style:family="paragraph">
      <style:paragraph-properties fo:widows="0" fo:orphans="0" fo:text-align="justify" fo:text-indent="0.3937in"/>
      <style:text-properties fo:hyphenate="false"/>
    </style:style>
    <style:style style:name="T299" style:parent-style-name="DefaultParagraphFont" style:family="text">
      <style:text-properties fo:color="#000000"/>
    </style:style>
    <style:style style:name="T300" style:parent-style-name="DefaultParagraphFont" style:family="text">
      <style:text-properties fo:color="#000000"/>
    </style:style>
    <style:style style:name="P301" style:parent-style-name="Normal" style:family="paragraph">
      <style:paragraph-properties fo:widows="0" fo:orphans="0" fo:text-align="justify" fo:text-indent="0.3937in"/>
      <style:text-properties fo:hyphenate="false"/>
    </style:style>
    <style:style style:name="T302" style:parent-style-name="DefaultParagraphFont" style:family="text">
      <style:text-properties fo:color="#000000"/>
    </style:style>
    <style:style style:name="T303" style:parent-style-name="DefaultParagraphFont" style:family="text">
      <style:text-properties fo:color="#000000"/>
    </style:style>
    <style:style style:name="P304" style:parent-style-name="Normal" style:family="paragraph">
      <style:paragraph-properties fo:widows="0" fo:orphans="0" fo:text-align="justify" fo:text-indent="0.3937in"/>
      <style:text-properties fo:hyphenate="false"/>
    </style:style>
    <style:style style:name="T305" style:parent-style-name="DefaultParagraphFont" style:family="text">
      <style:text-properties fo:color="#000000"/>
    </style:style>
    <style:style style:name="T306" style:parent-style-name="DefaultParagraphFont" style:family="text">
      <style:text-properties fo:color="#000000"/>
    </style:style>
    <style:style style:name="T307" style:parent-style-name="DefaultParagraphFont" style:family="text">
      <style:text-properties fo:color="#000000"/>
    </style:style>
    <style:style style:name="P308" style:parent-style-name="Normal" style:family="paragraph">
      <style:paragraph-properties fo:widows="0" fo:orphans="0" fo:text-align="justify" fo:text-indent="0.3937in"/>
      <style:text-properties fo:hyphenate="false"/>
    </style:style>
    <style:style style:name="T309" style:parent-style-name="DefaultParagraphFont" style:family="text">
      <style:text-properties fo:color="#000000"/>
    </style:style>
    <style:style style:name="T310" style:parent-style-name="DefaultParagraphFont" style:family="text">
      <style:text-properties fo:color="#000000"/>
    </style:style>
    <style:style style:name="P311" style:parent-style-name="Normal" style:family="paragraph">
      <style:paragraph-properties fo:widows="0" fo:orphans="0" fo:text-align="justify"/>
      <style:text-properties fo:hyphenate="false"/>
    </style:style>
    <style:style style:name="P312" style:parent-style-name="Normal" style:family="paragraph">
      <style:paragraph-properties fo:widows="0" fo:orphans="0" fo:text-align="center"/>
      <style:text-properties fo:hyphenate="false"/>
    </style:style>
    <style:style style:name="T313" style:parent-style-name="DefaultParagraphFont" style:family="text">
      <style:text-properties fo:color="#000000"/>
    </style:style>
    <style:style style:name="P314" style:parent-style-name="Normal" style:family="paragraph">
      <style:paragraph-properties fo:widows="0" fo:orphans="0" fo:break-before="page" fo:text-indent="3.543in"/>
      <style:text-properties fo:hyphenate="false"/>
    </style:style>
    <style:style style:name="P315" style:parent-style-name="Normal" style:family="paragraph">
      <style:paragraph-properties fo:widows="0" fo:orphans="0" fo:text-indent="3.543in"/>
      <style:text-properties fo:color="#000000" fo:hyphenate="false"/>
    </style:style>
    <style:style style:name="P316" style:parent-style-name="Normal" style:family="paragraph">
      <style:paragraph-properties fo:widows="0" fo:orphans="0" fo:text-indent="3.543in"/>
      <style:text-properties fo:color="#000000" fo:hyphenate="false"/>
    </style:style>
    <style:style style:name="P317" style:parent-style-name="Normal" style:family="paragraph">
      <style:paragraph-properties fo:widows="0" fo:orphans="0" fo:text-indent="3.543in"/>
      <style:text-properties fo:color="#000000" fo:hyphenate="false"/>
    </style:style>
    <style:style style:name="P318" style:parent-style-name="Normal" style:family="paragraph">
      <style:paragraph-properties fo:widows="0" fo:orphans="0" fo:text-indent="3.543in"/>
      <style:text-properties fo:hyphenate="false"/>
    </style:style>
    <style:style style:name="T319" style:parent-style-name="DefaultParagraphFont" style:family="text">
      <style:text-properties fo:color="#000000"/>
    </style:style>
    <style:style style:name="T320" style:parent-style-name="DefaultParagraphFont" style:family="text">
      <style:text-properties fo:color="#000000"/>
    </style:style>
    <style:style style:name="P321" style:parent-style-name="Normal" style:family="paragraph">
      <style:paragraph-properties fo:widows="0" fo:orphans="0" fo:text-align="justify" fo:text-indent="0.3937in"/>
      <style:text-properties fo:color="#000000" fo:hyphenate="false"/>
    </style:style>
    <style:style style:name="P322" style:parent-style-name="Normal" style:family="paragraph">
      <style:paragraph-properties fo:widows="0" fo:orphans="0" fo:text-align="center"/>
      <style:text-properties fo:hyphenate="false"/>
    </style:style>
    <style:style style:name="T323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324" style:parent-style-name="Normal" style:family="paragraph">
      <style:paragraph-properties fo:widows="0" fo:orphans="0" fo:text-align="center"/>
      <style:text-properties fo:font-weight="bold" style:font-weight-asian="bold" style:font-weight-complex="bold" fo:text-transform="uppercase" fo:color="#000000" fo:hyphenate="false"/>
    </style:style>
    <style:style style:name="TableColumn326" style:family="table-column">
      <style:table-column-properties style:column-width="0.6666in" style:use-optimal-column-width="false"/>
    </style:style>
    <style:style style:name="TableColumn327" style:family="table-column">
      <style:table-column-properties style:column-width="1.9631in" style:use-optimal-column-width="false"/>
    </style:style>
    <style:style style:name="TableColumn328" style:family="table-column">
      <style:table-column-properties style:column-width="3.7034in" style:use-optimal-column-width="false"/>
    </style:style>
    <style:style style:name="Table325" style:family="table">
      <style:table-properties style:width="6.3333in" fo:margin-left="0.0395in" table:align="left"/>
    </style:style>
    <style:style style:name="TableRow329" style:family="table-row">
      <style:table-row-properties style:min-row-height="0.0138in" style:use-optimal-row-height="false" fo:keep-together="always"/>
    </style:style>
    <style:style style:name="TableCell330" style:family="table-cell">
      <style:table-cell-properties fo:border="0.0069in solid #000000" fo:padding-top="0.0395in" fo:padding-left="0.0395in" fo:padding-bottom="0.0395in" fo:padding-right="0.0395in"/>
    </style:style>
    <style:style style:name="P33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32" style:family="table-cell">
      <style:table-cell-properties fo:border-top="0.0069in solid #000000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333" style:parent-style-name="Normal" style:family="paragraph">
      <style:paragraph-properties fo:widows="0" fo:orphans="0" fo:text-align="center"/>
      <style:text-properties fo:hyphenate="false"/>
    </style:style>
    <style:style style:name="T334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ableRow335" style:family="table-row">
      <style:table-row-properties style:min-row-height="0.0138in" style:use-optimal-row-height="false" fo:keep-together="always"/>
    </style:style>
    <style:style style:name="TableCell336" style:family="table-cell">
      <style:table-cell-properties fo:border="0.0069in solid #000000" fo:padding-top="0.0395in" fo:padding-left="0.0395in" fo:padding-bottom="0.0395in" fo:padding-right="0.0395in"/>
    </style:style>
    <style:style style:name="P33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38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339" style:parent-style-name="Normal" style:family="paragraph">
      <style:paragraph-properties fo:widows="0" fo:orphans="0"/>
      <style:text-properties fo:hyphenate="false"/>
    </style:style>
    <style:style style:name="T340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341" style:parent-style-name="DefaultParagraphFont" style:family="text">
      <style:text-properties fo:color="#000000" fo:font-size="11pt" style:font-size-asian="11pt"/>
    </style:style>
    <style:style style:name="TableCell342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34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344" style:family="table-row">
      <style:table-row-properties style:min-row-height="0.0138in" style:use-optimal-row-height="false" fo:keep-together="always"/>
    </style:style>
    <style:style style:name="P34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46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347" style:parent-style-name="Normal" style:family="paragraph">
      <style:paragraph-properties fo:widows="0" fo:orphans="0"/>
      <style:text-properties fo:hyphenate="false"/>
    </style:style>
    <style:style style:name="T348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349" style:parent-style-name="DefaultParagraphFont" style:family="text">
      <style:text-properties fo:color="#000000" fo:font-size="11pt" style:font-size-asian="11pt"/>
    </style:style>
    <style:style style:name="TableCell350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35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352" style:family="table-row">
      <style:table-row-properties style:min-row-height="0.0138in" style:use-optimal-row-height="false" fo:keep-together="always"/>
    </style:style>
    <style:style style:name="P35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54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355" style:parent-style-name="Normal" style:family="paragraph">
      <style:paragraph-properties fo:widows="0" fo:orphans="0"/>
      <style:text-properties fo:hyphenate="false"/>
    </style:style>
    <style:style style:name="T356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357" style:parent-style-name="DefaultParagraphFont" style:family="text">
      <style:text-properties fo:color="#000000" fo:font-size="11pt" style:font-size-asian="11pt"/>
    </style:style>
    <style:style style:name="TableCell358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35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360" style:family="table-row">
      <style:table-row-properties style:min-row-height="0.0138in" style:use-optimal-row-height="false" fo:keep-together="always"/>
    </style:style>
    <style:style style:name="TableCell361" style:family="table-cell">
      <style:table-cell-properties fo:border-top="0.0069in solid #000000" fo:border-left="0.0069in solid #000000" fo:border-bottom="0.0069in solid #000000" fo:border-right="0.0104in solid #000000" fo:padding-top="0.0395in" fo:padding-left="0.0395in" fo:padding-bottom="0.0395in" fo:padding-right="0.0395in"/>
    </style:style>
    <style:style style:name="P36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63" style:family="table-cell">
      <style:table-cell-properties fo:border-top="0.0069in solid #000000" fo:border-left="0.0104in solid #000000" fo:border-bottom="0.0069in solid #000000" fo:border-right="0.0069in solid #000000" fo:padding-top="0.0395in" fo:padding-left="0.0395in" fo:padding-bottom="0.0395in" fo:padding-right="0.0395in"/>
    </style:style>
    <style:style style:name="P364" style:parent-style-name="Normal" style:family="paragraph">
      <style:paragraph-properties fo:widows="0" fo:orphans="0" fo:text-align="center"/>
      <style:text-properties fo:hyphenate="false"/>
    </style:style>
    <style:style style:name="T365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ableRow366" style:family="table-row">
      <style:table-row-properties style:min-row-height="0.0138in" style:use-optimal-row-height="false" fo:keep-together="always"/>
    </style:style>
    <style:style style:name="TableCell367" style:family="table-cell">
      <style:table-cell-properties fo:border-top="0.0069in solid #000000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36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69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370" style:parent-style-name="Normal" style:family="paragraph">
      <style:paragraph-properties fo:widows="0" fo:orphans="0"/>
      <style:text-properties fo:hyphenate="false"/>
    </style:style>
    <style:style style:name="T371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372" style:parent-style-name="DefaultParagraphFont" style:family="text">
      <style:text-properties fo:color="#000000" fo:font-size="11pt" style:font-size-asian="11pt"/>
    </style:style>
    <style:style style:name="TableCell373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37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375" style:family="table-row">
      <style:table-row-properties style:min-row-height="0.0138in" style:use-optimal-row-height="false" fo:keep-together="always"/>
    </style:style>
    <style:style style:name="P37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77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378" style:parent-style-name="Normal" style:family="paragraph">
      <style:paragraph-properties fo:widows="0" fo:orphans="0"/>
      <style:text-properties fo:hyphenate="false"/>
    </style:style>
    <style:style style:name="T379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380" style:parent-style-name="DefaultParagraphFont" style:family="text">
      <style:text-properties fo:color="#000000" fo:font-size="11pt" style:font-size-asian="11pt"/>
    </style:style>
    <style:style style:name="TableCell381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38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383" style:family="table-row">
      <style:table-row-properties style:min-row-height="0.0138in" style:use-optimal-row-height="false" fo:keep-together="always"/>
    </style:style>
    <style:style style:name="P38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85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386" style:parent-style-name="Normal" style:family="paragraph">
      <style:paragraph-properties fo:widows="0" fo:orphans="0"/>
      <style:text-properties fo:hyphenate="false"/>
    </style:style>
    <style:style style:name="T387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388" style:parent-style-name="DefaultParagraphFont" style:family="text">
      <style:text-properties fo:color="#000000" fo:font-size="11pt" style:font-size-asian="11pt"/>
    </style:style>
    <style:style style:name="TableCell389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39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391" style:family="table-row">
      <style:table-row-properties style:min-row-height="0.0138in" style:use-optimal-row-height="false" fo:keep-together="always"/>
    </style:style>
    <style:style style:name="P39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393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394" style:parent-style-name="Normal" style:family="paragraph">
      <style:paragraph-properties fo:widows="0" fo:orphans="0"/>
      <style:text-properties fo:hyphenate="false"/>
    </style:style>
    <style:style style:name="T395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396" style:parent-style-name="DefaultParagraphFont" style:family="text">
      <style:text-properties fo:color="#000000" fo:font-size="11pt" style:font-size-asian="11pt"/>
    </style:style>
    <style:style style:name="TableCell397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39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39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00" style:family="table-row">
      <style:table-row-properties style:min-row-height="0.0138in" style:use-optimal-row-height="false" fo:keep-together="always"/>
    </style:style>
    <style:style style:name="TableCell401" style:family="table-cell">
      <style:table-cell-properties fo:border-top="0.0069in solid #000000" fo:border-left="0.0069in solid #000000" fo:border-bottom="0.0069in solid #000000" fo:border-right="0.0104in solid #000000" fo:padding-top="0.0395in" fo:padding-left="0.0395in" fo:padding-bottom="0.0395in" fo:padding-right="0.0395in"/>
    </style:style>
    <style:style style:name="P402" style:parent-style-name="Normal" style:family="paragraph">
      <style:paragraph-properties fo:widows="0" fo:orphans="0" fo:text-align="center"/>
      <style:text-properties fo:font-weight="bold" style:font-weight-asian="bold" style:font-weight-complex="bold" fo:color="#000000" fo:font-size="11pt" style:font-size-asian="11pt" fo:hyphenate="false"/>
    </style:style>
    <style:style style:name="TableCell403" style:family="table-cell">
      <style:table-cell-properties fo:border-top="0.0069in solid #000000" fo:border-left="0.0104in solid #000000" fo:border-bottom="0.0069in solid #000000" fo:border-right="0.0069in solid #000000" fo:padding-top="0.0395in" fo:padding-left="0.0395in" fo:padding-bottom="0.0395in" fo:padding-right="0.0395in"/>
    </style:style>
    <style:style style:name="P404" style:parent-style-name="Normal" style:family="paragraph">
      <style:paragraph-properties fo:widows="0" fo:orphans="0" fo:text-align="center"/>
      <style:text-properties fo:hyphenate="false"/>
    </style:style>
    <style:style style:name="T405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ableRow406" style:family="table-row">
      <style:table-row-properties style:min-row-height="0.0138in" style:use-optimal-row-height="false" fo:keep-together="always"/>
    </style:style>
    <style:style style:name="TableCell407" style:family="table-cell">
      <style:table-cell-properties fo:border="0.0069in solid #000000" fo:padding-top="0.0395in" fo:padding-left="0.0395in" fo:padding-bottom="0.0395in" fo:padding-right="0.0395in"/>
    </style:style>
    <style:style style:name="P40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09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410" style:parent-style-name="Normal" style:family="paragraph">
      <style:paragraph-properties fo:widows="0" fo:orphans="0"/>
      <style:text-properties fo:hyphenate="false"/>
    </style:style>
    <style:style style:name="T411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12" style:parent-style-name="DefaultParagraphFont" style:family="text">
      <style:text-properties fo:color="#000000" fo:font-size="11pt" style:font-size-asian="11pt"/>
    </style:style>
    <style:style style:name="TableCell413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41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15" style:family="table-row">
      <style:table-row-properties style:min-row-height="0.0138in" style:use-optimal-row-height="false" fo:keep-together="always"/>
    </style:style>
    <style:style style:name="P41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17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18" style:parent-style-name="Normal" style:family="paragraph">
      <style:paragraph-properties fo:widows="0" fo:orphans="0"/>
      <style:text-properties fo:hyphenate="false"/>
    </style:style>
    <style:style style:name="T419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20" style:parent-style-name="DefaultParagraphFont" style:family="text">
      <style:text-properties fo:color="#000000" fo:font-size="11pt" style:font-size-asian="11pt"/>
    </style:style>
    <style:style style:name="TableCell421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2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23" style:family="table-row">
      <style:table-row-properties style:min-row-height="0.0138in" style:use-optimal-row-height="false" fo:keep-together="always"/>
    </style:style>
    <style:style style:name="P42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25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426" style:parent-style-name="Normal" style:family="paragraph">
      <style:paragraph-properties fo:widows="0" fo:orphans="0"/>
      <style:text-properties fo:hyphenate="false"/>
    </style:style>
    <style:style style:name="T427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28" style:parent-style-name="DefaultParagraphFont" style:family="text">
      <style:text-properties fo:color="#000000" fo:font-size="11pt" style:font-size-asian="11pt"/>
    </style:style>
    <style:style style:name="TableCell429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43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31" style:family="table-row">
      <style:table-row-properties style:min-row-height="0.0138in" style:use-optimal-row-height="false" fo:keep-together="always"/>
    </style:style>
    <style:style style:name="TableCell432" style:family="table-cell">
      <style:table-cell-properties fo:border-top="0.0069in solid #000000" fo:border-left="0.0069in solid #000000" fo:border-bottom="0.0069in solid #000000" fo:border-right="0.0104in solid #000000" fo:padding-top="0.0395in" fo:padding-left="0in" fo:padding-bottom="0.0395in" fo:padding-right="0in"/>
    </style:style>
    <style:style style:name="P433" style:parent-style-name="Normal" style:family="paragraph">
      <style:paragraph-properties fo:widows="0" fo:orphans="0"/>
      <style:text-properties fo:font-weight="bold" style:font-weight-asian="bold" style:font-weight-complex="bold" fo:color="#000000" fo:font-size="11pt" style:font-size-asian="11pt" fo:hyphenate="false"/>
    </style:style>
    <style:style style:name="TableCell434" style:family="table-cell">
      <style:table-cell-properties fo:border-top="0.0069in solid #000000" fo:border-left="0.0104in solid #000000" fo:border-bottom="0.0069in solid #000000" fo:border-right="0.0069in solid #000000" fo:padding-top="0.0395in" fo:padding-left="0in" fo:padding-bottom="0.0395in" fo:padding-right="0in"/>
    </style:style>
    <style:style style:name="P435" style:parent-style-name="Normal" style:family="paragraph">
      <style:paragraph-properties fo:widows="0" fo:orphans="0" fo:text-align="center"/>
      <style:text-properties fo:hyphenate="false"/>
    </style:style>
    <style:style style:name="T436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ableRow437" style:family="table-row">
      <style:table-row-properties style:min-row-height="0.0138in" style:use-optimal-row-height="false" fo:keep-together="always"/>
    </style:style>
    <style:style style:name="TableCell438" style:family="table-cell">
      <style:table-cell-properties fo:border="0.0069in solid #000000" fo:padding-top="0.0395in" fo:padding-left="0.0395in" fo:padding-bottom="0.0395in" fo:padding-right="0.0395in"/>
    </style:style>
    <style:style style:name="P43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40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441" style:parent-style-name="Normal" style:family="paragraph">
      <style:paragraph-properties fo:widows="0" fo:orphans="0"/>
      <style:text-properties fo:hyphenate="false"/>
    </style:style>
    <style:style style:name="T442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43" style:parent-style-name="DefaultParagraphFont" style:family="text">
      <style:text-properties fo:color="#000000" fo:font-size="11pt" style:font-size-asian="11pt"/>
    </style:style>
    <style:style style:name="TableCell444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445" style:parent-style-name="Normal" style:family="paragraph">
      <style:paragraph-properties fo:widows="0" fo:orphans="0"/>
      <style:text-properties fo:hyphenate="false"/>
    </style:style>
    <style:style style:name="T446" style:parent-style-name="DefaultParagraphFont" style:family="text">
      <style:text-properties fo:color="#000000" fo:font-size="11pt" style:font-size-asian="11pt"/>
    </style:style>
    <style:style style:name="T447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448" style:parent-style-name="DefaultParagraphFont" style:family="text">
      <style:text-properties fo:color="#000000" fo:font-size="11pt" style:font-size-asian="11pt"/>
    </style:style>
    <style:style style:name="TableRow449" style:family="table-row">
      <style:table-row-properties style:min-row-height="0.0138in" style:use-optimal-row-height="false" fo:keep-together="always"/>
    </style:style>
    <style:style style:name="P45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51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52" style:parent-style-name="Normal" style:family="paragraph">
      <style:paragraph-properties fo:widows="0" fo:orphans="0"/>
      <style:text-properties fo:hyphenate="false"/>
    </style:style>
    <style:style style:name="T453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54" style:parent-style-name="DefaultParagraphFont" style:family="text">
      <style:text-properties fo:color="#000000" fo:font-size="11pt" style:font-size-asian="11pt"/>
    </style:style>
    <style:style style:name="TableCell455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5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57" style:family="table-row">
      <style:table-row-properties style:min-row-height="0.0138in" style:use-optimal-row-height="false" fo:keep-together="always"/>
    </style:style>
    <style:style style:name="P45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59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60" style:parent-style-name="Normal" style:family="paragraph">
      <style:paragraph-properties fo:widows="0" fo:orphans="0"/>
      <style:text-properties fo:hyphenate="false"/>
    </style:style>
    <style:style style:name="T461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62" style:parent-style-name="DefaultParagraphFont" style:family="text">
      <style:text-properties fo:color="#000000" fo:font-size="11pt" style:font-size-asian="11pt"/>
    </style:style>
    <style:style style:name="TableCell463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6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65" style:family="table-row">
      <style:table-row-properties style:min-row-height="0.0138in" style:use-optimal-row-height="false" fo:keep-together="always"/>
    </style:style>
    <style:style style:name="P46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67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468" style:parent-style-name="Normal" style:family="paragraph">
      <style:paragraph-properties fo:widows="0" fo:orphans="0"/>
      <style:text-properties fo:hyphenate="false"/>
    </style:style>
    <style:style style:name="T469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70" style:parent-style-name="DefaultParagraphFont" style:family="text">
      <style:text-properties fo:color="#000000" fo:font-size="11pt" style:font-size-asian="11pt"/>
    </style:style>
    <style:style style:name="TableCell471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47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47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47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75" style:family="table-row">
      <style:table-row-properties style:min-row-height="0.0138in" style:use-optimal-row-height="false" fo:keep-together="always"/>
    </style:style>
    <style:style style:name="TableCell476" style:family="table-cell">
      <style:table-cell-properties fo:border="0.0069in solid #000000" fo:padding-top="0.0395in" fo:padding-left="0.0395in" fo:padding-bottom="0.0395in" fo:padding-right="0.0395in"/>
    </style:style>
    <style:style style:name="P47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78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479" style:parent-style-name="Normal" style:family="paragraph">
      <style:paragraph-properties fo:widows="0" fo:orphans="0"/>
      <style:text-properties fo:hyphenate="false"/>
    </style:style>
    <style:style style:name="T480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81" style:parent-style-name="DefaultParagraphFont" style:family="text">
      <style:text-properties fo:color="#000000" fo:font-size="11pt" style:font-size-asian="11pt"/>
    </style:style>
    <style:style style:name="TableCell482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48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84" style:family="table-row">
      <style:table-row-properties style:min-row-height="0.0138in" style:use-optimal-row-height="false" fo:keep-together="always"/>
    </style:style>
    <style:style style:name="P48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86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87" style:parent-style-name="Normal" style:family="paragraph">
      <style:paragraph-properties fo:widows="0" fo:orphans="0"/>
      <style:text-properties fo:hyphenate="false"/>
    </style:style>
    <style:style style:name="T488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89" style:parent-style-name="DefaultParagraphFont" style:family="text">
      <style:text-properties fo:color="#000000" fo:font-size="11pt" style:font-size-asian="11pt"/>
    </style:style>
    <style:style style:name="TableCell490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9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492" style:family="table-row">
      <style:table-row-properties style:min-row-height="0.0138in" style:use-optimal-row-height="false" fo:keep-together="always"/>
    </style:style>
    <style:style style:name="P49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494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95" style:parent-style-name="Normal" style:family="paragraph">
      <style:paragraph-properties fo:widows="0" fo:orphans="0"/>
      <style:text-properties fo:hyphenate="false"/>
    </style:style>
    <style:style style:name="T496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497" style:parent-style-name="DefaultParagraphFont" style:family="text">
      <style:text-properties fo:color="#000000" fo:font-size="11pt" style:font-size-asian="11pt"/>
    </style:style>
    <style:style style:name="TableCell498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49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00" style:family="table-row">
      <style:table-row-properties style:min-row-height="0.0138in" style:use-optimal-row-height="false" fo:keep-together="always"/>
    </style:style>
    <style:style style:name="P50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02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503" style:parent-style-name="Normal" style:family="paragraph">
      <style:paragraph-properties fo:widows="0" fo:orphans="0"/>
      <style:text-properties fo:hyphenate="false"/>
    </style:style>
    <style:style style:name="T504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05" style:parent-style-name="DefaultParagraphFont" style:family="text">
      <style:text-properties fo:color="#000000" fo:font-size="11pt" style:font-size-asian="11pt"/>
    </style:style>
    <style:style style:name="TableCell506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50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50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50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10" style:family="table-row">
      <style:table-row-properties style:min-row-height="0.0138in" style:use-optimal-row-height="false" fo:keep-together="always"/>
    </style:style>
    <style:style style:name="TableCell511" style:family="table-cell">
      <style:table-cell-properties fo:border="0.0069in solid #000000" fo:padding-top="0.0395in" fo:padding-left="0.0395in" fo:padding-bottom="0.0395in" fo:padding-right="0.0395in"/>
    </style:style>
    <style:style style:name="P51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13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514" style:parent-style-name="Normal" style:family="paragraph">
      <style:paragraph-properties fo:widows="0" fo:orphans="0"/>
      <style:text-properties fo:hyphenate="false"/>
    </style:style>
    <style:style style:name="T515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16" style:parent-style-name="DefaultParagraphFont" style:family="text">
      <style:text-properties fo:color="#000000" fo:font-size="11pt" style:font-size-asian="11pt"/>
    </style:style>
    <style:style style:name="TableCell517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51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19" style:family="table-row">
      <style:table-row-properties style:min-row-height="0.0138in" style:use-optimal-row-height="false" fo:keep-together="always"/>
    </style:style>
    <style:style style:name="P52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21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22" style:parent-style-name="Normal" style:family="paragraph">
      <style:paragraph-properties fo:widows="0" fo:orphans="0"/>
      <style:text-properties fo:hyphenate="false"/>
    </style:style>
    <style:style style:name="T523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24" style:parent-style-name="DefaultParagraphFont" style:family="text">
      <style:text-properties fo:color="#000000" fo:font-size="11pt" style:font-size-asian="11pt"/>
    </style:style>
    <style:style style:name="TableCell525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2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27" style:family="table-row">
      <style:table-row-properties style:min-row-height="0.0138in" style:use-optimal-row-height="false" fo:keep-together="always"/>
    </style:style>
    <style:style style:name="P52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29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30" style:parent-style-name="Normal" style:family="paragraph">
      <style:paragraph-properties fo:widows="0" fo:orphans="0"/>
      <style:text-properties fo:hyphenate="false"/>
    </style:style>
    <style:style style:name="T531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32" style:parent-style-name="DefaultParagraphFont" style:family="text">
      <style:text-properties fo:color="#000000" fo:font-size="11pt" style:font-size-asian="11pt"/>
    </style:style>
    <style:style style:name="TableCell533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3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35" style:family="table-row">
      <style:table-row-properties style:min-row-height="0.0138in" style:use-optimal-row-height="false" fo:keep-together="always"/>
    </style:style>
    <style:style style:name="P53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37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538" style:parent-style-name="Normal" style:family="paragraph">
      <style:paragraph-properties fo:widows="0" fo:orphans="0"/>
      <style:text-properties fo:hyphenate="false"/>
    </style:style>
    <style:style style:name="T539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40" style:parent-style-name="DefaultParagraphFont" style:family="text">
      <style:text-properties fo:color="#000000" fo:font-size="11pt" style:font-size-asian="11pt"/>
    </style:style>
    <style:style style:name="TableCell541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54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54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54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45" style:family="table-row">
      <style:table-row-properties style:min-row-height="0.0138in" style:use-optimal-row-height="false" fo:keep-together="always"/>
    </style:style>
    <style:style style:name="TableCell546" style:family="table-cell">
      <style:table-cell-properties fo:border-top="0.0069in solid #000000" fo:border-left="0.0069in solid #000000" fo:border-bottom="0.0069in solid #000000" fo:border-right="0.0104in solid #000000" fo:padding-top="0.0395in" fo:padding-left="0.0395in" fo:padding-bottom="0.0395in" fo:padding-right="0.0395in"/>
    </style:style>
    <style:style style:name="P54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48" style:family="table-cell">
      <style:table-cell-properties fo:border-top="0.0069in solid #000000" fo:border-left="0.0104in solid #000000" fo:border-bottom="0.0069in solid #000000" fo:border-right="0.0069in solid #000000" fo:padding-top="0.0395in" fo:padding-left="0.0395in" fo:padding-bottom="0.0395in" fo:padding-right="0.0395in"/>
    </style:style>
    <style:style style:name="P549" style:parent-style-name="Normal" style:family="paragraph">
      <style:paragraph-properties fo:widows="0" fo:orphans="0" fo:text-align="center"/>
      <style:text-properties fo:hyphenate="false"/>
    </style:style>
    <style:style style:name="T550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ableRow551" style:family="table-row">
      <style:table-row-properties style:min-row-height="0.0138in" style:use-optimal-row-height="false" fo:keep-together="always"/>
    </style:style>
    <style:style style:name="TableCell552" style:family="table-cell">
      <style:table-cell-properties fo:border="0.0069in solid #000000" fo:padding-top="0.0395in" fo:padding-left="0.0395in" fo:padding-bottom="0.0395in" fo:padding-right="0.0395in"/>
    </style:style>
    <style:style style:name="P55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54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555" style:parent-style-name="Normal" style:family="paragraph">
      <style:paragraph-properties fo:widows="0" fo:orphans="0"/>
      <style:text-properties fo:hyphenate="false"/>
    </style:style>
    <style:style style:name="T556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57" style:parent-style-name="DefaultParagraphFont" style:family="text">
      <style:text-properties fo:color="#000000" fo:font-size="11pt" style:font-size-asian="11pt"/>
    </style:style>
    <style:style style:name="TableCell558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55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60" style:family="table-row">
      <style:table-row-properties style:min-row-height="0.0138in" style:use-optimal-row-height="false" fo:keep-together="always"/>
    </style:style>
    <style:style style:name="P56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62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63" style:parent-style-name="Normal" style:family="paragraph">
      <style:paragraph-properties fo:widows="0" fo:orphans="0"/>
      <style:text-properties fo:hyphenate="false"/>
    </style:style>
    <style:style style:name="T564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65" style:parent-style-name="DefaultParagraphFont" style:family="text">
      <style:text-properties fo:color="#000000" fo:font-size="11pt" style:font-size-asian="11pt"/>
    </style:style>
    <style:style style:name="TableCell566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6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68" style:family="table-row">
      <style:table-row-properties style:min-row-height="0.0138in" style:use-optimal-row-height="false" fo:keep-together="always"/>
    </style:style>
    <style:style style:name="P56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70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71" style:parent-style-name="Normal" style:family="paragraph">
      <style:paragraph-properties fo:widows="0" fo:orphans="0"/>
      <style:text-properties fo:hyphenate="false"/>
    </style:style>
    <style:style style:name="T572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73" style:parent-style-name="DefaultParagraphFont" style:family="text">
      <style:text-properties fo:color="#000000" fo:font-size="11pt" style:font-size-asian="11pt"/>
    </style:style>
    <style:style style:name="TableCell574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7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76" style:family="table-row">
      <style:table-row-properties style:min-row-height="0.0138in" style:use-optimal-row-height="false" fo:keep-together="always"/>
    </style:style>
    <style:style style:name="P57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78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579" style:parent-style-name="Normal" style:family="paragraph">
      <style:paragraph-properties fo:widows="0" fo:orphans="0"/>
      <style:text-properties fo:hyphenate="false"/>
    </style:style>
    <style:style style:name="T580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81" style:parent-style-name="DefaultParagraphFont" style:family="text">
      <style:text-properties fo:color="#000000" fo:font-size="11pt" style:font-size-asian="11pt"/>
    </style:style>
    <style:style style:name="TableCell582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58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84" style:family="table-row">
      <style:table-row-properties style:min-row-height="0.0138in" style:use-optimal-row-height="false" fo:keep-together="always"/>
    </style:style>
    <style:style style:name="TableCell585" style:family="table-cell">
      <style:table-cell-properties fo:border="0.0069in solid #000000" fo:padding-top="0.0395in" fo:padding-left="0.0395in" fo:padding-bottom="0.0395in" fo:padding-right="0.0395in"/>
    </style:style>
    <style:style style:name="P58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87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588" style:parent-style-name="Normal" style:family="paragraph">
      <style:paragraph-properties fo:widows="0" fo:orphans="0"/>
      <style:text-properties fo:hyphenate="false"/>
    </style:style>
    <style:style style:name="T589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90" style:parent-style-name="DefaultParagraphFont" style:family="text">
      <style:text-properties fo:color="#000000" fo:font-size="11pt" style:font-size-asian="11pt"/>
    </style:style>
    <style:style style:name="TableCell591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59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593" style:family="table-row">
      <style:table-row-properties style:min-row-height="0.0138in" style:use-optimal-row-height="false" fo:keep-together="always"/>
    </style:style>
    <style:style style:name="P59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595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596" style:parent-style-name="Normal" style:family="paragraph">
      <style:paragraph-properties fo:widows="0" fo:orphans="0"/>
      <style:text-properties fo:hyphenate="false"/>
    </style:style>
    <style:style style:name="T597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598" style:parent-style-name="DefaultParagraphFont" style:family="text">
      <style:text-properties fo:color="#000000" fo:font-size="11pt" style:font-size-asian="11pt"/>
    </style:style>
    <style:style style:name="TableCell599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0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01" style:family="table-row">
      <style:table-row-properties style:min-row-height="0.0138in" style:use-optimal-row-height="false" fo:keep-together="always"/>
    </style:style>
    <style:style style:name="P60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03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04" style:parent-style-name="Normal" style:family="paragraph">
      <style:paragraph-properties fo:widows="0" fo:orphans="0"/>
      <style:text-properties fo:hyphenate="false"/>
    </style:style>
    <style:style style:name="T605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06" style:parent-style-name="DefaultParagraphFont" style:family="text">
      <style:text-properties fo:color="#000000" fo:font-size="11pt" style:font-size-asian="11pt"/>
    </style:style>
    <style:style style:name="TableCell607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0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09" style:family="table-row">
      <style:table-row-properties style:min-row-height="0.0138in" style:use-optimal-row-height="false" fo:keep-together="always"/>
    </style:style>
    <style:style style:name="P61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11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612" style:parent-style-name="Normal" style:family="paragraph">
      <style:paragraph-properties fo:widows="0" fo:orphans="0"/>
      <style:text-properties fo:hyphenate="false"/>
    </style:style>
    <style:style style:name="T613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14" style:parent-style-name="DefaultParagraphFont" style:family="text">
      <style:text-properties fo:color="#000000" fo:font-size="11pt" style:font-size-asian="11pt"/>
    </style:style>
    <style:style style:name="TableCell615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61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17" style:family="table-row">
      <style:table-row-properties style:min-row-height="0.0138in" style:use-optimal-row-height="false" fo:keep-together="always"/>
    </style:style>
    <style:style style:name="TableCell618" style:family="table-cell">
      <style:table-cell-properties fo:border-top="0.0069in solid #000000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619" style:parent-style-name="Normal" style:family="paragraph">
      <style:paragraph-properties fo:widows="0" fo:orphans="0" fo:text-align="center"/>
      <style:text-properties fo:hyphenate="false"/>
    </style:style>
    <style:style style:name="T620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ableRow621" style:family="table-row">
      <style:table-row-properties style:min-row-height="0.0138in" style:use-optimal-row-height="false" fo:keep-together="always"/>
    </style:style>
    <style:style style:name="TableCell622" style:family="table-cell">
      <style:table-cell-properties fo:border="0.0069in solid #000000" fo:padding-top="0.0395in" fo:padding-left="0.0395in" fo:padding-bottom="0.0395in" fo:padding-right="0.0395in"/>
    </style:style>
    <style:style style:name="P62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24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625" style:parent-style-name="Normal" style:family="paragraph">
      <style:paragraph-properties fo:widows="0" fo:orphans="0"/>
      <style:text-properties fo:hyphenate="false"/>
    </style:style>
    <style:style style:name="T626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27" style:parent-style-name="DefaultParagraphFont" style:family="text">
      <style:text-properties fo:color="#000000" fo:font-size="11pt" style:font-size-asian="11pt"/>
    </style:style>
    <style:style style:name="TableCell628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62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30" style:family="table-row">
      <style:table-row-properties style:min-row-height="0.0138in" style:use-optimal-row-height="false" fo:keep-together="always"/>
    </style:style>
    <style:style style:name="P63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32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33" style:parent-style-name="Normal" style:family="paragraph">
      <style:paragraph-properties fo:widows="0" fo:orphans="0"/>
      <style:text-properties fo:hyphenate="false"/>
    </style:style>
    <style:style style:name="T634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35" style:parent-style-name="DefaultParagraphFont" style:family="text">
      <style:text-properties fo:color="#000000" fo:font-size="11pt" style:font-size-asian="11pt"/>
    </style:style>
    <style:style style:name="TableCell636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3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38" style:family="table-row">
      <style:table-row-properties style:min-row-height="0.0138in" style:use-optimal-row-height="false" fo:keep-together="always"/>
    </style:style>
    <style:style style:name="P63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40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41" style:parent-style-name="Normal" style:family="paragraph">
      <style:paragraph-properties fo:widows="0" fo:orphans="0"/>
      <style:text-properties fo:hyphenate="false"/>
    </style:style>
    <style:style style:name="T642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43" style:parent-style-name="DefaultParagraphFont" style:family="text">
      <style:text-properties fo:color="#000000" fo:font-size="11pt" style:font-size-asian="11pt"/>
    </style:style>
    <style:style style:name="TableCell644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4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46" style:family="table-row">
      <style:table-row-properties style:min-row-height="0.0138in" style:use-optimal-row-height="false" fo:keep-together="always"/>
    </style:style>
    <style:style style:name="P64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48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649" style:parent-style-name="Normal" style:family="paragraph">
      <style:paragraph-properties fo:widows="0" fo:orphans="0"/>
      <style:text-properties fo:hyphenate="false"/>
    </style:style>
    <style:style style:name="T650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51" style:parent-style-name="DefaultParagraphFont" style:family="text">
      <style:text-properties fo:color="#000000" fo:font-size="11pt" style:font-size-asian="11pt"/>
    </style:style>
    <style:style style:name="TableCell652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65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65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55" style:family="table-row">
      <style:table-row-properties style:min-row-height="0.0138in" style:use-optimal-row-height="false" fo:keep-together="always"/>
    </style:style>
    <style:style style:name="TableCell656" style:family="table-cell">
      <style:table-cell-properties fo:border="0.0069in solid #000000" fo:padding-top="0.0395in" fo:padding-left="0.0395in" fo:padding-bottom="0.0395in" fo:padding-right="0.0395in"/>
    </style:style>
    <style:style style:name="P65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58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659" style:parent-style-name="Normal" style:family="paragraph">
      <style:paragraph-properties fo:widows="0" fo:orphans="0"/>
      <style:text-properties fo:hyphenate="false"/>
    </style:style>
    <style:style style:name="T660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61" style:parent-style-name="DefaultParagraphFont" style:family="text">
      <style:text-properties fo:color="#000000" fo:font-size="11pt" style:font-size-asian="11pt"/>
    </style:style>
    <style:style style:name="TableCell662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66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64" style:family="table-row">
      <style:table-row-properties style:min-row-height="0.0138in" style:use-optimal-row-height="false" fo:keep-together="always"/>
    </style:style>
    <style:style style:name="P66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66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67" style:parent-style-name="Normal" style:family="paragraph">
      <style:paragraph-properties fo:widows="0" fo:orphans="0"/>
      <style:text-properties fo:hyphenate="false"/>
    </style:style>
    <style:style style:name="T668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69" style:parent-style-name="DefaultParagraphFont" style:family="text">
      <style:text-properties fo:color="#000000" fo:font-size="11pt" style:font-size-asian="11pt"/>
    </style:style>
    <style:style style:name="TableCell670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7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72" style:family="table-row">
      <style:table-row-properties style:min-row-height="0.0138in" style:use-optimal-row-height="false" fo:keep-together="always"/>
    </style:style>
    <style:style style:name="P673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74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75" style:parent-style-name="Normal" style:family="paragraph">
      <style:paragraph-properties fo:widows="0" fo:orphans="0"/>
      <style:text-properties fo:hyphenate="false"/>
    </style:style>
    <style:style style:name="T676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77" style:parent-style-name="DefaultParagraphFont" style:family="text">
      <style:text-properties fo:color="#000000" fo:font-size="11pt" style:font-size-asian="11pt"/>
    </style:style>
    <style:style style:name="TableCell678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67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80" style:family="table-row">
      <style:table-row-properties style:min-row-height="0.0138in" style:use-optimal-row-height="false" fo:keep-together="always"/>
    </style:style>
    <style:style style:name="P68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82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683" style:parent-style-name="Normal" style:family="paragraph">
      <style:paragraph-properties fo:widows="0" fo:orphans="0"/>
      <style:text-properties fo:hyphenate="false"/>
    </style:style>
    <style:style style:name="T684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85" style:parent-style-name="DefaultParagraphFont" style:family="text">
      <style:text-properties fo:color="#000000" fo:font-size="11pt" style:font-size-asian="11pt"/>
    </style:style>
    <style:style style:name="TableCell686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68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688" style:family="table-row">
      <style:table-row-properties style:min-row-height="0.0138in" style:use-optimal-row-height="false" fo:keep-together="always"/>
    </style:style>
    <style:style style:name="TableCell689" style:family="table-cell">
      <style:table-cell-properties fo:border="0.0069in solid #000000" fo:padding-top="0.0395in" fo:padding-left="0.0395in" fo:padding-bottom="0.0395in" fo:padding-right="0.0395in"/>
    </style:style>
    <style:style style:name="P69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691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692" style:parent-style-name="Normal" style:family="paragraph">
      <style:paragraph-properties fo:widows="0" fo:orphans="0"/>
      <style:text-properties fo:hyphenate="false"/>
    </style:style>
    <style:style style:name="T693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694" style:parent-style-name="DefaultParagraphFont" style:family="text">
      <style:text-properties fo:color="#000000" fo:font-size="11pt" style:font-size-asian="11pt"/>
    </style:style>
    <style:style style:name="TableCell695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696" style:parent-style-name="Normal" style:family="paragraph">
      <style:paragraph-properties fo:widows="0" fo:orphans="0"/>
      <style:text-properties fo:hyphenate="false"/>
    </style:style>
    <style:style style:name="T697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ableRow698" style:family="table-row">
      <style:table-row-properties style:min-row-height="0.0138in" style:use-optimal-row-height="false" fo:keep-together="always"/>
    </style:style>
    <style:style style:name="P69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700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01" style:parent-style-name="Normal" style:family="paragraph">
      <style:paragraph-properties fo:widows="0" fo:orphans="0"/>
      <style:text-properties fo:hyphenate="false"/>
    </style:style>
    <style:style style:name="T702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703" style:parent-style-name="DefaultParagraphFont" style:family="text">
      <style:text-properties fo:color="#000000" fo:font-size="11pt" style:font-size-asian="11pt"/>
    </style:style>
    <style:style style:name="TableCell704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05" style:parent-style-name="Normal" style:family="paragraph">
      <style:paragraph-properties fo:widows="0" fo:orphans="0"/>
      <style:text-properties fo:hyphenate="false"/>
    </style:style>
    <style:style style:name="T706" style:parent-style-name="DefaultParagraphFont" style:family="text">
      <style:text-properties fo:color="#000000" fo:font-size="11pt" style:font-size-asian="11pt"/>
    </style:style>
    <style:style style:name="TableRow707" style:family="table-row">
      <style:table-row-properties style:min-row-height="0.0138in" style:use-optimal-row-height="false" fo:keep-together="always"/>
    </style:style>
    <style:style style:name="P70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709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10" style:parent-style-name="Normal" style:family="paragraph">
      <style:paragraph-properties fo:widows="0" fo:orphans="0"/>
      <style:text-properties fo:hyphenate="false"/>
    </style:style>
    <style:style style:name="T711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712" style:parent-style-name="DefaultParagraphFont" style:family="text">
      <style:text-properties fo:color="#000000" fo:font-size="11pt" style:font-size-asian="11pt"/>
    </style:style>
    <style:style style:name="TableCell713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1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715" style:family="table-row">
      <style:table-row-properties style:min-row-height="0.0138in" style:use-optimal-row-height="false" fo:keep-together="always"/>
    </style:style>
    <style:style style:name="P71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717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718" style:parent-style-name="Normal" style:family="paragraph">
      <style:paragraph-properties fo:widows="0" fo:orphans="0"/>
      <style:text-properties fo:hyphenate="false"/>
    </style:style>
    <style:style style:name="T719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720" style:parent-style-name="DefaultParagraphFont" style:family="text">
      <style:text-properties fo:color="#000000" fo:font-size="11pt" style:font-size-asian="11pt"/>
    </style:style>
    <style:style style:name="TableCell721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72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723" style:family="table-row">
      <style:table-row-properties style:min-row-height="0.0138in" style:use-optimal-row-height="false" fo:keep-together="always"/>
    </style:style>
    <style:style style:name="TableCell724" style:family="table-cell">
      <style:table-cell-properties fo:border-top="0.0069in solid #000000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725" style:parent-style-name="Normal" style:family="paragraph">
      <style:paragraph-properties fo:widows="0" fo:orphans="0" fo:text-align="center"/>
      <style:text-properties fo:hyphenate="false"/>
    </style:style>
    <style:style style:name="T726" style:parent-style-name="DefaultParagraphFont" style:family="text">
      <style:text-properties fo:font-weight="bold" style:font-weight-asian="bold" style:font-weight-complex="bold" style:font-style-complex="italic" fo:color="#000000" fo:font-size="11pt" style:font-size-asian="11pt"/>
    </style:style>
    <style:style style:name="T72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1pt" style:font-size-asian="11pt"/>
    </style:style>
    <style:style style:name="T728" style:parent-style-name="DefaultParagraphFont" style:family="text">
      <style:text-properties fo:font-weight="bold" style:font-weight-asian="bold" style:font-weight-complex="bold" fo:color="#000000" style:font-size-complex="12pt" style:language-asian="lt" style:country-asian="LT"/>
    </style:style>
    <style:style style:name="T729" style:parent-style-name="DefaultParagraphFont" style:family="text">
      <style:text-properties fo:font-weight="bold" style:font-weight-asian="bold" style:font-weight-complex="bold" fo:color="#000000" style:font-size-complex="12pt" style:language-asian="lt" style:country-asian="LT"/>
    </style:style>
    <style:style style:name="TableRow730" style:family="table-row">
      <style:table-row-properties style:min-row-height="0.0138in" style:use-optimal-row-height="false" fo:keep-together="always"/>
    </style:style>
    <style:style style:name="TableCell731" style:family="table-cell">
      <style:table-cell-properties fo:border="0.0069in solid #000000" fo:padding-top="0.0395in" fo:padding-left="0.0395in" fo:padding-bottom="0.0395in" fo:padding-right="0.0395in"/>
    </style:style>
    <style:style style:name="P73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733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734" style:parent-style-name="Normal" style:family="paragraph">
      <style:paragraph-properties fo:widows="0" fo:orphans="0"/>
      <style:text-properties fo:hyphenate="false"/>
    </style:style>
    <style:style style:name="T735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736" style:parent-style-name="DefaultParagraphFont" style:family="text">
      <style:text-properties fo:color="#000000" fo:font-size="11pt" style:font-size-asian="11pt"/>
    </style:style>
    <style:style style:name="TableCell737" style:family="table-cell">
      <style:table-cell-properties fo:border-top="0.0069in solid #000000" fo:border-left="0.0069in solid #000000" fo:border-bottom="none" fo:border-right="0.0069in solid #000000" fo:padding-top="0.0395in" fo:padding-left="0.0395in" fo:padding-bottom="0.0395in" fo:padding-right="0.0395in"/>
    </style:style>
    <style:style style:name="P73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739" style:family="table-row">
      <style:table-row-properties style:min-row-height="0.0138in" style:use-optimal-row-height="false" fo:keep-together="always"/>
    </style:style>
    <style:style style:name="P74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741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42" style:parent-style-name="Normal" style:family="paragraph">
      <style:paragraph-properties fo:widows="0" fo:orphans="0"/>
      <style:text-properties fo:hyphenate="false"/>
    </style:style>
    <style:style style:name="T743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744" style:parent-style-name="DefaultParagraphFont" style:family="text">
      <style:text-properties fo:color="#000000" fo:font-size="11pt" style:font-size-asian="11pt"/>
    </style:style>
    <style:style style:name="TableCell745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4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747" style:family="table-row">
      <style:table-row-properties style:min-row-height="0.0138in" style:use-optimal-row-height="false" fo:keep-together="always"/>
    </style:style>
    <style:style style:name="P74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749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50" style:parent-style-name="Normal" style:family="paragraph">
      <style:paragraph-properties fo:widows="0" fo:orphans="0"/>
      <style:text-properties fo:hyphenate="false"/>
    </style:style>
    <style:style style:name="T751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752" style:parent-style-name="DefaultParagraphFont" style:family="text">
      <style:text-properties fo:color="#000000" fo:font-size="11pt" style:font-size-asian="11pt"/>
    </style:style>
    <style:style style:name="TableCell753" style:family="table-cell">
      <style:table-cell-properties fo:border-top="none" fo:border-left="0.0069in solid #000000" fo:border-bottom="none" fo:border-right="0.0069in solid #000000" fo:padding-top="0.0395in" fo:padding-left="0.0395in" fo:padding-bottom="0.0395in" fo:padding-right="0.0395in"/>
    </style:style>
    <style:style style:name="P75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755" style:family="table-row">
      <style:table-row-properties style:min-row-height="0.0138in" style:use-optimal-row-height="false" fo:keep-together="always"/>
    </style:style>
    <style:style style:name="P75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757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758" style:parent-style-name="Normal" style:family="paragraph">
      <style:paragraph-properties fo:widows="0" fo:orphans="0"/>
      <style:text-properties fo:hyphenate="false"/>
    </style:style>
    <style:style style:name="T759" style:parent-style-name="DefaultParagraphFont" style:family="text">
      <style:text-properties fo:font-weight="bold" style:font-weight-asian="bold" style:font-weight-complex="bold" fo:color="#000000" fo:font-size="11pt" style:font-size-asian="11pt"/>
    </style:style>
    <style:style style:name="T760" style:parent-style-name="DefaultParagraphFont" style:family="text">
      <style:text-properties fo:color="#000000" fo:font-size="11pt" style:font-size-asian="11pt"/>
    </style:style>
    <style:style style:name="TableCell761" style:family="table-cell">
      <style:table-cell-properties fo:border-top="none" fo:border-left="0.0069in solid #000000" fo:border-bottom="0.0069in solid #000000" fo:border-right="0.0069in solid #000000" fo:padding-top="0.0395in" fo:padding-left="0.0395in" fo:padding-bottom="0.0395in" fo:padding-right="0.0395in"/>
    </style:style>
    <style:style style:name="P76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763" style:parent-style-name="Normal" style:family="paragraph">
      <style:paragraph-properties fo:widows="0" fo:orphans="0"/>
      <style:text-properties fo:color="#000000" fo:hyphenate="false"/>
    </style:style>
    <style:style style:name="P764" style:parent-style-name="Normal" style:family="paragraph">
      <style:paragraph-properties fo:widows="0" fo:orphans="0" fo:text-align="justify" fo:text-indent="0.3937in"/>
      <style:text-properties fo:hyphenate="false"/>
    </style:style>
    <style:style style:name="T765" style:parent-style-name="DefaultParagraphFont" style:family="text">
      <style:text-properties fo:color="#000000" fo:font-size="11pt" style:font-size-asian="11pt"/>
    </style:style>
    <style:style style:name="T766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P767" style:parent-style-name="Normal" style:family="paragraph">
      <style:paragraph-properties fo:widows="0" fo:orphans="0" fo:text-align="justify"/>
      <style:text-properties fo:color="#000000" fo:hyphenate="false"/>
    </style:style>
    <style:style style:name="P768" style:parent-style-name="Normal" style:family="paragraph">
      <style:paragraph-properties fo:widows="0" fo:orphans="0" fo:text-align="center"/>
      <style:text-properties fo:hyphenate="false"/>
    </style:style>
    <style:style style:name="T769" style:parent-style-name="DefaultParagraphFont" style:family="text">
      <style:text-properties fo:color="#000000"/>
    </style:style>
    <style:style style:name="P770" style:parent-style-name="Normal" style:family="paragraph">
      <style:text-properties style:font-name-asian="MS Mincho" fo:font-style="italic" style:font-style-asian="italic" style:font-style-complex="italic" fo:font-size="10pt" style:font-size-asian="10pt"/>
    </style:style>
    <style:style style:name="P771" style:parent-style-name="Normal" style:family="paragraph">
      <style:paragraph-properties fo:text-align="justify"/>
    </style:style>
    <style:style style:name="T772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773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T774" style:parent-style-name="DefaultParagraphFont" style:family="text">
      <style:text-properties style:font-name-asian="MS Mincho" fo:font-style="italic" style:font-style-asian="italic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style:font-name-asian="MS Mincho" fo:font-style="italic" style:font-style-asian="italic" style:font-style-complex="italic" fo:font-size="10pt" style:font-size-asian="10pt"/>
    </style:style>
    <style:style style:name="P776" style:parent-style-name="Normal" style:family="paragraph">
      <style:paragraph-properties fo:widows="0" fo:orphans="0" fo:break-before="page" fo:text-indent="3.543in"/>
      <style:text-properties fo:hyphenate="false"/>
    </style:style>
    <style:style style:name="P777" style:parent-style-name="Normal" style:family="paragraph">
      <style:paragraph-properties fo:widows="0" fo:orphans="0" fo:text-indent="3.543in"/>
      <style:text-properties fo:color="#000000" fo:hyphenate="false"/>
    </style:style>
    <style:style style:name="P778" style:parent-style-name="Normal" style:family="paragraph">
      <style:paragraph-properties fo:widows="0" fo:orphans="0" fo:text-indent="3.543in"/>
      <style:text-properties fo:color="#000000" fo:hyphenate="false"/>
    </style:style>
    <style:style style:name="P779" style:parent-style-name="Normal" style:family="paragraph">
      <style:paragraph-properties fo:widows="0" fo:orphans="0" fo:text-indent="3.543in"/>
      <style:text-properties fo:color="#000000" fo:hyphenate="false"/>
    </style:style>
    <style:style style:name="P780" style:parent-style-name="Normal" style:family="paragraph">
      <style:paragraph-properties fo:widows="0" fo:orphans="0" fo:text-indent="3.543in"/>
      <style:text-properties fo:hyphenate="false"/>
    </style:style>
    <style:style style:name="T781" style:parent-style-name="DefaultParagraphFont" style:family="text">
      <style:text-properties fo:color="#000000"/>
    </style:style>
    <style:style style:name="T782" style:parent-style-name="DefaultParagraphFont" style:family="text">
      <style:text-properties fo:color="#000000"/>
    </style:style>
    <style:style style:name="P783" style:parent-style-name="Normal" style:family="paragraph">
      <style:paragraph-properties fo:widows="0" fo:orphans="0" fo:text-align="justify"/>
      <style:text-properties fo:color="#000000" fo:hyphenate="false"/>
    </style:style>
    <style:style style:name="P784" style:parent-style-name="Normal" style:family="paragraph">
      <style:paragraph-properties fo:widows="0" fo:orphans="0" fo:text-align="center"/>
      <style:text-properties fo:hyphenate="false"/>
    </style:style>
    <style:style style:name="T785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786" style:parent-style-name="Normal" style:family="paragraph">
      <style:paragraph-properties fo:widows="0" fo:orphans="0" fo:text-align="justify"/>
      <style:text-properties fo:color="#000000" fo:hyphenate="false"/>
    </style:style>
    <style:style style:name="TableColumn788" style:family="table-column">
      <style:table-column-properties style:column-width="0.3333in" style:use-optimal-column-width="false"/>
    </style:style>
    <style:style style:name="TableColumn789" style:family="table-column">
      <style:table-column-properties style:column-width="1.0826in" style:use-optimal-column-width="false"/>
    </style:style>
    <style:style style:name="TableColumn790" style:family="table-column">
      <style:table-column-properties style:column-width="1.0006in" style:use-optimal-column-width="false"/>
    </style:style>
    <style:style style:name="TableColumn791" style:family="table-column">
      <style:table-column-properties style:column-width="0.6847in" style:use-optimal-column-width="false"/>
    </style:style>
    <style:style style:name="TableColumn792" style:family="table-column">
      <style:table-column-properties style:column-width="1.0055in" style:use-optimal-column-width="false"/>
    </style:style>
    <style:style style:name="TableColumn793" style:family="table-column">
      <style:table-column-properties style:column-width="1.7354in" style:use-optimal-column-width="false"/>
    </style:style>
    <style:style style:name="TableColumn794" style:family="table-column">
      <style:table-column-properties style:column-width="0.5097in" style:use-optimal-column-width="false"/>
    </style:style>
    <style:style style:name="Table787" style:family="table">
      <style:table-properties style:width="6.352in" fo:margin-left="0.0395in" table:align="left"/>
    </style:style>
    <style:style style:name="TableRow795" style:family="table-row">
      <style:table-row-properties style:min-row-height="0.0416in" style:use-optimal-row-height="false"/>
    </style:style>
    <style:style style:name="TableCell796" style:family="table-cell">
      <style:table-cell-properties fo:border="0.0069in solid #000000" fo:padding-top="0.0395in" fo:padding-left="0.0395in" fo:padding-bottom="0.0395in" fo:padding-right="0.0395in"/>
    </style:style>
    <style:style style:name="P797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Cell798" style:family="table-cell">
      <style:table-cell-properties fo:border="0.0069in solid #000000" fo:padding-top="0.0395in" fo:padding-left="0.0395in" fo:padding-bottom="0.0395in" fo:padding-right="0.0395in"/>
    </style:style>
    <style:style style:name="P799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Cell800" style:family="table-cell">
      <style:table-cell-properties fo:border-top="0.0069in solid #000000" fo:border-left="0.0069in solid #000000" fo:border-bottom="0.0069in solid #000000" fo:border-right="none" fo:padding-top="0.0395in" fo:padding-left="0.0395in" fo:padding-bottom="0.0395in" fo:padding-right="0.0395in"/>
    </style:style>
    <style:style style:name="P801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Cell802" style:family="table-cell">
      <style:table-cell-properties fo:border-top="0.0069in solid #000000" fo:border-left="0.0069in solid #000000" fo:border-bottom="0.0069in solid #000000" fo:border-right="none" fo:padding-top="0.0395in" fo:padding-left="0.0395in" fo:padding-bottom="0.0395in" fo:padding-right="0.0395in"/>
    </style:style>
    <style:style style:name="P803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Row804" style:family="table-row">
      <style:table-row-properties style:min-row-height="0.0416in" style:use-optimal-row-height="false"/>
    </style:style>
    <style:style style:name="P805" style:parent-style-name="Normal" style:family="paragraph">
      <style:paragraph-properties fo:widows="0" fo:orphans="0"/>
      <style:text-properties fo:font-size="11pt" style:font-size-asian="11pt"/>
    </style:style>
    <style:style style:name="P806" style:parent-style-name="Normal" style:family="paragraph">
      <style:paragraph-properties fo:widows="0" fo:orphans="0"/>
      <style:text-properties fo:font-size="11pt" style:font-size-asian="11pt"/>
    </style:style>
    <style:style style:name="TableCell807" style:family="table-cell">
      <style:table-cell-properties fo:border="0.0069in solid #000000" fo:padding-top="0.0395in" fo:padding-left="0.0395in" fo:padding-bottom="0.0395in" fo:padding-right="0.0395in"/>
    </style:style>
    <style:style style:name="P808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Cell809" style:family="table-cell">
      <style:table-cell-properties fo:border="0.0069in solid #000000" fo:padding-top="0.0395in" fo:padding-left="0.0395in" fo:padding-bottom="0.0395in" fo:padding-right="0.0395in"/>
    </style:style>
    <style:style style:name="P810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Cell811" style:family="table-cell">
      <style:table-cell-properties fo:border="0.0069in solid #000000" fo:padding-top="0.0395in" fo:padding-left="0.0395in" fo:padding-bottom="0.0395in" fo:padding-right="0.0395in"/>
    </style:style>
    <style:style style:name="P812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Cell813" style:family="table-cell">
      <style:table-cell-properties fo:border="0.0069in solid #000000" fo:padding-top="0.0395in" fo:padding-left="0.0395in" fo:padding-bottom="0.0395in" fo:padding-right="0.0395in"/>
    </style:style>
    <style:style style:name="P814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Cell815" style:family="table-cell">
      <style:table-cell-properties fo:border="0.0069in solid #000000" fo:padding-top="0.0395in" fo:padding-left="0.0395in" fo:padding-bottom="0.0395in" fo:padding-right="0.0395in"/>
    </style:style>
    <style:style style:name="P816" style:parent-style-name="Normal" style:family="paragraph">
      <style:paragraph-properties fo:widows="0" fo:orphans="0" fo:text-align="center"/>
      <style:text-properties fo:color="#000000" fo:font-size="11pt" style:font-size-asian="11pt" fo:hyphenate="false"/>
    </style:style>
    <style:style style:name="TableRow817" style:family="table-row">
      <style:table-row-properties style:min-row-height="0.0416in" style:use-optimal-row-height="false"/>
    </style:style>
    <style:style style:name="TableCell818" style:family="table-cell">
      <style:table-cell-properties fo:border="0.0069in solid #000000" fo:padding-top="0.0395in" fo:padding-left="0.0395in" fo:padding-bottom="0.0395in" fo:padding-right="0.0395in"/>
    </style:style>
    <style:style style:name="P819" style:parent-style-name="Normal" style:family="paragraph">
      <style:paragraph-properties fo:widows="0" fo:orphans="0" fo:text-align="justify"/>
      <style:text-properties fo:color="#000000" fo:font-size="11pt" style:font-size-asian="11pt" fo:hyphenate="false"/>
    </style:style>
    <style:style style:name="TableCell820" style:family="table-cell">
      <style:table-cell-properties fo:border="0.0069in solid #000000" fo:padding-top="0.0395in" fo:padding-left="0.0395in" fo:padding-bottom="0.0395in" fo:padding-right="0.0395in"/>
    </style:style>
    <style:style style:name="P821" style:parent-style-name="Normal" style:family="paragraph">
      <style:paragraph-properties fo:widows="0" fo:orphans="0"/>
      <style:text-properties fo:hyphenate="false"/>
    </style:style>
    <style:style style:name="T822" style:parent-style-name="DefaultParagraphFont" style:family="text">
      <style:text-properties fo:color="#000000" fo:font-size="11pt" style:font-size-asian="11pt"/>
    </style:style>
    <style:style style:name="T823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24" style:parent-style-name="DefaultParagraphFont" style:family="text">
      <style:text-properties fo:color="#000000" fo:font-size="11pt" style:font-size-asian="11pt"/>
    </style:style>
    <style:style style:name="TableCell825" style:family="table-cell">
      <style:table-cell-properties fo:border="0.0069in solid #000000" fo:padding-top="0.0395in" fo:padding-left="0.0395in" fo:padding-bottom="0.0395in" fo:padding-right="0.0395in"/>
    </style:style>
    <style:style style:name="P82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827" style:family="table-cell">
      <style:table-cell-properties fo:border="0.0069in solid #000000" fo:padding-top="0.0395in" fo:padding-left="0.0395in" fo:padding-bottom="0.0395in" fo:padding-right="0.0395in"/>
    </style:style>
    <style:style style:name="P828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829" style:family="table-cell">
      <style:table-cell-properties fo:border="0.0069in solid #000000" fo:padding-top="0.0395in" fo:padding-left="0.0395in" fo:padding-bottom="0.0395in" fo:padding-right="0.0395in"/>
    </style:style>
    <style:style style:name="P83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831" style:family="table-cell">
      <style:table-cell-properties fo:border="0.0069in solid #000000" fo:padding-top="0.0395in" fo:padding-left="0.0395in" fo:padding-bottom="0.0395in" fo:padding-right="0.0395in"/>
    </style:style>
    <style:style style:name="P832" style:parent-style-name="Normal" style:family="paragraph">
      <style:paragraph-properties fo:widows="0" fo:orphans="0"/>
      <style:text-properties fo:hyphenate="false"/>
    </style:style>
    <style:style style:name="T833" style:parent-style-name="DefaultParagraphFont" style:family="text">
      <style:text-properties fo:color="#000000" fo:font-size="11pt" style:font-size-asian="11pt"/>
    </style:style>
    <style:style style:name="T834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35" style:parent-style-name="DefaultParagraphFont" style:family="text">
      <style:text-properties fo:color="#000000" fo:font-size="11pt" style:font-size-asian="11pt"/>
    </style:style>
    <style:style style:name="TableCell836" style:family="table-cell">
      <style:table-cell-properties fo:border="0.0069in solid #000000" fo:padding-top="0.0395in" fo:padding-left="0.0395in" fo:padding-bottom="0.0395in" fo:padding-right="0.0395in"/>
    </style:style>
    <style:style style:name="P83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838" style:family="table-row">
      <style:table-row-properties style:min-row-height="0.0416in" style:use-optimal-row-height="false"/>
    </style:style>
    <style:style style:name="P839" style:parent-style-name="Normal" style:family="paragraph">
      <style:paragraph-properties fo:widows="0" fo:orphans="0"/>
      <style:text-properties fo:font-size="11pt" style:font-size-asian="11pt"/>
    </style:style>
    <style:style style:name="P840" style:parent-style-name="Normal" style:family="paragraph">
      <style:paragraph-properties fo:widows="0" fo:orphans="0"/>
      <style:text-properties fo:font-size="11pt" style:font-size-asian="11pt"/>
    </style:style>
    <style:style style:name="P841" style:parent-style-name="Normal" style:family="paragraph">
      <style:paragraph-properties fo:widows="0" fo:orphans="0"/>
      <style:text-properties fo:font-size="11pt" style:font-size-asian="11pt"/>
    </style:style>
    <style:style style:name="P842" style:parent-style-name="Normal" style:family="paragraph">
      <style:paragraph-properties fo:widows="0" fo:orphans="0"/>
      <style:text-properties fo:font-size="11pt" style:font-size-asian="11pt"/>
    </style:style>
    <style:style style:name="P843" style:parent-style-name="Normal" style:family="paragraph">
      <style:paragraph-properties fo:widows="0" fo:orphans="0"/>
      <style:text-properties fo:font-size="11pt" style:font-size-asian="11pt"/>
    </style:style>
    <style:style style:name="TableCell844" style:family="table-cell">
      <style:table-cell-properties fo:border="0.0069in solid #000000" fo:padding-top="0.0395in" fo:padding-left="0.0395in" fo:padding-bottom="0.0395in" fo:padding-right="0.0395in"/>
    </style:style>
    <style:style style:name="P845" style:parent-style-name="Normal" style:family="paragraph">
      <style:paragraph-properties fo:widows="0" fo:orphans="0"/>
      <style:text-properties fo:hyphenate="false"/>
    </style:style>
    <style:style style:name="T846" style:parent-style-name="DefaultParagraphFont" style:family="text">
      <style:text-properties fo:color="#000000" fo:font-size="11pt" style:font-size-asian="11pt"/>
    </style:style>
    <style:style style:name="T847" style:parent-style-name="DefaultParagraphFont" style:family="text">
      <style:text-properties fo:color="#000000" fo:font-size="11pt" style:font-size-asian="11pt"/>
    </style:style>
    <style:style style:name="T848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49" style:parent-style-name="DefaultParagraphFont" style:family="text">
      <style:text-properties fo:color="#000000" fo:font-size="11pt" style:font-size-asian="11pt"/>
    </style:style>
    <style:style style:name="TableCell850" style:family="table-cell">
      <style:table-cell-properties fo:border="0.0069in solid #000000" fo:padding-top="0.0395in" fo:padding-left="0.0395in" fo:padding-bottom="0.0395in" fo:padding-right="0.0395in"/>
    </style:style>
    <style:style style:name="P851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852" style:family="table-row">
      <style:table-row-properties style:min-row-height="0.0416in" style:use-optimal-row-height="false"/>
    </style:style>
    <style:style style:name="P853" style:parent-style-name="Normal" style:family="paragraph">
      <style:paragraph-properties fo:widows="0" fo:orphans="0"/>
      <style:text-properties fo:font-size="11pt" style:font-size-asian="11pt"/>
    </style:style>
    <style:style style:name="P854" style:parent-style-name="Normal" style:family="paragraph">
      <style:paragraph-properties fo:widows="0" fo:orphans="0"/>
      <style:text-properties fo:font-size="11pt" style:font-size-asian="11pt"/>
    </style:style>
    <style:style style:name="P855" style:parent-style-name="Normal" style:family="paragraph">
      <style:paragraph-properties fo:widows="0" fo:orphans="0"/>
      <style:text-properties fo:font-size="11pt" style:font-size-asian="11pt"/>
    </style:style>
    <style:style style:name="P856" style:parent-style-name="Normal" style:family="paragraph">
      <style:paragraph-properties fo:widows="0" fo:orphans="0"/>
      <style:text-properties fo:font-size="11pt" style:font-size-asian="11pt"/>
    </style:style>
    <style:style style:name="P857" style:parent-style-name="Normal" style:family="paragraph">
      <style:paragraph-properties fo:widows="0" fo:orphans="0"/>
      <style:text-properties fo:font-size="11pt" style:font-size-asian="11pt"/>
    </style:style>
    <style:style style:name="TableCell858" style:family="table-cell">
      <style:table-cell-properties fo:border="0.0069in solid #000000" fo:padding-top="0.0395in" fo:padding-left="0.0395in" fo:padding-bottom="0.0395in" fo:padding-right="0.0395in"/>
    </style:style>
    <style:style style:name="P859" style:parent-style-name="Normal" style:family="paragraph">
      <style:paragraph-properties fo:widows="0" fo:orphans="0"/>
      <style:text-properties fo:hyphenate="false"/>
    </style:style>
    <style:style style:name="T860" style:parent-style-name="DefaultParagraphFont" style:family="text">
      <style:text-properties fo:color="#000000" fo:font-size="11pt" style:font-size-asian="11pt"/>
    </style:style>
    <style:style style:name="T861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62" style:parent-style-name="DefaultParagraphFont" style:family="text">
      <style:text-properties fo:color="#000000" fo:font-size="11pt" style:font-size-asian="11pt"/>
    </style:style>
    <style:style style:name="TableCell863" style:family="table-cell">
      <style:table-cell-properties fo:border="0.0069in solid #000000" fo:padding-top="0.0395in" fo:padding-left="0.0395in" fo:padding-bottom="0.0395in" fo:padding-right="0.0395in"/>
    </style:style>
    <style:style style:name="P864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865" style:family="table-row">
      <style:table-row-properties style:min-row-height="0.0416in" style:use-optimal-row-height="false"/>
    </style:style>
    <style:style style:name="TableCell866" style:family="table-cell">
      <style:table-cell-properties fo:border="0.0069in solid #000000" fo:padding-top="0.0395in" fo:padding-left="0.0395in" fo:padding-bottom="0.0395in" fo:padding-right="0.0395in"/>
    </style:style>
    <style:style style:name="P867" style:parent-style-name="Normal" style:family="paragraph">
      <style:paragraph-properties fo:widows="0" fo:orphans="0" fo:text-align="justify"/>
      <style:text-properties fo:color="#000000" fo:font-size="11pt" style:font-size-asian="11pt" fo:hyphenate="false"/>
    </style:style>
    <style:style style:name="TableCell868" style:family="table-cell">
      <style:table-cell-properties fo:border="0.0069in solid #000000" fo:padding-top="0.0395in" fo:padding-left="0.0395in" fo:padding-bottom="0.0395in" fo:padding-right="0.0395in"/>
    </style:style>
    <style:style style:name="P869" style:parent-style-name="Normal" style:family="paragraph">
      <style:paragraph-properties fo:widows="0" fo:orphans="0"/>
      <style:text-properties fo:hyphenate="false"/>
    </style:style>
    <style:style style:name="T870" style:parent-style-name="DefaultParagraphFont" style:family="text">
      <style:text-properties fo:color="#000000" fo:font-size="11pt" style:font-size-asian="11pt"/>
    </style:style>
    <style:style style:name="T871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72" style:parent-style-name="DefaultParagraphFont" style:family="text">
      <style:text-properties fo:color="#000000" fo:font-size="11pt" style:font-size-asian="11pt"/>
    </style:style>
    <style:style style:name="TableCell873" style:family="table-cell">
      <style:table-cell-properties fo:border="0.0069in solid #000000" fo:padding-top="0.0395in" fo:padding-left="0.0395in" fo:padding-bottom="0.0395in" fo:padding-right="0.0395in"/>
    </style:style>
    <style:style style:name="P874" style:parent-style-name="Normal" style:family="paragraph">
      <style:paragraph-properties fo:widows="0" fo:orphans="0"/>
      <style:text-properties fo:hyphenate="false"/>
    </style:style>
    <style:style style:name="T875" style:parent-style-name="DefaultParagraphFont" style:family="text">
      <style:text-properties fo:color="#000000" fo:font-size="11pt" style:font-size-asian="11pt"/>
    </style:style>
    <style:style style:name="T876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77" style:parent-style-name="DefaultParagraphFont" style:family="text">
      <style:text-properties fo:color="#000000" fo:font-size="11pt" style:font-size-asian="11pt"/>
    </style:style>
    <style:style style:name="TableCell878" style:family="table-cell">
      <style:table-cell-properties fo:border="0.0069in solid #000000" fo:padding-top="0.0395in" fo:padding-left="0.0395in" fo:padding-bottom="0.0395in" fo:padding-right="0.0395in"/>
    </style:style>
    <style:style style:name="P87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880" style:family="table-cell">
      <style:table-cell-properties fo:border="0.0069in solid #000000" fo:padding-top="0.0395in" fo:padding-left="0.0395in" fo:padding-bottom="0.0395in" fo:padding-right="0.0395in"/>
    </style:style>
    <style:style style:name="P881" style:parent-style-name="Normal" style:family="paragraph">
      <style:paragraph-properties fo:widows="0" fo:orphans="0"/>
      <style:text-properties fo:hyphenate="false"/>
    </style:style>
    <style:style style:name="T882" style:parent-style-name="DefaultParagraphFont" style:family="text">
      <style:text-properties fo:color="#000000" fo:font-size="11pt" style:font-size-asian="11pt"/>
    </style:style>
    <style:style style:name="T883" style:parent-style-name="DefaultParagraphFont" style:family="text">
      <style:text-properties fo:color="#000000" fo:font-size="11pt" style:font-size-asian="11pt"/>
    </style:style>
    <style:style style:name="T884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85" style:parent-style-name="DefaultParagraphFont" style:family="text">
      <style:text-properties fo:color="#000000" fo:font-size="11pt" style:font-size-asian="11pt"/>
    </style:style>
    <style:style style:name="TableCell886" style:family="table-cell">
      <style:table-cell-properties fo:border="0.0069in solid #000000" fo:padding-top="0.0395in" fo:padding-left="0.0395in" fo:padding-bottom="0.0395in" fo:padding-right="0.0395in"/>
    </style:style>
    <style:style style:name="P887" style:parent-style-name="Normal" style:family="paragraph">
      <style:paragraph-properties fo:widows="0" fo:orphans="0"/>
      <style:text-properties fo:hyphenate="false"/>
    </style:style>
    <style:style style:name="T888" style:parent-style-name="DefaultParagraphFont" style:family="text">
      <style:text-properties fo:color="#000000" fo:font-size="11pt" style:font-size-asian="11pt"/>
    </style:style>
    <style:style style:name="T889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890" style:parent-style-name="DefaultParagraphFont" style:family="text">
      <style:text-properties fo:color="#000000" fo:font-size="11pt" style:font-size-asian="11pt"/>
    </style:style>
    <style:style style:name="TableCell891" style:family="table-cell">
      <style:table-cell-properties fo:border="0.0069in solid #000000" fo:padding-top="0.0395in" fo:padding-left="0.0395in" fo:padding-bottom="0.0395in" fo:padding-right="0.0395in"/>
    </style:style>
    <style:style style:name="P89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893" style:family="table-row">
      <style:table-row-properties style:min-row-height="0.0416in" style:use-optimal-row-height="false"/>
    </style:style>
    <style:style style:name="P894" style:parent-style-name="Normal" style:family="paragraph">
      <style:paragraph-properties fo:widows="0" fo:orphans="0"/>
      <style:text-properties fo:font-size="11pt" style:font-size-asian="11pt"/>
    </style:style>
    <style:style style:name="P895" style:parent-style-name="Normal" style:family="paragraph">
      <style:paragraph-properties fo:widows="0" fo:orphans="0"/>
      <style:text-properties fo:font-size="11pt" style:font-size-asian="11pt"/>
    </style:style>
    <style:style style:name="P896" style:parent-style-name="Normal" style:family="paragraph">
      <style:paragraph-properties fo:widows="0" fo:orphans="0"/>
      <style:text-properties fo:font-size="11pt" style:font-size-asian="11pt"/>
    </style:style>
    <style:style style:name="P897" style:parent-style-name="Normal" style:family="paragraph">
      <style:paragraph-properties fo:widows="0" fo:orphans="0"/>
      <style:text-properties fo:font-size="11pt" style:font-size-asian="11pt"/>
    </style:style>
    <style:style style:name="P898" style:parent-style-name="Normal" style:family="paragraph">
      <style:paragraph-properties fo:widows="0" fo:orphans="0"/>
      <style:text-properties fo:font-size="11pt" style:font-size-asian="11pt"/>
    </style:style>
    <style:style style:name="TableCell899" style:family="table-cell">
      <style:table-cell-properties fo:border="0.0069in solid #000000" fo:padding-top="0.0395in" fo:padding-left="0.0395in" fo:padding-bottom="0.0395in" fo:padding-right="0.0395in"/>
    </style:style>
    <style:style style:name="P900" style:parent-style-name="Normal" style:family="paragraph">
      <style:paragraph-properties fo:widows="0" fo:orphans="0"/>
      <style:text-properties fo:hyphenate="false"/>
    </style:style>
    <style:style style:name="T901" style:parent-style-name="DefaultParagraphFont" style:family="text">
      <style:text-properties fo:color="#000000" fo:font-size="11pt" style:font-size-asian="11pt"/>
    </style:style>
    <style:style style:name="T902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03" style:parent-style-name="DefaultParagraphFont" style:family="text">
      <style:text-properties fo:color="#000000" fo:font-size="11pt" style:font-size-asian="11pt"/>
    </style:style>
    <style:style style:name="TableCell904" style:family="table-cell">
      <style:table-cell-properties fo:border="0.0069in solid #000000" fo:padding-top="0.0395in" fo:padding-left="0.0395in" fo:padding-bottom="0.0395in" fo:padding-right="0.0395in"/>
    </style:style>
    <style:style style:name="P90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906" style:family="table-row">
      <style:table-row-properties style:min-row-height="0.0416in" style:use-optimal-row-height="false"/>
    </style:style>
    <style:style style:name="TableCell907" style:family="table-cell">
      <style:table-cell-properties fo:border="0.0069in solid #000000" fo:padding-top="0.0395in" fo:padding-left="0.0395in" fo:padding-bottom="0.0395in" fo:padding-right="0.0395in"/>
    </style:style>
    <style:style style:name="P908" style:parent-style-name="Normal" style:family="paragraph">
      <style:paragraph-properties fo:widows="0" fo:orphans="0" fo:text-align="justify"/>
      <style:text-properties fo:color="#000000" fo:font-size="11pt" style:font-size-asian="11pt" fo:hyphenate="false"/>
    </style:style>
    <style:style style:name="TableCell909" style:family="table-cell">
      <style:table-cell-properties fo:border="0.0069in solid #000000" fo:padding-top="0.0395in" fo:padding-left="0.0395in" fo:padding-bottom="0.0395in" fo:padding-right="0.0395in"/>
    </style:style>
    <style:style style:name="P910" style:parent-style-name="Normal" style:family="paragraph">
      <style:paragraph-properties fo:widows="0" fo:orphans="0"/>
      <style:text-properties fo:hyphenate="false"/>
    </style:style>
    <style:style style:name="T911" style:parent-style-name="DefaultParagraphFont" style:family="text">
      <style:text-properties fo:color="#000000" fo:font-size="11pt" style:font-size-asian="11pt"/>
    </style:style>
    <style:style style:name="T912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13" style:parent-style-name="DefaultParagraphFont" style:family="text">
      <style:text-properties fo:color="#000000" fo:font-size="11pt" style:font-size-asian="11pt"/>
    </style:style>
    <style:style style:name="TableCell914" style:family="table-cell">
      <style:table-cell-properties fo:border="0.0069in solid #000000" fo:padding-top="0.0395in" fo:padding-left="0.0395in" fo:padding-bottom="0.0395in" fo:padding-right="0.0395in"/>
    </style:style>
    <style:style style:name="P915" style:parent-style-name="Normal" style:family="paragraph">
      <style:paragraph-properties fo:widows="0" fo:orphans="0"/>
      <style:text-properties fo:hyphenate="false"/>
    </style:style>
    <style:style style:name="T916" style:parent-style-name="DefaultParagraphFont" style:family="text">
      <style:text-properties fo:color="#000000" fo:font-size="11pt" style:font-size-asian="11pt"/>
    </style:style>
    <style:style style:name="T917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18" style:parent-style-name="DefaultParagraphFont" style:family="text">
      <style:text-properties fo:color="#000000" fo:font-size="11pt" style:font-size-asian="11pt"/>
    </style:style>
    <style:style style:name="TableCell919" style:family="table-cell">
      <style:table-cell-properties fo:border="0.0069in solid #000000" fo:padding-top="0.0395in" fo:padding-left="0.0395in" fo:padding-bottom="0.0395in" fo:padding-right="0.0395in"/>
    </style:style>
    <style:style style:name="P92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921" style:family="table-cell">
      <style:table-cell-properties fo:border="0.0069in solid #000000" fo:padding-top="0.0395in" fo:padding-left="0.0395in" fo:padding-bottom="0.0395in" fo:padding-right="0.0395in"/>
    </style:style>
    <style:style style:name="P922" style:parent-style-name="Normal" style:family="paragraph">
      <style:paragraph-properties fo:widows="0" fo:orphans="0"/>
      <style:text-properties fo:hyphenate="false"/>
    </style:style>
    <style:style style:name="T923" style:parent-style-name="DefaultParagraphFont" style:family="text">
      <style:text-properties fo:color="#000000" fo:font-size="11pt" style:font-size-asian="11pt"/>
    </style:style>
    <style:style style:name="T924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25" style:parent-style-name="DefaultParagraphFont" style:family="text">
      <style:text-properties fo:color="#000000" fo:font-size="11pt" style:font-size-asian="11pt"/>
    </style:style>
    <style:style style:name="TableCell926" style:family="table-cell">
      <style:table-cell-properties fo:border="0.0069in solid #000000" fo:padding-top="0.0395in" fo:padding-left="0.0395in" fo:padding-bottom="0.0395in" fo:padding-right="0.0395in"/>
    </style:style>
    <style:style style:name="P927" style:parent-style-name="Normal" style:family="paragraph">
      <style:paragraph-properties fo:widows="0" fo:orphans="0"/>
      <style:text-properties fo:hyphenate="false"/>
    </style:style>
    <style:style style:name="T928" style:parent-style-name="DefaultParagraphFont" style:family="text">
      <style:text-properties fo:color="#000000" fo:font-size="11pt" style:font-size-asian="11pt"/>
    </style:style>
    <style:style style:name="T929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30" style:parent-style-name="DefaultParagraphFont" style:family="text">
      <style:text-properties fo:color="#000000" fo:font-size="11pt" style:font-size-asian="11pt"/>
    </style:style>
    <style:style style:name="TableCell931" style:family="table-cell">
      <style:table-cell-properties fo:border="0.0069in solid #000000" fo:padding-top="0.0395in" fo:padding-left="0.0395in" fo:padding-bottom="0.0395in" fo:padding-right="0.0395in"/>
    </style:style>
    <style:style style:name="P93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933" style:family="table-row">
      <style:table-row-properties style:min-row-height="0.0416in" style:use-optimal-row-height="false"/>
    </style:style>
    <style:style style:name="P934" style:parent-style-name="Normal" style:family="paragraph">
      <style:paragraph-properties fo:widows="0" fo:orphans="0"/>
      <style:text-properties fo:font-size="11pt" style:font-size-asian="11pt"/>
    </style:style>
    <style:style style:name="P935" style:parent-style-name="Normal" style:family="paragraph">
      <style:paragraph-properties fo:widows="0" fo:orphans="0"/>
      <style:text-properties fo:font-size="11pt" style:font-size-asian="11pt"/>
    </style:style>
    <style:style style:name="P936" style:parent-style-name="Normal" style:family="paragraph">
      <style:paragraph-properties fo:widows="0" fo:orphans="0"/>
      <style:text-properties fo:font-size="11pt" style:font-size-asian="11pt"/>
    </style:style>
    <style:style style:name="P937" style:parent-style-name="Normal" style:family="paragraph">
      <style:paragraph-properties fo:widows="0" fo:orphans="0"/>
      <style:text-properties fo:font-size="11pt" style:font-size-asian="11pt"/>
    </style:style>
    <style:style style:name="P938" style:parent-style-name="Normal" style:family="paragraph">
      <style:paragraph-properties fo:widows="0" fo:orphans="0"/>
      <style:text-properties fo:font-size="11pt" style:font-size-asian="11pt"/>
    </style:style>
    <style:style style:name="TableCell939" style:family="table-cell">
      <style:table-cell-properties fo:border="0.0069in solid #000000" fo:padding-top="0.0395in" fo:padding-left="0.0395in" fo:padding-bottom="0.0395in" fo:padding-right="0.0395in"/>
    </style:style>
    <style:style style:name="P940" style:parent-style-name="Normal" style:family="paragraph">
      <style:paragraph-properties fo:widows="0" fo:orphans="0"/>
      <style:text-properties fo:hyphenate="false"/>
    </style:style>
    <style:style style:name="T941" style:parent-style-name="DefaultParagraphFont" style:family="text">
      <style:text-properties fo:color="#000000" fo:font-size="11pt" style:font-size-asian="11pt"/>
    </style:style>
    <style:style style:name="T942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43" style:parent-style-name="DefaultParagraphFont" style:family="text">
      <style:text-properties fo:color="#000000" fo:font-size="11pt" style:font-size-asian="11pt"/>
    </style:style>
    <style:style style:name="TableCell944" style:family="table-cell">
      <style:table-cell-properties fo:border="0.0069in solid #000000" fo:padding-top="0.0395in" fo:padding-left="0.0395in" fo:padding-bottom="0.0395in" fo:padding-right="0.0395in"/>
    </style:style>
    <style:style style:name="P94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946" style:family="table-row">
      <style:table-row-properties style:min-row-height="0.0416in" style:use-optimal-row-height="false"/>
    </style:style>
    <style:style style:name="TableCell947" style:family="table-cell">
      <style:table-cell-properties fo:border="0.0069in solid #000000" fo:padding-top="0.0395in" fo:padding-left="0.0395in" fo:padding-bottom="0.0395in" fo:padding-right="0.0395in"/>
    </style:style>
    <style:style style:name="P948" style:parent-style-name="Normal" style:family="paragraph">
      <style:paragraph-properties fo:widows="0" fo:orphans="0" fo:text-align="justify"/>
      <style:text-properties fo:color="#000000" fo:font-size="11pt" style:font-size-asian="11pt" fo:hyphenate="false"/>
    </style:style>
    <style:style style:name="TableCell949" style:family="table-cell">
      <style:table-cell-properties fo:border="0.0069in solid #000000" fo:padding-top="0.0395in" fo:padding-left="0.0395in" fo:padding-bottom="0.0395in" fo:padding-right="0.0395in"/>
    </style:style>
    <style:style style:name="P950" style:parent-style-name="Normal" style:family="paragraph">
      <style:paragraph-properties fo:widows="0" fo:orphans="0"/>
      <style:text-properties fo:hyphenate="false"/>
    </style:style>
    <style:style style:name="T951" style:parent-style-name="DefaultParagraphFont" style:family="text">
      <style:text-properties fo:color="#000000" fo:font-size="11pt" style:font-size-asian="11pt"/>
    </style:style>
    <style:style style:name="T952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53" style:parent-style-name="DefaultParagraphFont" style:family="text">
      <style:text-properties fo:color="#000000" fo:font-size="11pt" style:font-size-asian="11pt"/>
    </style:style>
    <style:style style:name="TableCell954" style:family="table-cell">
      <style:table-cell-properties fo:border="0.0069in solid #000000" fo:padding-top="0.0395in" fo:padding-left="0.0395in" fo:padding-bottom="0.0395in" fo:padding-right="0.0395in"/>
    </style:style>
    <style:style style:name="P955" style:parent-style-name="Normal" style:family="paragraph">
      <style:paragraph-properties fo:widows="0" fo:orphans="0"/>
      <style:text-properties fo:hyphenate="false"/>
    </style:style>
    <style:style style:name="T956" style:parent-style-name="DefaultParagraphFont" style:family="text">
      <style:text-properties fo:color="#000000" fo:font-size="11pt" style:font-size-asian="11pt"/>
    </style:style>
    <style:style style:name="T957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58" style:parent-style-name="DefaultParagraphFont" style:family="text">
      <style:text-properties fo:color="#000000" fo:font-size="11pt" style:font-size-asian="11pt"/>
    </style:style>
    <style:style style:name="TableCell959" style:family="table-cell">
      <style:table-cell-properties fo:border="0.0069in solid #000000" fo:padding-top="0.0395in" fo:padding-left="0.0395in" fo:padding-bottom="0.0395in" fo:padding-right="0.0395in"/>
    </style:style>
    <style:style style:name="P960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961" style:family="table-cell">
      <style:table-cell-properties fo:border="0.0069in solid #000000" fo:padding-top="0.0395in" fo:padding-left="0.0395in" fo:padding-bottom="0.0395in" fo:padding-right="0.0395in"/>
    </style:style>
    <style:style style:name="P962" style:parent-style-name="Normal" style:family="paragraph">
      <style:paragraph-properties fo:widows="0" fo:orphans="0"/>
      <style:text-properties fo:hyphenate="false"/>
    </style:style>
    <style:style style:name="T963" style:parent-style-name="DefaultParagraphFont" style:family="text">
      <style:text-properties fo:color="#000000" fo:font-size="11pt" style:font-size-asian="11pt"/>
    </style:style>
    <style:style style:name="T964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65" style:parent-style-name="DefaultParagraphFont" style:family="text">
      <style:text-properties fo:color="#000000" fo:font-size="11pt" style:font-size-asian="11pt"/>
    </style:style>
    <style:style style:name="TableCell966" style:family="table-cell">
      <style:table-cell-properties fo:border="0.0069in solid #000000" fo:padding-top="0.0395in" fo:padding-left="0.0395in" fo:padding-bottom="0.0395in" fo:padding-right="0.0395in"/>
    </style:style>
    <style:style style:name="P967" style:parent-style-name="Normal" style:family="paragraph">
      <style:paragraph-properties fo:widows="0" fo:orphans="0"/>
      <style:text-properties fo:hyphenate="false"/>
    </style:style>
    <style:style style:name="T968" style:parent-style-name="DefaultParagraphFont" style:family="text">
      <style:text-properties fo:color="#000000" fo:font-size="11pt" style:font-size-asian="11pt"/>
    </style:style>
    <style:style style:name="T969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70" style:parent-style-name="DefaultParagraphFont" style:family="text">
      <style:text-properties fo:color="#000000" fo:font-size="11pt" style:font-size-asian="11pt"/>
    </style:style>
    <style:style style:name="TableCell971" style:family="table-cell">
      <style:table-cell-properties fo:border="0.0069in solid #000000" fo:padding-top="0.0395in" fo:padding-left="0.0395in" fo:padding-bottom="0.0395in" fo:padding-right="0.0395in"/>
    </style:style>
    <style:style style:name="P972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973" style:family="table-row">
      <style:table-row-properties style:min-row-height="0.0416in" style:use-optimal-row-height="false"/>
    </style:style>
    <style:style style:name="P974" style:parent-style-name="Normal" style:family="paragraph">
      <style:paragraph-properties fo:widows="0" fo:orphans="0"/>
      <style:text-properties fo:font-size="11pt" style:font-size-asian="11pt"/>
    </style:style>
    <style:style style:name="P975" style:parent-style-name="Normal" style:family="paragraph">
      <style:paragraph-properties fo:widows="0" fo:orphans="0"/>
      <style:text-properties fo:font-size="11pt" style:font-size-asian="11pt"/>
    </style:style>
    <style:style style:name="P976" style:parent-style-name="Normal" style:family="paragraph">
      <style:paragraph-properties fo:widows="0" fo:orphans="0"/>
      <style:text-properties fo:font-size="11pt" style:font-size-asian="11pt"/>
    </style:style>
    <style:style style:name="P977" style:parent-style-name="Normal" style:family="paragraph">
      <style:paragraph-properties fo:widows="0" fo:orphans="0"/>
      <style:text-properties fo:font-size="11pt" style:font-size-asian="11pt"/>
    </style:style>
    <style:style style:name="P978" style:parent-style-name="Normal" style:family="paragraph">
      <style:paragraph-properties fo:widows="0" fo:orphans="0"/>
      <style:text-properties fo:font-size="11pt" style:font-size-asian="11pt"/>
    </style:style>
    <style:style style:name="TableCell979" style:family="table-cell">
      <style:table-cell-properties fo:border="0.0069in solid #000000" fo:padding-top="0.0395in" fo:padding-left="0.0395in" fo:padding-bottom="0.0395in" fo:padding-right="0.0395in"/>
    </style:style>
    <style:style style:name="P980" style:parent-style-name="Normal" style:family="paragraph">
      <style:paragraph-properties fo:widows="0" fo:orphans="0"/>
      <style:text-properties fo:hyphenate="false"/>
    </style:style>
    <style:style style:name="T981" style:parent-style-name="DefaultParagraphFont" style:family="text">
      <style:text-properties fo:color="#000000" fo:font-size="11pt" style:font-size-asian="11pt"/>
    </style:style>
    <style:style style:name="T982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83" style:parent-style-name="DefaultParagraphFont" style:family="text">
      <style:text-properties fo:color="#000000" fo:font-size="11pt" style:font-size-asian="11pt"/>
    </style:style>
    <style:style style:name="TableCell984" style:family="table-cell">
      <style:table-cell-properties fo:border="0.0069in solid #000000" fo:padding-top="0.0395in" fo:padding-left="0.0395in" fo:padding-bottom="0.0395in" fo:padding-right="0.0395in"/>
    </style:style>
    <style:style style:name="P98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986" style:family="table-row">
      <style:table-row-properties style:min-row-height="0.0416in" style:use-optimal-row-height="false"/>
    </style:style>
    <style:style style:name="TableCell987" style:family="table-cell">
      <style:table-cell-properties fo:border="0.0069in solid #000000" fo:padding-top="0.0395in" fo:padding-left="0.0395in" fo:padding-bottom="0.0395in" fo:padding-right="0.0395in"/>
    </style:style>
    <style:style style:name="P988" style:parent-style-name="Normal" style:family="paragraph">
      <style:paragraph-properties fo:widows="0" fo:orphans="0" fo:text-align="justify"/>
      <style:text-properties fo:color="#000000" fo:font-size="11pt" style:font-size-asian="11pt" fo:hyphenate="false"/>
    </style:style>
    <style:style style:name="TableCell989" style:family="table-cell">
      <style:table-cell-properties fo:border="0.0069in solid #000000" fo:padding-top="0.0395in" fo:padding-left="0.0395in" fo:padding-bottom="0.0395in" fo:padding-right="0.0395in"/>
    </style:style>
    <style:style style:name="P990" style:parent-style-name="Normal" style:family="paragraph">
      <style:paragraph-properties fo:widows="0" fo:orphans="0"/>
      <style:text-properties fo:hyphenate="false"/>
    </style:style>
    <style:style style:name="T991" style:parent-style-name="DefaultParagraphFont" style:family="text">
      <style:text-properties fo:color="#000000" fo:font-size="11pt" style:font-size-asian="11pt"/>
    </style:style>
    <style:style style:name="T992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993" style:parent-style-name="DefaultParagraphFont" style:family="text">
      <style:text-properties fo:color="#000000" fo:font-size="11pt" style:font-size-asian="11pt"/>
    </style:style>
    <style:style style:name="TableCell994" style:family="table-cell">
      <style:table-cell-properties fo:border="0.0069in solid #000000" fo:padding-top="0.0395in" fo:padding-left="0.0395in" fo:padding-bottom="0.0395in" fo:padding-right="0.0395in"/>
    </style:style>
    <style:style style:name="P995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996" style:family="table-cell">
      <style:table-cell-properties fo:border="0.0069in solid #000000" fo:padding-top="0.0395in" fo:padding-left="0.0395in" fo:padding-bottom="0.0395in" fo:padding-right="0.0395in"/>
    </style:style>
    <style:style style:name="P997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998" style:family="table-cell">
      <style:table-cell-properties fo:border="0.0069in solid #000000" fo:padding-top="0.0395in" fo:padding-left="0.0395in" fo:padding-bottom="0.0395in" fo:padding-right="0.0395in"/>
    </style:style>
    <style:style style:name="P99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Cell1000" style:family="table-cell">
      <style:table-cell-properties fo:border="0.0069in solid #000000" fo:padding-top="0.0395in" fo:padding-left="0.0395in" fo:padding-bottom="0.0395in" fo:padding-right="0.0395in"/>
    </style:style>
    <style:style style:name="P1001" style:parent-style-name="Normal" style:family="paragraph">
      <style:paragraph-properties fo:widows="0" fo:orphans="0"/>
      <style:text-properties fo:hyphenate="false"/>
    </style:style>
    <style:style style:name="T1002" style:parent-style-name="DefaultParagraphFont" style:family="text">
      <style:text-properties fo:color="#000000" fo:font-size="11pt" style:font-size-asian="11pt"/>
    </style:style>
    <style:style style:name="T1003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1004" style:parent-style-name="DefaultParagraphFont" style:family="text">
      <style:text-properties fo:color="#000000" fo:font-size="11pt" style:font-size-asian="11pt"/>
    </style:style>
    <style:style style:name="TableCell1005" style:family="table-cell">
      <style:table-cell-properties fo:border="0.0069in solid #000000" fo:padding-top="0.0395in" fo:padding-left="0.0395in" fo:padding-bottom="0.0395in" fo:padding-right="0.0395in"/>
    </style:style>
    <style:style style:name="P1006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TableRow1007" style:family="table-row">
      <style:table-row-properties style:min-row-height="0.0416in" style:use-optimal-row-height="false"/>
    </style:style>
    <style:style style:name="P1008" style:parent-style-name="Normal" style:family="paragraph">
      <style:paragraph-properties fo:widows="0" fo:orphans="0"/>
      <style:text-properties fo:font-size="11pt" style:font-size-asian="11pt"/>
    </style:style>
    <style:style style:name="P1009" style:parent-style-name="Normal" style:family="paragraph">
      <style:paragraph-properties fo:widows="0" fo:orphans="0"/>
      <style:text-properties fo:font-size="11pt" style:font-size-asian="11pt"/>
    </style:style>
    <style:style style:name="P1010" style:parent-style-name="Normal" style:family="paragraph">
      <style:paragraph-properties fo:widows="0" fo:orphans="0"/>
      <style:text-properties fo:font-size="11pt" style:font-size-asian="11pt"/>
    </style:style>
    <style:style style:name="P1011" style:parent-style-name="Normal" style:family="paragraph">
      <style:paragraph-properties fo:widows="0" fo:orphans="0"/>
      <style:text-properties fo:font-size="11pt" style:font-size-asian="11pt"/>
    </style:style>
    <style:style style:name="P1012" style:parent-style-name="Normal" style:family="paragraph">
      <style:paragraph-properties fo:widows="0" fo:orphans="0"/>
      <style:text-properties fo:font-size="11pt" style:font-size-asian="11pt"/>
    </style:style>
    <style:style style:name="TableCell1013" style:family="table-cell">
      <style:table-cell-properties fo:border="0.0069in solid #000000" fo:padding-top="0.0395in" fo:padding-left="0.0395in" fo:padding-bottom="0.0395in" fo:padding-right="0.0395in"/>
    </style:style>
    <style:style style:name="P1014" style:parent-style-name="Normal" style:family="paragraph">
      <style:paragraph-properties fo:widows="0" fo:orphans="0"/>
      <style:text-properties fo:hyphenate="false"/>
    </style:style>
    <style:style style:name="T1015" style:parent-style-name="DefaultParagraphFont" style:family="text">
      <style:text-properties fo:color="#000000" fo:font-size="11pt" style:font-size-asian="11pt"/>
    </style:style>
    <style:style style:name="T1016" style:parent-style-name="DefaultParagraphFont" style:family="text">
      <style:text-properties fo:font-style="italic" style:font-style-asian="italic" style:font-style-complex="italic" fo:color="#000000" fo:font-size="11pt" style:font-size-asian="11pt"/>
    </style:style>
    <style:style style:name="T1017" style:parent-style-name="DefaultParagraphFont" style:family="text">
      <style:text-properties fo:color="#000000" fo:font-size="11pt" style:font-size-asian="11pt"/>
    </style:style>
    <style:style style:name="TableCell1018" style:family="table-cell">
      <style:table-cell-properties fo:border="0.0069in solid #000000" fo:padding-top="0.0395in" fo:padding-left="0.0395in" fo:padding-bottom="0.0395in" fo:padding-right="0.0395in"/>
    </style:style>
    <style:style style:name="P1019" style:parent-style-name="Normal" style:family="paragraph">
      <style:paragraph-properties fo:widows="0" fo:orphans="0"/>
      <style:text-properties fo:color="#000000" fo:font-size="11pt" style:font-size-asian="11pt" fo:hyphenate="false"/>
    </style:style>
    <style:style style:name="P1020" style:parent-style-name="Normal" style:family="paragraph">
      <style:paragraph-properties fo:widows="0" fo:orphans="0" fo:text-align="justify"/>
      <style:text-properties fo:color="#000000" fo:hyphenate="false"/>
    </style:style>
    <style:style style:name="P1021" style:parent-style-name="Normal" style:family="paragraph">
      <style:paragraph-properties fo:widows="0" fo:orphans="0" fo:text-align="center"/>
      <style:text-properties fo:hyphenate="false"/>
    </style:style>
    <style:style style:name="T1022" style:parent-style-name="DefaultParagraphFont" style:family="text">
      <style:text-properties fo:color="#000000"/>
    </style:style>
    <style:style style:name="P1023" style:parent-style-name="Normal" style:family="paragraph">
      <style:paragraph-properties fo:widows="0" fo:orphans="0" fo:break-before="page" fo:text-indent="3.543in"/>
      <style:text-properties fo:hyphenate="false"/>
    </style:style>
    <style:style style:name="P1024" style:parent-style-name="Normal" style:family="paragraph">
      <style:paragraph-properties fo:widows="0" fo:orphans="0" fo:text-indent="3.543in"/>
      <style:text-properties fo:color="#000000" fo:hyphenate="false"/>
    </style:style>
    <style:style style:name="P1025" style:parent-style-name="Normal" style:family="paragraph">
      <style:paragraph-properties fo:widows="0" fo:orphans="0" fo:text-indent="3.543in"/>
      <style:text-properties fo:color="#000000" fo:hyphenate="false"/>
    </style:style>
    <style:style style:name="P1026" style:parent-style-name="Normal" style:family="paragraph">
      <style:paragraph-properties fo:widows="0" fo:orphans="0" fo:text-indent="3.543in"/>
      <style:text-properties fo:color="#000000" fo:hyphenate="false"/>
    </style:style>
    <style:style style:name="P1027" style:parent-style-name="Normal" style:family="paragraph">
      <style:paragraph-properties fo:widows="0" fo:orphans="0" fo:text-indent="3.543in"/>
      <style:text-properties fo:hyphenate="false"/>
    </style:style>
    <style:style style:name="T1028" style:parent-style-name="DefaultParagraphFont" style:family="text">
      <style:text-properties fo:color="#000000"/>
    </style:style>
    <style:style style:name="T1029" style:parent-style-name="DefaultParagraphFont" style:family="text">
      <style:text-properties fo:color="#000000"/>
    </style:style>
    <style:style style:name="P1030" style:parent-style-name="Normal" style:family="paragraph">
      <style:paragraph-properties fo:widows="0" fo:orphans="0" fo:text-align="justify"/>
      <style:text-properties fo:color="#000000" fo:hyphenate="false"/>
    </style:style>
    <style:style style:name="P1031" style:parent-style-name="Normal" style:family="paragraph">
      <style:paragraph-properties fo:widows="0" fo:orphans="0" fo:text-align="center"/>
      <style:text-properties fo:hyphenate="false"/>
    </style:style>
    <style:style style:name="T1032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T1033" style:parent-style-name="DefaultParagraphFont" style:family="text">
      <style:text-properties fo:font-weight="bold" style:font-weight-asian="bold" style:font-weight-complex="bold" fo:text-transform="uppercase" fo:color="#000000"/>
    </style:style>
    <style:style style:name="P1034" style:parent-style-name="Normal" style:family="paragraph">
      <style:paragraph-properties fo:widows="0" fo:orphans="0" fo:text-align="justify"/>
      <style:text-properties fo:color="#000000" fo:hyphenate="false"/>
    </style:style>
    <style:style style:name="P1035" style:parent-style-name="Normal" style:family="paragraph">
      <style:paragraph-properties fo:widows="0" fo:orphans="0" fo:text-align="justify" fo:text-indent="0.3937in"/>
      <style:text-properties fo:hyphenate="false"/>
    </style:style>
    <style:style style:name="T1036" style:parent-style-name="DefaultParagraphFont" style:family="text">
      <style:text-properties fo:color="#000000"/>
    </style:style>
    <style:style style:name="T1037" style:parent-style-name="DefaultParagraphFont" style:family="text">
      <style:text-properties fo:color="#000000"/>
    </style:style>
    <style:style style:name="P1038" style:parent-style-name="Normal" style:family="paragraph">
      <style:paragraph-properties fo:widows="0" fo:orphans="0" fo:text-align="justify" fo:text-indent="0.3937in"/>
      <style:text-properties fo:hyphenate="false"/>
    </style:style>
    <style:style style:name="T1039" style:parent-style-name="DefaultParagraphFont" style:family="text">
      <style:text-properties fo:color="#000000"/>
    </style:style>
    <style:style style:name="T1040" style:parent-style-name="DefaultParagraphFont" style:family="text">
      <style:text-properties fo:color="#000000"/>
    </style:style>
    <style:style style:name="P1041" style:parent-style-name="Normal" style:family="paragraph">
      <style:paragraph-properties fo:widows="0" fo:orphans="0" fo:text-align="justify" fo:text-indent="0.3937in"/>
      <style:text-properties fo:hyphenate="false"/>
    </style:style>
    <style:style style:name="T1042" style:parent-style-name="DefaultParagraphFont" style:family="text">
      <style:text-properties fo:color="#000000"/>
    </style:style>
    <style:style style:name="T1043" style:parent-style-name="DefaultParagraphFont" style:family="text">
      <style:text-properties fo:color="#000000"/>
    </style:style>
    <style:style style:name="T1044" style:parent-style-name="DefaultParagraphFont" style:family="text">
      <style:text-properties fo:color="#000000"/>
    </style:style>
    <style:style style:name="P1045" style:parent-style-name="Normal" style:family="paragraph">
      <style:paragraph-properties fo:widows="0" fo:orphans="0" fo:text-align="justify" fo:text-indent="0.3937in"/>
      <style:text-properties fo:hyphenate="false"/>
    </style:style>
    <style:style style:name="T1046" style:parent-style-name="DefaultParagraphFont" style:family="text">
      <style:text-properties fo:color="#000000"/>
    </style:style>
    <style:style style:name="T1047" style:parent-style-name="DefaultParagraphFont" style:family="text">
      <style:text-properties fo:color="#000000"/>
    </style:style>
    <style:style style:name="T1048" style:parent-style-name="DefaultParagraphFont" style:family="text">
      <style:text-properties fo:color="#000000"/>
    </style:style>
    <style:style style:name="P1049" style:parent-style-name="Normal" style:family="paragraph">
      <style:paragraph-properties fo:widows="0" fo:orphans="0" fo:text-align="justify" fo:text-indent="0.3937in"/>
      <style:text-properties fo:hyphenate="false"/>
    </style:style>
    <style:style style:name="T1050" style:parent-style-name="DefaultParagraphFont" style:family="text">
      <style:text-properties fo:color="#000000"/>
    </style:style>
    <style:style style:name="T1051" style:parent-style-name="DefaultParagraphFont" style:family="text">
      <style:text-properties fo:color="#000000"/>
    </style:style>
    <style:style style:name="P1052" style:parent-style-name="Normal" style:family="paragraph">
      <style:paragraph-properties fo:widows="0" fo:orphans="0" fo:text-align="justify" fo:text-indent="0.3937in"/>
      <style:text-properties fo:hyphenate="false"/>
    </style:style>
    <style:style style:name="T1053" style:parent-style-name="DefaultParagraphFont" style:family="text">
      <style:text-properties fo:color="#000000"/>
    </style:style>
    <style:style style:name="T1054" style:parent-style-name="DefaultParagraphFont" style:family="text">
      <style:text-properties fo:color="#000000"/>
    </style:style>
    <style:style style:name="T1055" style:parent-style-name="DefaultParagraphFont" style:family="text">
      <style:text-properties fo:color="#000000"/>
    </style:style>
    <style:style style:name="P1056" style:parent-style-name="Normal" style:family="paragraph">
      <style:paragraph-properties fo:widows="0" fo:orphans="0" fo:text-align="justify" fo:text-indent="0.3937in"/>
      <style:text-properties fo:hyphenate="false"/>
    </style:style>
    <style:style style:name="T1057" style:parent-style-name="DefaultParagraphFont" style:family="text">
      <style:text-properties fo:color="#000000"/>
    </style:style>
    <style:style style:name="T1058" style:parent-style-name="DefaultParagraphFont" style:family="text">
      <style:text-properties fo:color="#000000"/>
    </style:style>
    <style:style style:name="T1059" style:parent-style-name="DefaultParagraphFont" style:family="text">
      <style:text-properties fo:color="#000000"/>
    </style:style>
    <style:style style:name="P1060" style:parent-style-name="Normal" style:family="paragraph">
      <style:paragraph-properties fo:widows="0" fo:orphans="0" fo:text-align="justify" fo:text-indent="0.3937in"/>
      <style:text-properties fo:hyphenate="false"/>
    </style:style>
    <style:style style:name="T1061" style:parent-style-name="DefaultParagraphFont" style:family="text">
      <style:text-properties fo:color="#000000" fo:letter-spacing="-0.0041in"/>
    </style:style>
    <style:style style:name="T1062" style:parent-style-name="DefaultParagraphFont" style:family="text">
      <style:text-properties fo:color="#000000" fo:letter-spacing="-0.0041in"/>
    </style:style>
    <style:style style:name="T1063" style:parent-style-name="DefaultParagraphFont" style:family="text">
      <style:text-properties fo:color="#000000"/>
    </style:style>
    <style:style style:name="P1064" style:parent-style-name="Normal" style:family="paragraph">
      <style:paragraph-properties fo:widows="0" fo:orphans="0" fo:text-align="justify"/>
      <style:text-properties fo:hyphenate="false"/>
    </style:style>
    <style:style style:name="P1065" style:parent-style-name="Normal" style:family="paragraph">
      <style:paragraph-properties fo:widows="0" fo:orphans="0" fo:text-align="center"/>
      <style:text-properties fo:hyphenate="false"/>
    </style:style>
    <style:style style:name="T1066" style:parent-style-name="DefaultParagraphFont" style:family="text">
      <style:text-properties fo:color="#000000"/>
    </style:style>
    <style:style style:name="P1067" style:parent-style-name="Normal" style:family="paragraph">
      <style:paragraph-properties fo:text-align="justify"/>
      <style:text-properties fo:font-weight="bold" style:font-weight-asian="bold" fo:font-size="10pt" style:font-size-asian="10pt"/>
    </style:style>
    <style:style style:name="P1068" style:parent-style-name="Normal" style:family="paragraph">
      <style:paragraph-properties fo:text-align="justify"/>
      <style:text-properties fo:font-weight="bold" style:font-weight-asian="bold" fo:font-size="10pt" style:font-size-asian="10pt"/>
    </style:style>
    <style:style style:name="P1069" style:parent-style-name="Normal" style:family="paragraph">
      <style:paragraph-properties fo:text-align="justify"/>
    </style:style>
    <style:style style:name="T1070" style:parent-style-name="DefaultParagraphFont" style:family="text">
      <style:text-properties fo:font-weight="bold" style:font-weight-asian="bold" fo:font-size="10pt" style:font-size-asian="10pt"/>
    </style:style>
    <style:style style:name="P1071" style:parent-style-name="Normal" style:family="paragraph">
      <style:paragraph-properties fo:text-align="justify"/>
      <style:text-properties fo:font-size="10pt" style:font-size-asian="10pt"/>
    </style:style>
    <style:style style:name="P1072" style:parent-style-name="Normal" style:family="paragraph">
      <style:paragraph-properties fo:text-align="justify"/>
    </style:style>
    <style:style style:name="T1073" style:parent-style-name="DefaultParagraphFont" style:family="text">
      <style:text-properties fo:font-size="10pt" style:font-size-asian="10pt"/>
    </style:style>
    <style:style style:name="P1074" style:parent-style-name="Normal" style:family="paragraph">
      <style:paragraph-properties fo:text-align="justify"/>
    </style:style>
    <style:style style:name="T1075" style:parent-style-name="DefaultParagraphFont" style:family="text">
      <style:text-properties fo:font-size="10pt" style:font-size-asian="10pt"/>
    </style:style>
    <style:style style:name="P1076" style:parent-style-name="Normal" style:family="paragraph">
      <style:paragraph-properties fo:text-align="justify"/>
    </style:style>
    <style:style style:name="T1077" style:parent-style-name="DefaultParagraphFont" style:family="text">
      <style:text-properties fo:font-size="10pt" style:font-size-asian="10pt"/>
    </style:style>
    <style:style style:name="T1078" style:parent-style-name="DefaultParagraphFont" style:family="text">
      <style:text-properties style:font-name-asian="MS Mincho" style:font-style-complex="italic" fo:color="#0000FF" fo:font-size="10pt" style:font-size-asian="10pt" style:text-underline-type="single" style:text-underline-style="solid" style:text-underline-width="auto" style:text-underline-mode="continuous"/>
    </style:style>
    <style:style style:name="T1079" style:parent-style-name="DefaultParagraphFont" style:family="text">
      <style:text-properties style:font-name-asian="MS Mincho" style:font-style-complex="italic" fo:font-size="10pt" style:font-size-asian="10pt"/>
    </style:style>
    <style:style style:name="P1080" style:parent-style-name="Normal" style:family="paragraph">
      <style:paragraph-properties fo:text-align="justify"/>
    </style:style>
    <style:style style:name="T1081" style:parent-style-name="DefaultParagraphFont" style:family="text">
      <style:text-properties fo:font-size="10pt" style:font-size-asian="10pt"/>
    </style:style>
    <style:style style:name="T1082" style:parent-style-name="DefaultParagraphFont" style:family="text">
      <style:text-properties fo:font-size="10pt" style:font-size-asian="10pt"/>
    </style:style>
    <style:style style:name="P1083" style:parent-style-name="Normal" style:family="paragraph">
      <style:paragraph-properties fo:text-align="justify"/>
      <style:text-properties fo:font-size="10pt" style:font-size-asian="10pt"/>
    </style:style>
    <style:style style:name="P1084" style:parent-style-name="Normal" style:family="paragraph">
      <style:paragraph-properties fo:widows="0" fo:orphans="0"/>
    </style:style>
  </office:automatic-styles>
  <office:body>
    <office:text text:use-soft-page-breaks="true">
      <text:p text:style-name="P1"><text:span text:style-name="T4">Suvestinė redakcija nuo 2016-07-01</text:span></text:p>
      <text:p text:style-name="P5"/>
      <text:p text:style-name="P6"><text:span text:style-name="T7">Įsakymas paskelbtas: Žin. 2010, Nr.<text:s/></text:span><text:a xlink:href="https://www.e-tar.lt/portal/legalAct.html?documentId=TAR.993F6FB323AA" office:target-frame-name="_top" xlink:show="replace"><text:span text:style-name="T8">102-5321</text:span></text:a><text:span text:style-name="T9">, i. k. 1105080ISAK0000V-42</text:span></text:p>
      <text:p text:style-name="P10"/>
      <text:p text:style-name="P11">Nauja redakcija nuo 2016-07-01:</text:p>
      <text:p text:style-name="Normal"><text:span text:style-name="T12">Nr.<text:s/></text:span><text:a xlink:href="https://www.e-tar.lt/portal/legalAct.html?documentId=c54925d033a311e69cf5d89a5fdd27cc" office:target-frame-name="_top" xlink:show="replace"><text:span text:style-name="T13">(1.3 E)VE-61</text:span></text:a><text:span text:style-name="T14">, 2016-06-16, paskelbta TAR 2016-06-16, i. k. 2016-17169</text:span></text:p>
      <text:p text:style-name="P15"/>
      <text:p text:style-name="P16">LIETUVOS VYRIAUSIASIS ARCHYVARAS<text:s/></text:p>
      <text:p text:style-name="P17"/>
      <text:p text:style-name="P18">Į S A K Y M A S</text:p>
      <text:p text:style-name="P19">DĖL ELEKTRONINIU PARAŠU PASIRAŠYTO KOMPIUTERIO SKAITOMO ELEKTRONINIO DOKUMENTO SPECIFIKACIJOS MDOC-V1.0 PATVIRTINIMO</text:p>
      <text:p text:style-name="P20"/>
      <text:p text:style-name="P21">2010 m. rugpjūčio 25 d. Nr. V-42</text:p>
      <text:p text:style-name="P22">Vilnius</text:p>
      <text:p text:style-name="P23"/>
      <text:p text:style-name="P24"/>
      <text:p text:style-name="P25"><text:span text:style-name="T26">Vadovaudamasis Lietuvos Respublikos dokumentų ir archyvų įstatymo 5 straipsnio 3 dalies 6 punktu,</text:span></text:p>
      <text:p text:style-name="P27"><text:span text:style-name="T28">tvirtinu<text:s/></text:span><text:span text:style-name="T29">Elektroniniu parašu<text:s/></text:span><text:span text:style-name="T30">pasirašyto kompiuterio skaitomo elektroninio dokumento specifikaciją MDOC-V1.0 (pridedama).</text:span></text:p>
      <text:p text:style-name="P31"/>
      <text:p text:style-name="P32"/>
      <text:p text:style-name="P33"/>
      <text:p text:style-name="P34">Generalinis direktorius<text:s/><text:tab/>Vidas Grigoraitis</text:p>
      <text:p text:style-name="P35"/>
      <text:p text:style-name="Normal"/>
      <text:p text:style-name="P36"/>
      <text:soft-page-break/>
      <text:p text:style-name="P37">PATVIRTINTA</text:p>
      <text:p text:style-name="P38">Lietuvos archyvų departamento prie<text:s/></text:p>
      <text:p text:style-name="P39">Lietuvos Respublikos Vyriausybės<text:s/></text:p>
      <text:p text:style-name="P40">generalinio direktoriaus<text:s/></text:p>
      <text:p text:style-name="P41">2010 m. rugpjūčio 25 d.<text:s/></text:p>
      <text:p text:style-name="P42">įsakymu Nr. V-42</text:p>
      <text:p text:style-name="P43"/>
      <text:p text:style-name="P44"><text:span text:style-name="T45">ELEKTRONINIU PARAŠU PASIRAŠYTO KOMPIUTERIO SKAITOMO ELEKTRONINIO DOKUMENTO SPECIFIKACIJA MDOC-V1.0</text:span></text:p>
      <text:p text:style-name="P46"/>
      <text:p text:style-name="P47"><text:span text:style-name="T48">I</text:span><text:span text:style-name="T49"><text:s/></text:span><text:span text:style-name="T50">SKYRIUS<text:s/></text:span><text:span text:style-name="T51"><text:line-break/>BENDROSIOS NUOSTATOS<text:s/></text:span></text:p>
      <text:p text:style-name="P52">Pakeistas skyriaus pavadinimas:</text:p>
      <text:p text:style-name="P53"><text:span text:style-name="T54">Nr.<text:s/></text:span><text:a xlink:href="https://www.e-tar.lt/portal/legalAct.html?documentId=c54925d033a311e69cf5d89a5fdd27cc" office:target-frame-name="_top" xlink:show="replace"><text:span text:style-name="T55">(1.3 E)VE-61</text:span></text:a><text:span text:style-name="T56">, 2016-06-16, paskelbta TAR 2016-06-16, i. k. 2016-17169</text:span></text:p>
      <text:p text:style-name="Normal"/>
      <text:p text:style-name="P57"><text:span text:style-name="T58">1</text:span><text:span text:style-name="T59">. Elektroniniu parašu pasirašyto kompiuterio skaitomo elektroninio dokumento specifikacija MDOC-V1.0 (toliau – MDOC-V1.0 specifikacija) nustato elektroniniu parašu pasirašyto kompiuterio skaitomo oficialiojo elektroninio dokumento<text:s/></text:span><text:span text:style-name="T60">(toliau – elektroninis do</text:span><text:span text:style-name="T61">kumentas)<text:s/></text:span><text:span text:style-name="T62">loginę ir fizinę struktūrą, fizinės struktūros rinkmenų formatus, elektroninių parašų formatus, jų sukūrimo bei tikrinimo reikalavimus.</text:span><text:s/></text:p>
      <text:p text:style-name="P63">Punkto pakeitimai:</text:p>
      <text:p text:style-name="P64"><text:span text:style-name="T65">Nr.<text:s/></text:span><text:a xlink:href="https://www.e-tar.lt/portal/legalAct.html?documentId=c54925d033a311e69cf5d89a5fdd27cc" office:target-frame-name="_top" xlink:show="replace"><text:span text:style-name="T66">(1.3 E)VE-61</text:span></text:a><text:span text:style-name="T67">, 2016-06-16, paskelbta TAR 2016-06-16, i. k. 2016-17169</text:span></text:p>
      <text:p text:style-name="Normal"/>
      <text:p text:style-name="P68"><text:span text:style-name="T69">2</text:span><text:span text:style-name="T70">. Kompiuterio skaitomas elektroninis dokumentas turi atitikti Elektroniniu parašu pasirašyto elektroninio dokumento specifikacijoje ADOC-V1.0, patvirtintoje Lietuvos arc</text:span><text:span text:style-name="T71">hyvų departamento prie Lietuvos Respublikos Vyriausybės generalinio direktoriaus 2009 m. rugsėjo 7 d. įsakymu Nr. V-60 (su visais pakeitimais) (toliau – ADOC-V1.0 specifikacija)</text:span><text:span text:style-name="T72"><text:s/></text:span><text:span text:style-name="T73">ir MDOC-V1.0 specifikacijoje nustatytus elektroniniu parašu pasirašyto oficial</text:span><text:span text:style-name="T74">iojo</text:span><text:span text:style-name="T75"><text:s/></text:span><text:span text:style-name="T76">elektroninio dokumento reikalavimus.</text:span><text:s/></text:p>
      <text:p text:style-name="P77">Punkto pakeitimai:</text:p>
      <text:p text:style-name="P78"><text:span text:style-name="T79">Nr.<text:s/></text:span><text:a xlink:href="https://www.e-tar.lt/portal/legalAct.html?documentId=c54925d033a311e69cf5d89a5fdd27cc" office:target-frame-name="_top" xlink:show="replace"><text:span text:style-name="T80">(1.3 E)VE-61</text:span></text:a><text:span text:style-name="T81">, 2016-06-16, paskelbta TAR 2016-06-16, i. k. 2016-17169</text:span></text:p>
      <text:p text:style-name="Normal"/>
      <text:p text:style-name="P82"><text:span text:style-name="T83">3</text:span><text:span text:style-name="T84">. MDOC-V1.0<text:s/></text:span><text:span text:style-name="T85">specifikacijoje vartojamos sąvokos:</text:span></text:p>
      <text:p text:style-name="P86"><text:span text:style-name="T87">3.1</text:span><text:span text:style-name="T88">.<text:s/></text:span><text:span text:style-name="T89">Kompiuterio skaitomas formatas</text:span><text:span text:style-name="T90"><text:s/>– struktūrizuotų duomenų rinkmenos formatas.</text:span></text:p>
      <text:p text:style-name="P91"><text:span text:style-name="T92">3.2</text:span><text:span text:style-name="T93">.<text:s/></text:span><text:span text:style-name="T94">Atvaizdavimo aprašo rinkmena</text:span><text:span text:style-name="T95"><text:s/></text:span><text:span text:style-name="T96">– rinkmena, atvaizduojanti kompiuterio skaitomos rinkmenos turinio informaciją žmogui suprantama<text:s/></text:span><text:span text:style-name="T97">forma.</text:span></text:p>
      <text:p text:style-name="P98"><text:span text:style-name="T99">3.3</text:span><text:span text:style-name="T100">.<text:s/></text:span><text:span text:style-name="T101">Atvaizdavimo aprašo formatas</text:span><text:span text:style-name="T102"><text:s/></text:span><text:span text:style-name="T103">– atvaizdavimo aprašo rinkmenos formatas.</text:span></text:p>
      <text:p text:style-name="P104"><text:span text:style-name="T105">3.4</text:span><text:span text:style-name="T106">.<text:s/></text:span><text:span text:style-name="T107">Kompiuterio skaitomas elektroninis</text:span><text:span text:style-name="T108"><text:s/></text:span><text:span text:style-name="T109">dokumentas</text:span><text:span text:style-name="T110"><text:s/>– oficialusis elektroninis dokumentas, kurio turinį ar dalį turinio sudaro kompiuterio skaitomas formatas.</text:span></text:p>
      <text:p text:style-name="P111"><text:span text:style-name="T112">3.5</text:span><text:span text:style-name="T113">. Kitos MDOC-V1.0 specifikacijoje vartojamos sąvokos suprantamos taip, kaip jos apibrėžtos<text:s/></text:span><text:span text:style-name="T114">2014 m. liepos 23 d. Europos Parlamento ir Tarybos reglamente (ES) Nr. 910/2014 dėl elektroninės atpažinties ir elektroninių operacijų patikimumo užtikrinimo paslaug</text:span><text:span text:style-name="T115">ų vidaus rinkoje, kuriuo panaikinama Direktyva 1999/93/EB,<text:s/></text:span><text:span text:style-name="T116">ADOC-V1.0 specifikacijoje ir kituose teisės norminiuose aktuose.</text:span><text:s/></text:p>
      <text:p text:style-name="P117">Punkto pakeitimai:</text:p>
      <text:p text:style-name="P118"><text:span text:style-name="T119">Nr.<text:s/></text:span><text:a xlink:href="https://www.e-tar.lt/portal/legalAct.html?documentId=c54925d033a311e69cf5d89a5fdd27cc" office:target-frame-name="_top" xlink:show="replace"><text:span text:style-name="T120">(1.3 E)V</text:span><text:span text:style-name="T121">E-61</text:span></text:a><text:span text:style-name="T122">, 2016-06-16, paskelbta TAR 2016-06-16, i. k. 2016-17169</text:span></text:p>
      <text:p text:style-name="Normal"/>
      <text:p text:style-name="P123"><text:span text:style-name="T124">II</text:span><text:span text:style-name="T125"><text:s/></text:span><text:span text:style-name="T126">SKYRIUS<text:s/></text:span><text:span text:style-name="T127"><text:line-break/>KOMPIUTERIO SKAITOMO ELEKTRONINIO DOKUMENTO STRUKTŪRA<text:s/></text:span></text:p>
      <text:p text:style-name="P128">Pakeistas skyriaus pavadinimas:</text:p>
      <text:p text:style-name="P129"><text:span text:style-name="T130">Nr.<text:s/></text:span><text:a xlink:href="https://www.e-tar.lt/portal/legalAct.html?documentId=c54925d033a311e69cf5d89a5fdd27cc" office:target-frame-name="_top" xlink:show="replace"><text:span text:style-name="T131">(1.3 E)VE-61</text:span></text:a><text:span text:style-name="T132">, 2016-06-16, paskelbta TAR 2016-06-16, i. k. 2016-17169</text:span></text:p>
      <text:p text:style-name="Normal"/>
      <text:p text:style-name="P133"><text:span text:style-name="T134">4</text:span><text:span text:style-name="T135">. Kompiuterio skaitomo elektroninio dokumento pakuotės fizinė struktūra ir ją sudaranči</text:span><text:span text:style-name="T136">ų dalių tarpusavio sąsajos, metaduomenys, elektroniniai parašai turi visiškai atitikti<text:s/></text:span><text:soft-page-break/><text:span text:style-name="T137">ADOC-V1.0 specifikacijos nustatytus reikalavimus.</text:span></text:p>
      <text:p text:style-name="P138"><text:span text:style-name="T139">5</text:span><text:span text:style-name="T140">. Kompiuterio skaitomo elektroninio dokumento turinys rengiamas vadovaujantis ADOC-V1.0 specifikacijos reikalavima</text:span><text:span text:style-name="T141">is tiek, kiek jie neprieštarauja MDOC-V1.0 specifikacijos 8–11 punktuose nustatytiems reikalavimams.</text:span></text:p>
      <text:p text:style-name="P142"><text:span text:style-name="T143">6</text:span><text:span text:style-name="T144">. Kompiuterio skaitomo elektroninio dokumento pakuotėje turi būti tekstinė rinkmena „mimetype“, įdėta vadovaujantis ADOC-V1.0 specifikacijos II skyriu</text:span><text:span text:style-name="T145">je nustatytais reikalavimais, kurios turinyje turi būti nurodytas MIME tipo žymuo.</text:span></text:p>
      <text:p text:style-name="P146"><text:span text:style-name="T147">7</text:span><text:span text:style-name="T148">. Kompiuterio skaitomo elektroninio dokumento specifikacijos formato, turinio, elektroninių parašų ir metaduomenų tikrinimas vykdomas ADOC-V1.0 specifikacijos VI skyriu</text:span><text:span text:style-name="T149">je nustatytais etapais, papildomai įtraukiant atitikties MDOC-V1.0 specifikacijos II ir III skyriuose nustatytiems reikalavimams patikrą.</text:span><text:s/></text:p>
      <text:p text:style-name="P150">Punkto pakeitimai:</text:p>
      <text:p text:style-name="P151"><text:span text:style-name="T152">Nr.<text:s/></text:span><text:a xlink:href="https://www.e-tar.lt/portal/legalAct.html?documentId=c54925d033a311e69cf5d89a5fdd27cc" office:target-frame-name="_top" xlink:show="replace"><text:span text:style-name="T153">(1.3 E)VE-61</text:span></text:a><text:span text:style-name="T154">, 2016-06-16, paskelbta TAR 2016-06-16, i. k. 2016-17169</text:span></text:p>
      <text:p text:style-name="Normal"/>
      <text:p text:style-name="P155"><text:span text:style-name="T156">III</text:span><text:span text:style-name="T157"><text:s/></text:span><text:span text:style-name="T158">SKYRIUS<text:s/></text:span><text:span text:style-name="T159"><text:line-break/>KOMPIUTERIO SKAITOMO ELEKTRONINIO DOKUMENTO TURINYS<text:s/></text:span></text:p>
      <text:p text:style-name="P160">Pakeistas skyriaus pavadinimas:</text:p>
      <text:p text:style-name="P161"><text:span text:style-name="T162">Nr.<text:s/></text:span><text:a xlink:href="https://www.e-tar.lt/portal/legalAct.html?documentId=c54925d033a311e69cf5d89a5fdd27cc" office:target-frame-name="_top" xlink:show="replace"><text:span text:style-name="T163">(1.3 E)VE-61</text:span></text:a><text:span text:style-name="T164">, 2016-06-16, paskelbta TAR 2016-06-16, i. k. 2016-17169</text:span></text:p>
      <text:p text:style-name="Normal"/>
      <text:p text:style-name="P165"><text:span text:style-name="T166">8</text:span><text:span text:style-name="T167">. Kompiuterio skaitomo elektroninio dokumento turinį sudaro šios dalys:</text:span></text:p>
      <text:p text:style-name="P168"><text:span text:style-name="T169">8.1</text:span><text:span text:style-name="T170">.<text:s/></text:span><text:span text:style-name="T171">privaloma pagrindinio dokumento rinkmena, sudaryta vienu iš MDOC-V1.0 specifikacijos 1 priedo 1, 2 ir 5 punktuose nustatytų formatų (1 priedas);</text:span></text:p>
      <text:p text:style-name="P172"><text:span text:style-name="T173">8.2</text:span><text:span text:style-name="T174">. MDOC-V1.0 specifikacijos 1 priede nustatyto formato viena privaloma pagrindinio dokumento priedo rinkm</text:span><text:span text:style-name="T175">ena MDOC-V1.0 specifikacijos 2 priedo 2–5 punktuose nustatytais atvejais ir priedo neprivalomų vieno arba kelių priedų rinkmenos MDOC-V1.0 specifikacijos 2 priedo 2–4 punktuose nustatytais atvejais;</text:span></text:p>
      <text:p text:style-name="P176"><text:span text:style-name="T177">8.3</text:span><text:span text:style-name="T178">. MDOC-V1.0 specifikacijos 1 priede nustatyto form</text:span><text:span text:style-name="T179">ato pagrindinio dokumento neprivalomų vieno arba kelių priedų rinkmenos MDOC-V1.0 specifikacijos 2 priedo 1–5 punktuose nustatytais atvejais.</text:span></text:p>
      <text:p text:style-name="P180"><text:span text:style-name="T181">9</text:span><text:span text:style-name="T182">. Pagal MDOC-V1.0 specifikaciją rengiamų kompiuterio skaitomų elektroninių dokumentų turinyje negali būti p</text:span><text:span text:style-name="T183">ridedamų dokumentų.</text:span></text:p>
      <text:p text:style-name="P184"><text:span text:style-name="T185">10</text:span><text:span text:style-name="T186">. Kompiuterio skaitomo elektroninio dokumento turinio pagrindinio dokumento ir priedų rinkmenų formatai (1 priedas) turi atitikti konkretų formatą aprašančio standarto ar rekomendacijos reikalavimus.</text:span></text:p>
      <text:p text:style-name="P187"><text:span text:style-name="T188">11</text:span><text:span text:style-name="T189">. Kompiuterio skaitomo e</text:span><text:span text:style-name="T190">lektroninio dokumento turinys sudaromas tokia tvarka:</text:span></text:p>
      <text:p text:style-name="P191"><text:span text:style-name="T192">11.1</text:span><text:span text:style-name="T193">. kompiuterio skaitomo elektroninio dokumento turinys sudaromas vienu iš MDOC-V1.0 specifikacijos 2 priedo 1–5 punktuose nurodytų būdų;</text:span></text:p>
      <text:p text:style-name="P194"><text:span text:style-name="T195">11.2</text:span><text:span text:style-name="T196">. kompiuterio skaitomo elektroninio dokumento turini</text:span><text:span text:style-name="T197">o pagrindinio dokumento privalomi priedai gali turėti kitų priedų (2 priedas);</text:span></text:p>
      <text:p text:style-name="P198"><text:span text:style-name="T199">11.3</text:span><text:span text:style-name="T200">. kompiuterio skaitomo elektroninio dokumento turinio pagrindinio dokumento neprivalomi priedai negali turėti kitų priedų;</text:span></text:p>
      <text:p text:style-name="P201"><text:span text:style-name="T202">11.4</text:span><text:span text:style-name="T203">. kiekvienu tvirtinimo paskirties elek</text:span><text:span text:style-name="T204">troniniu parašu, kuriuo pasirašomas pagrindinis dokumentas, turi būti pasirašomas ir pagrindinio dokumento privalomas priedas</text:span><text:span text:style-name="T205"><text:s/></text:span><text:span text:style-name="T206">bei<text:s/></text:span><text:span text:style-name="T207">šio priedo priedai, jei tokių yra;</text:span><text:s/></text:p>
      <text:p text:style-name="P208">Punkto pakeitimai:</text:p>
      <text:p text:style-name="P209"><text:span text:style-name="T210">Nr.<text:s/></text:span><text:a xlink:href="https://www.e-tar.lt/portal/legalAct.html?documentId=c54925d033a311e69cf5d89a5fdd27cc" office:target-frame-name="_top" xlink:show="replace"><text:span text:style-name="T211">(1.3 E)VE-61</text:span></text:a><text:span text:style-name="T212">, 2016-06-16, paskelbta TAR 2016-06-16, i. k. 2016-17169</text:span></text:p>
      <text:p text:style-name="Normal"/>
      <text:p text:style-name="P213"><text:span text:style-name="T214">11.5</text:span><text:span text:style-name="T215">. pagrindinio dokumento ir jo privalomų priedų turinio informacija turi sutapti.</text:span></text:p>
      <text:p text:style-name="P216"/>
      <text:p text:style-name="P217"><text:span text:style-name="T218">IV</text:span><text:span text:style-name="T219"><text:s/></text:span><text:span text:style-name="T220">SKYRIUS<text:s/></text:span><text:span text:style-name="T221"><text:line-break/>ATVAIZDAVIMO REIKALAVIMAI<text:s/></text:span></text:p>
      <text:p text:style-name="P222">Pakeistas skyriaus pavadinimas:</text:p>
      <text:p text:style-name="P223"><text:span text:style-name="T224">Nr.<text:s/></text:span><text:a xlink:href="https://www.e-tar.lt/portal/legalAct.html?documentId=c54925d033a311e69cf5d89a5fdd27cc" office:target-frame-name="_top" xlink:show="replace"><text:span text:style-name="T225">(1.3 E)VE-61</text:span></text:a><text:span text:style-name="T226">, 2016-06-16, paskelbta TAR 2016-06-16, i. k. 2016-17169</text:span></text:p>
      <text:p text:style-name="Normal"/>
      <text:p text:style-name="P227"><text:span text:style-name="T228">12</text:span><text:span text:style-name="T229">. Kompiuterio skaitomos rinkmenos informacija turi būti atvaizduojama statiškai ir nekisti laikui bėgant. Informacijai atvaizduoti neturi būti naudojami garso ar vaizdo efektai, vaizdas turi būti formuojamas nenaudojant informacinių išteklių, esančių už k</text:span><text:span text:style-name="T230">ompiuterio skaitomo elektroninio dokumento pakuotės ribų.</text:span></text:p>
      <text:p text:style-name="P231"><text:span text:style-name="T232">13</text:span><text:span text:style-name="T233">. Atvaizdavimo aprašo rinkmenų ištekliams (pvz., piešiniams) identifikuoti turi būti naudojamos reliatyvios, pakuotės šakniniame kataloge esančios URI nuorodos (angl.<text:s/></text:span><text:span text:style-name="T234">relative</text:span><text:span text:style-name="T235">‑ref</text:span><text:span text:style-name="T236">), sudaromos<text:s/></text:span><text:span text:style-name="T237">pagal RFC 3986 „Universalusis išteklių identifikatorius (URI): Bendroji sintaksė“ rekomendacijas. Neturi būti absoliučių URI nuorodų, taip pat nuorodų ar jų fragmentų, žyminčių už pakuotės ribų esančias rinkmenas ar katalogus.</text:span></text:p>
      <text:p text:style-name="P238"><text:span text:style-name="T239">14</text:span><text:span text:style-name="T240">. Pakopinių stilių lent</text:span><text:span text:style-name="T241">elių formato (1 priedo 4.1 punktas) rinkmenos informacijai atvaizduoti turi būti naudojamos tik ekrano (angl.</text:span><text:span text:style-name="T242"><text:s/>screen</text:span><text:span text:style-name="T243">) tipo daugialypės terpės priemonės.</text:span></text:p>
      <text:p text:style-name="P244"><text:span text:style-name="T245">15</text:span><text:span text:style-name="T246">. XSL transformacijų formato (1 priedo 4.2 punktas) rinkmenose negali būti naudojami:</text:span></text:p>
      <text:p text:style-name="P247"><text:span text:style-name="T248">15.1</text:span><text:span text:style-name="T249">.<text:s/></text:span><text:span text:style-name="T250">xsl:include</text:span><text:span text:style-name="T251"><text:s/>ir<text:s/></text:span><text:span text:style-name="T252">xsl:import</text:span><text:span text:style-name="T253"><text:s/>instrukcijos;</text:span></text:p>
      <text:p text:style-name="P254"><text:span text:style-name="T255">15.2</text:span><text:span text:style-name="T256">. W3C rekomendacijos „XSL transformacijos“ [8] 2.7 skyriuje „Embedding Stylesheets“ aprašytos įdėtinės stilių lentelės;</text:span></text:p>
      <text:p text:style-name="P257"><text:span text:style-name="T258">15.3</text:span><text:span text:style-name="T259">. W3C rekomendacijos „XSL transformacijos“ [8] 12.1 skyriuje „Multiple Source Do</text:span><text:span text:style-name="T260">cuments“ aprašyta funkcija<text:s/></text:span><text:span text:style-name="T261">document</text:span><text:span text:style-name="T262">();</text:span></text:p>
      <text:p text:style-name="P263"><text:span text:style-name="T264">15.4</text:span><text:span text:style-name="T265">. W3C rekomendacijos „XSL transformacijos“ [8] 12.4 skyriuje „Miscellaneous Additional Functions“ aprašyta<text:s/></text:span><text:span text:style-name="T266">system-property</text:span><text:span text:style-name="T267">() funkcija;</text:span></text:p>
      <text:p text:style-name="P268"><text:span text:style-name="T269">15.5</text:span><text:span text:style-name="T270">. W3C rekomendacijos „XSL transformacijos“ [8] 13 skyriuje „Messag</text:span><text:span text:style-name="T271">es“ aprašyta<text:s/></text:span><text:span text:style-name="T272">xsl:message<text:s/></text:span><text:span text:style-name="T273">instrukcija;</text:span></text:p>
      <text:p text:style-name="P274"><text:span text:style-name="T275">15.6</text:span><text:span text:style-name="T276">. W3C rekomendacijos „XSL transformacijos“ [8] 14 skyriuje „Extensions“ aprašytas išplėtimų mechanizmas.</text:span></text:p>
      <text:p text:style-name="P277"><text:span text:style-name="T278">16</text:span><text:span text:style-name="T279">. XSL formatavimo objektų formato (1 priedo 4.3 punktas) rinkmenose negali būti naudojami W3C rek</text:span><text:span text:style-name="T280">omendacijos „Išplėstinė stilių lentelių kalba XSL“ [7] 6.9 skyriuje „Dynamic Effects: Link and Multi Formatting Objects“ ir 7.23 skyriuje „Properties for Dynamic Effects Formatting Objects“ aprašyti dinaminiai ir 7.7 skyriuje „Common Aural Properties“ apra</text:span><text:span text:style-name="T281">šyti garso efektai.</text:span></text:p>
      <text:p text:style-name="P282"><text:span text:style-name="T283">17</text:span><text:span text:style-name="T284">. Atlikus XSL transformaciją turi būti sukurta viena iš šių formatų rinkmenų:</text:span></text:p>
      <text:p text:style-name="P285"><text:span text:style-name="T286">17.1</text:span><text:span text:style-name="T287">. HTML formato rinkmena, atitinkanti W3C rekomendacijos „Hiperteksto dokumentų aprašų kalba“ 4.01 versiją [3];</text:span></text:p>
      <text:p text:style-name="P288"><text:span text:style-name="T289">17.2</text:span><text:span text:style-name="T290">. XHTLM formato rinkmena, a</text:span><text:span text:style-name="T291">titinkanti W3C rekomendacijos „Išplėstinė hiperteksto dokumentų aprašų kalba (antras leidimas)“ 1.0 versijos [4] reikalavimus;</text:span></text:p>
      <text:p text:style-name="P292"><text:span text:style-name="T293">17.3</text:span><text:span text:style-name="T294">. XSL formatavimo objektų formato rinkmena, atitinkanti W3C rekomendacijos „Išplėstinė stilių lentelių kalba (XSL)“</text:span><text:span text:style-name="T295"><text:s/></text:span><text:span text:style-name="T296">1.1 v</text:span><text:span text:style-name="T297">ersiją [7] ir MDOC-V1.0 specifikacijos 15 punkte nustatytus reikalavimus.</text:span></text:p>
      <text:p text:style-name="P298"><text:span text:style-name="T299">18</text:span><text:span text:style-name="T300">. HTML ir XHTML formato rinkmenos turi atitikti šiuos reikalavimus:</text:span></text:p>
      <text:p text:style-name="P301"><text:span text:style-name="T302">18.1</text:span><text:span text:style-name="T303">. šiose rinkmenose negali būti naudojamos scenarijų kalbos;</text:span></text:p>
      <text:p text:style-name="P304"><text:span text:style-name="T305">18.2</text:span><text:span text:style-name="T306">. šiose rinkmenose gali būti nau</text:span><text:span text:style-name="T307">dojamos įdėtinės pakopinių stilių lentelės (2.1 versija) [2];</text:span></text:p>
      <text:p text:style-name="P308"><text:span text:style-name="T309">18.3</text:span><text:span text:style-name="T310">. rinkmenose esantys ištekliai (pvz., piešinių) turi atitikti MDOC-V1.0 specifikacijos 13 punkto reikalavimus.</text:span></text:p>
      <text:p text:style-name="P311"/>
      <text:p text:style-name="P312"><text:span text:style-name="T313">_________________</text:span></text:p>
      <text:p text:style-name="P314"/>
      <text:soft-page-break/>
      <text:p text:style-name="P315">Elektroniniu parašu pasirašyto<text:s/></text:p>
      <text:p text:style-name="P316">kompiuterio skaitomo elektroninio<text:s/></text:p>
      <text:p text:style-name="P317">dokumento specifikacijos MDOC-V1.0</text:p>
      <text:p text:style-name="P318"><text:span text:style-name="T319">1</text:span><text:span text:style-name="T320"><text:s/>priedas</text:span></text:p>
      <text:p text:style-name="P321"/>
      <text:p text:style-name="P322"><text:span text:style-name="T323">KOMPIUTERIO SKAITOMO ELEKTRONINIO DOKUMENTO TURINIO RINKMENŲ FORMATAI</text:span></text:p>
      <text:p text:style-name="P324"/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Eil. Nr.<text:s/></text:p>
          </table:table-cell>
          <table:table-cell table:style-name="TableCell332" table:number-columns-spanned="2">
            <text:p text:style-name="P333"><text:span text:style-name="T334">1. ABBYY eFormFiller duomenų formatas</text:span></text:p>
          </table:table-cell>
          <table:covered-table-cell/>
        </table:table-row>
        <table:table-row table:style-name="TableRow335">
          <table:table-cell table:style-name="TableCell336" table:number-rows-spanned="3">
            <text:p text:style-name="P337">1.1.</text:p>
          </table:table-cell>
          <table:table-cell table:style-name="TableCell338">
            <text:p text:style-name="P339"><text:span text:style-name="T340">Formato pavadinimas<text:s/></text:span><text:span text:style-name="T341">–</text:span></text:p>
          </table:table-cell>
          <table:table-cell table:style-name="TableCell342">
            <text:p text:style-name="P343">ABBYY eFormFiller<text:s/>duomenų formatas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Rinkmenos plėtinys<text:s/></text:span><text:span text:style-name="T349">–</text:span></text:p>
          </table:table-cell>
          <table:table-cell table:style-name="TableCell350">
            <text:p text:style-name="P351">ffdata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Rinkmenos MIME tipo žymuo<text:s/></text:span><text:span text:style-name="T357">–</text:span></text:p>
          </table:table-cell>
          <table:table-cell table:style-name="TableCell358">
            <text:p text:style-name="P359">application/vnd.abbyy.eformfiller.data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 table:number-columns-spanned="2">
            <text:p text:style-name="P364"><text:span text:style-name="T365">2. Išplėstinės dokumentų aprašų kalbos (XML) formatas</text:span></text:p>
          </table:table-cell>
          <table:covered-table-cell/>
        </table:table-row>
        <table:table-row table:style-name="TableRow366">
          <table:table-cell table:style-name="TableCell367" table:number-rows-spanned="4">
            <text:p text:style-name="P368">2.1.<text:s/></text:p>
          </table:table-cell>
          <table:table-cell table:style-name="TableCell369">
            <text:p text:style-name="P370"><text:span text:style-name="T371">Formato pavadinimas<text:s/></text:span><text:span text:style-name="T372">–</text:span></text:p>
          </table:table-cell>
          <table:table-cell table:style-name="TableCell373">
            <text:p text:style-name="P374">Išplėstinės dokumentų aprašų kalbos (XML) formatas, 1.0<text:s/>versija</text:p>
          </table:table-cell>
        </table:table-row>
        <table:table-row table:style-name="TableRow375">
          <table:covered-table-cell>
            <text:p text:style-name="P376"/>
          </table:covered-table-cell>
          <table:table-cell table:style-name="TableCell377">
            <text:p text:style-name="P378"><text:span text:style-name="T379">Rinkmenos plėtinys<text:s/></text:span><text:span text:style-name="T380">–</text:span></text:p>
          </table:table-cell>
          <table:table-cell table:style-name="TableCell381">
            <text:p text:style-name="P382">xml</text:p>
          </table:table-cell>
        </table:table-row>
        <table:table-row table:style-name="TableRow383">
          <table:covered-table-cell>
            <text:p text:style-name="P384"/>
          </table:covered-table-cell>
          <table:table-cell table:style-name="TableCell385">
            <text:p text:style-name="P386"><text:span text:style-name="T387">Rinkmenos MIME tipo žymuo<text:s/></text:span><text:span text:style-name="T388">–</text:span></text:p>
          </table:table-cell>
          <table:table-cell table:style-name="TableCell389">
            <text:p text:style-name="P390">text/xml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<text:span text:style-name="T395">Formatą aprašantis standartas<text:s/></text:span><text:span text:style-name="T396">–</text:span></text:p>
          </table:table-cell>
          <table:table-cell table:style-name="TableCell397">
            <text:p text:style-name="P398">W3C rekomendacija „Išplėstinė dokumentų aprašų kalba (penktas leidimas)“ (angl. „Extensible Markup Language – XML (Fifth Edition)“),<text:s/></text:p>
            <text:p text:style-name="P399">http://www.w3.org/TR/2008/REC-xml-20081126/, 2008</text:p>
          </table:table-cell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 table:number-columns-spanned="2">
            <text:p text:style-name="P404"><text:span text:style-name="T405">3. ABBYY eFormFiller šablonų formatas</text:span></text:p>
          </table:table-cell>
          <table:covered-table-cell/>
        </table:table-row>
        <table:table-row table:style-name="TableRow406">
          <table:table-cell table:style-name="TableCell407" table:number-rows-spanned="3">
            <text:p text:style-name="P408">3.1.<text:s/></text:p>
          </table:table-cell>
          <table:table-cell table:style-name="TableCell409">
            <text:p text:style-name="P410"><text:span text:style-name="T411">Formato pavadinimas<text:s/></text:span><text:span text:style-name="T412">–</text:span></text:p>
          </table:table-cell>
          <table:table-cell table:style-name="TableCell413">
            <text:p text:style-name="P414">ABBYY eFormFiller šablonų formatas, 1.1, 1.2 versijos<text:s/></text:p>
          </table:table-cell>
        </table:table-row>
        <table:table-row table:style-name="TableRow415">
          <table:covered-table-cell>
            <text:p text:style-name="P416"/>
          </table:covered-table-cell>
          <table:table-cell table:style-name="TableCell417">
            <text:p text:style-name="P418"><text:span text:style-name="T419">Rinkmenos plėtinys<text:s/></text:span><text:span text:style-name="T420">–</text:span></text:p>
          </table:table-cell>
          <table:table-cell table:style-name="TableCell421">
            <text:p text:style-name="P422">mxfd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<text:span text:style-name="T427">Rinkmenos MIME tipo žymuo<text:s/></text:span><text:span text:style-name="T428">–</text:span></text:p>
          </table:table-cell>
          <table:table-cell table:style-name="TableCell429">
            <text:p text:style-name="P430">application/vnd.abbyy.eformfiller.form</text:p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 table:number-columns-spanned="2">
            <text:p text:style-name="P435"><text:span text:style-name="T436">4. Atvaizdavimo aprašo formatai</text:span></text:p>
          </table:table-cell>
          <table:covered-table-cell/>
        </table:table-row>
        <table:table-row table:style-name="TableRow437">
          <table:table-cell table:style-name="TableCell438" table:number-rows-spanned="4">
            <text:p text:style-name="P439">4.1.<text:s/></text:p>
          </table:table-cell>
          <table:table-cell table:style-name="TableCell440">
            <text:p text:style-name="P441"><text:span text:style-name="T442">Formato pavadinimas<text:s/></text:span><text:span text:style-name="T443">–</text:span></text:p>
          </table:table-cell>
          <table:table-cell table:style-name="TableCell444">
            <text:p text:style-name="P445"><text:span text:style-name="T446">Pakopinių stilių lentelių (angl.<text:s/></text:span><text:span text:style-name="T447">Cascading Style Sheets</text:span><text:span text:style-name="T448">) formatas, 2.1 versija</text:span></text:p>
          </table:table-cell>
        </table:table-row>
        <table:table-row table:style-name="TableRow449">
          <table:covered-table-cell>
            <text:p text:style-name="P450"/>
          </table:covered-table-cell>
          <table:table-cell table:style-name="TableCell451">
            <text:p text:style-name="P452"><text:span text:style-name="T453">Rinkmenos plėtinys<text:s/></text:span><text:span text:style-name="T454">–</text:span></text:p>
          </table:table-cell>
          <table:table-cell table:style-name="TableCell455">
            <text:p text:style-name="P456">css</text:p>
          </table:table-cell>
        </table:table-row>
        <table:table-row table:style-name="TableRow457">
          <table:covered-table-cell>
            <text:p text:style-name="P458"/>
          </table:covered-table-cell>
          <table:table-cell table:style-name="TableCell459">
            <text:p text:style-name="P460"><text:span text:style-name="T461">Rinkmenos MIME tipo žymuo<text:s/></text:span><text:span text:style-name="T462">–</text:span></text:p>
          </table:table-cell>
          <table:table-cell table:style-name="TableCell463">
            <text:p text:style-name="P464">text/css</text:p>
          </table:table-cell>
        </table:table-row>
        <table:table-row table:style-name="TableRow465">
          <table:covered-table-cell>
            <text:p text:style-name="P466"/>
          </table:covered-table-cell>
          <table:table-cell table:style-name="TableCell467">
            <text:p text:style-name="P468"><text:span text:style-name="T469">Formatą aprašantis standartas<text:s/></text:span><text:span text:style-name="T470">–</text:span></text:p>
          </table:table-cell>
          <table:table-cell table:style-name="TableCell471">
            <text:p text:style-name="P472">W3C rekomendacija „Pakopinės stilių lentelės“ (angl. „Cascading Style Sheets“),</text:p>
            <text:p text:style-name="P473">http://www.w3.org/TR/CSS2/</text:p>
            <text:p text:style-name="P474">W3C Candidate Recommendation, 08 September 2009</text:p>
          </table:table-cell>
        </table:table-row>
        <table:table-row table:style-name="TableRow475">
          <table:table-cell table:style-name="TableCell476" table:number-rows-spanned="4">
            <text:p text:style-name="P477">4.2.<text:s/></text:p>
          </table:table-cell>
          <table:table-cell table:style-name="TableCell478">
            <text:p text:style-name="P479"><text:span text:style-name="T480">Formato pavadinimas<text:s/></text:span><text:span text:style-name="T481">–</text:span></text:p>
          </table:table-cell>
          <table:table-cell table:style-name="TableCell482">
            <text:p text:style-name="P483">XSL transformacijų formatas, 1.0 versija<text:s/>(XSLT 1.0)</text:p>
          </table:table-cell>
        </table:table-row>
        <table:table-row table:style-name="TableRow484">
          <table:covered-table-cell>
            <text:p text:style-name="P485"/>
          </table:covered-table-cell>
          <table:table-cell table:style-name="TableCell486">
            <text:p text:style-name="P487"><text:span text:style-name="T488">Rinkmenos plėtinys<text:s/></text:span><text:span text:style-name="T489">–</text:span></text:p>
          </table:table-cell>
          <table:table-cell table:style-name="TableCell490">
            <text:p text:style-name="P491">xsl, xslt<text:s/>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<text:span text:style-name="T496">Rinkmenos MIME tipo žymuo<text:s/></text:span><text:span text:style-name="T497">–</text:span></text:p>
          </table:table-cell>
          <table:table-cell table:style-name="TableCell498">
            <text:p text:style-name="P499">application/xslt+xml</text:p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<text:span text:style-name="T504">Formatą aprašantis standartas<text:s/></text:span><text:span text:style-name="T505">–</text:span></text:p>
          </table:table-cell>
          <table:table-cell table:style-name="TableCell506">
            <text:p text:style-name="P507">W3C rekomendacija „XSL transformacijos“ (angl. „XSL Transformations“),</text:p>
            <text:p text:style-name="P508">http://www.w3.org/TR/1999/REC-xslt-19991116/</text:p>
            <text:p text:style-name="P509">W3C<text:s/>Recommendation 16 November 1999</text:p>
          </table:table-cell>
        </table:table-row>
        <text:soft-page-break/>
        <table:table-row table:style-name="TableRow510">
          <table:table-cell table:style-name="TableCell511" table:number-rows-spanned="4">
            <text:p text:style-name="P512">4.3.<text:s/></text:p>
          </table:table-cell>
          <table:table-cell table:style-name="TableCell513">
            <text:p text:style-name="P514"><text:span text:style-name="T515">Formato pavadinimas<text:s/></text:span><text:span text:style-name="T516">–</text:span></text:p>
          </table:table-cell>
          <table:table-cell table:style-name="TableCell517">
            <text:p text:style-name="P518">XSL formatavimo objektų formatas, 1.1 versijos (XSL-FO 1.1)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<text:span text:style-name="T523">Rinkmenos plėtinys<text:s/></text:span><text:span text:style-name="T524">–</text:span></text:p>
          </table:table-cell>
          <table:table-cell table:style-name="TableCell525">
            <text:p text:style-name="P526">fo</text:p>
          </table:table-cell>
        </table:table-row>
        <table:table-row table:style-name="TableRow527">
          <table:covered-table-cell>
            <text:p text:style-name="P528"/>
          </table:covered-table-cell>
          <table:table-cell table:style-name="TableCell529">
            <text:p text:style-name="P530"><text:span text:style-name="T531">Rinkmenos MIME tipo žymuo<text:s/></text:span><text:span text:style-name="T532">–</text:span></text:p>
          </table:table-cell>
          <table:table-cell table:style-name="TableCell533">
            <text:p text:style-name="P534">application/xml</text:p>
          </table:table-cell>
        </table:table-row>
        <table:table-row table:style-name="TableRow535">
          <table:covered-table-cell>
            <text:p text:style-name="P536"/>
          </table:covered-table-cell>
          <table:table-cell table:style-name="TableCell537">
            <text:p text:style-name="P538"><text:span text:style-name="T539">Formatą aprašantis standartas<text:s/></text:span><text:span text:style-name="T540">–</text:span></text:p>
          </table:table-cell>
          <table:table-cell table:style-name="TableCell541">
            <text:p text:style-name="P542">W3C rekomendacija „Išplėstinė<text:s/>stilių lentelių kalba (XSL)“ (angl. „Extensible Stylesheet Language (XSL)“),</text:p>
            <text:p text:style-name="P543">http://www.w3.org/TR/2006/REC-xsl11-20061205/</text:p>
            <text:p text:style-name="P544">W3C Recommendation 05 December 2006</text:p>
          </table:table-cell>
        </table:table-row>
        <table:table-row table:style-name="TableRow545">
          <table:table-cell table:style-name="TableCell546">
            <text:p text:style-name="P547"/>
          </table:table-cell>
          <table:table-cell table:style-name="TableCell548" table:number-columns-spanned="2">
            <text:p text:style-name="P549"><text:span text:style-name="T550">5. Vektorinės grafikos vaizdų ir teksto formatai</text:span></text:p>
          </table:table-cell>
          <table:covered-table-cell/>
        </table:table-row>
        <table:table-row table:style-name="TableRow551">
          <table:table-cell table:style-name="TableCell552" table:number-rows-spanned="4">
            <text:p text:style-name="P553">5.1.<text:s/></text:p>
          </table:table-cell>
          <table:table-cell table:style-name="TableCell554">
            <text:p text:style-name="P555"><text:span text:style-name="T556">Formato pavadinimas<text:s/></text:span><text:span text:style-name="T557">–</text:span></text:p>
          </table:table-cell>
          <table:table-cell table:style-name="TableCell558">
            <text:p text:style-name="P559">Ilgalaikio<text:s/>saugojimo PDF rinkmenos formatas (PDF/A)</text:p>
          </table:table-cell>
        </table:table-row>
        <table:table-row table:style-name="TableRow560">
          <table:covered-table-cell>
            <text:p text:style-name="P561"/>
          </table:covered-table-cell>
          <table:table-cell table:style-name="TableCell562">
            <text:p text:style-name="P563"><text:span text:style-name="T564">Rinkmenos plėtinys<text:s/></text:span><text:span text:style-name="T565">–</text:span></text:p>
          </table:table-cell>
          <table:table-cell table:style-name="TableCell566">
            <text:p text:style-name="P567">pdf</text:p>
          </table:table-cell>
        </table:table-row>
        <table:table-row table:style-name="TableRow568">
          <table:covered-table-cell>
            <text:p text:style-name="P569"/>
          </table:covered-table-cell>
          <table:table-cell table:style-name="TableCell570">
            <text:p text:style-name="P571"><text:span text:style-name="T572">Rinkmenos MIME tipo žymuo<text:s/></text:span><text:span text:style-name="T573">–</text:span></text:p>
          </table:table-cell>
          <table:table-cell table:style-name="TableCell574">
            <text:p text:style-name="P575">application/pdf*</text:p>
          </table:table-cell>
        </table:table-row>
        <table:table-row table:style-name="TableRow576">
          <table:covered-table-cell>
            <text:p text:style-name="P577"/>
          </table:covered-table-cell>
          <table:table-cell table:style-name="TableCell578">
            <text:p text:style-name="P579"><text:span text:style-name="T580">Formatą aprašantis standartas<text:s/></text:span><text:span text:style-name="T581">–</text:span></text:p>
          </table:table-cell>
          <table:table-cell table:style-name="TableCell582">
            <text:p text:style-name="P583">LST ISO 19005-1 „Dokumentų tvarkyba. Ilgalaikio saugojimo elektroninio dokumento rinkmenos formatas. 1<text:s/>dalis. PDF 1.4 „PDF/A-1“ naudojimas (tapatus ISO 19005-1)“</text:p>
          </table:table-cell>
        </table:table-row>
        <table:table-row table:style-name="TableRow584">
          <table:table-cell table:style-name="TableCell585" table:number-rows-spanned="4">
            <text:p text:style-name="P586">5.2.<text:s/></text:p>
          </table:table-cell>
          <table:table-cell table:style-name="TableCell587">
            <text:p text:style-name="P588"><text:span text:style-name="T589">Formato pavadinimas<text:s/></text:span><text:span text:style-name="T590">–</text:span></text:p>
          </table:table-cell>
          <table:table-cell table:style-name="TableCell591">
            <text:p text:style-name="P592">PDF rinkmenos formatas</text:p>
          </table:table-cell>
        </table:table-row>
        <table:table-row table:style-name="TableRow593">
          <table:covered-table-cell>
            <text:p text:style-name="P594"/>
          </table:covered-table-cell>
          <table:table-cell table:style-name="TableCell595">
            <text:p text:style-name="P596"><text:span text:style-name="T597">Rinkmenos plėtinys<text:s/></text:span><text:span text:style-name="T598">–</text:span></text:p>
          </table:table-cell>
          <table:table-cell table:style-name="TableCell599">
            <text:p text:style-name="P600">pdf</text:p>
          </table:table-cell>
        </table:table-row>
        <table:table-row table:style-name="TableRow601">
          <table:covered-table-cell>
            <text:p text:style-name="P602"/>
          </table:covered-table-cell>
          <table:table-cell table:style-name="TableCell603">
            <text:p text:style-name="P604"><text:span text:style-name="T605">Rinkmenos MIME tipo žymuo<text:s/></text:span><text:span text:style-name="T606">–</text:span></text:p>
          </table:table-cell>
          <table:table-cell table:style-name="TableCell607">
            <text:p text:style-name="P608">application/pdf</text:p>
          </table:table-cell>
        </table:table-row>
        <table:table-row table:style-name="TableRow609">
          <table:covered-table-cell>
            <text:p text:style-name="P610"/>
          </table:covered-table-cell>
          <table:table-cell table:style-name="TableCell611">
            <text:p text:style-name="P612"><text:span text:style-name="T613">Formatą aprašantis standartas<text:s/></text:span><text:span text:style-name="T614">–</text:span></text:p>
          </table:table-cell>
          <table:table-cell table:style-name="TableCell615">
            <text:p text:style-name="P616">LST ISO 32000-1 „Dokumentų tvarkyba. PDF formatas. 1 dalis. PDF 1.7 (tapatus ISO 32000-1)<text:s/></text:p>
          </table:table-cell>
        </table:table-row>
        <table:table-row table:style-name="TableRow617">
          <table:table-cell table:style-name="TableCell618" table:number-columns-spanned="3">
            <text:p text:style-name="P619"><text:span text:style-name="T620">6. Taškinės grafikos vaizdų formatai</text:span></text:p>
          </table:table-cell>
          <table:covered-table-cell/>
          <table:covered-table-cell/>
        </table:table-row>
        <table:table-row table:style-name="TableRow621">
          <table:table-cell table:style-name="TableCell622" table:number-rows-spanned="4">
            <text:p text:style-name="P623">6.1.<text:s/></text:p>
          </table:table-cell>
          <table:table-cell table:style-name="TableCell624">
            <text:p text:style-name="P625"><text:span text:style-name="T626">Formato pavadinimas<text:s/></text:span><text:span text:style-name="T627">–</text:span></text:p>
          </table:table-cell>
          <table:table-cell table:style-name="TableCell628">
            <text:p text:style-name="P629">Žymėtosios atvaizdų rinkmenos (TIFF) formatas</text:p>
          </table:table-cell>
        </table:table-row>
        <table:table-row table:style-name="TableRow630">
          <table:covered-table-cell>
            <text:p text:style-name="P631"/>
          </table:covered-table-cell>
          <table:table-cell table:style-name="TableCell632">
            <text:p text:style-name="P633"><text:span text:style-name="T634">Rinkmenos plėtinys<text:s/></text:span><text:span text:style-name="T635">–</text:span></text:p>
          </table:table-cell>
          <table:table-cell table:style-name="TableCell636">
            <text:p text:style-name="P637">tif, tiff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<text:span text:style-name="T642">Rinkmenos MIME tipo žymuo<text:s/></text:span><text:span text:style-name="T643">–</text:span></text:p>
          </table:table-cell>
          <table:table-cell table:style-name="TableCell644">
            <text:p text:style-name="P645">image/tif, image/tiff, image/tiff-fx</text:p>
          </table:table-cell>
        </table:table-row>
        <table:table-row table:style-name="TableRow646">
          <table:covered-table-cell>
            <text:p text:style-name="P647"/>
          </table:covered-table-cell>
          <table:table-cell table:style-name="TableCell648">
            <text:p text:style-name="P649"><text:span text:style-name="T650">Formatą aprašantis standartas<text:s/></text:span><text:span text:style-name="T651">–</text:span></text:p>
          </table:table-cell>
          <table:table-cell table:style-name="TableCell652">
            <text:p text:style-name="P653">LST ISO 12234-2 „Elektroninis nejudamojo vaizdo vizualizavimas. Keičiamoji</text:p>
            <text:p text:style-name="P654">atmintinė. 2 dalis. TIFF/EP vaizdo duomenų formatas (tapatus ISO 12234-2)“</text:p>
          </table:table-cell>
        </table:table-row>
        <table:table-row table:style-name="TableRow655">
          <table:table-cell table:style-name="TableCell656" table:number-rows-spanned="4">
            <text:p text:style-name="P657">6.2.<text:s/></text:p>
          </table:table-cell>
          <table:table-cell table:style-name="TableCell658">
            <text:p text:style-name="P659"><text:span text:style-name="T660">Formato pavadinimas<text:s/></text:span><text:span text:style-name="T661">–</text:span></text:p>
          </table:table-cell>
          <table:table-cell table:style-name="TableCell662">
            <text:p text:style-name="P663">Fotografinių vaizdų saugojimo (JPEG) formatas</text:p>
          </table:table-cell>
        </table:table-row>
        <table:table-row table:style-name="TableRow664">
          <table:covered-table-cell>
            <text:p text:style-name="P665"/>
          </table:covered-table-cell>
          <table:table-cell table:style-name="TableCell666">
            <text:p text:style-name="P667"><text:span text:style-name="T668">Rinkmenos plėtinys<text:s/></text:span><text:span text:style-name="T669">–</text:span></text:p>
          </table:table-cell>
          <table:table-cell table:style-name="TableCell670">
            <text:p text:style-name="P671">jpg, jpeg, jfif</text:p>
          </table:table-cell>
        </table:table-row>
        <table:table-row table:style-name="TableRow672">
          <table:covered-table-cell>
            <text:p text:style-name="P673"/>
          </table:covered-table-cell>
          <table:table-cell table:style-name="TableCell674">
            <text:p text:style-name="P675"><text:span text:style-name="T676">Rinkmenos MIME tipo žymuo<text:s/></text:span><text:span text:style-name="T677">–</text:span></text:p>
          </table:table-cell>
          <table:table-cell table:style-name="TableCell678">
            <text:p text:style-name="P679">image/jpeg</text:p>
          </table:table-cell>
        </table:table-row>
        <table:table-row table:style-name="TableRow680">
          <table:covered-table-cell>
            <text:p text:style-name="P681"/>
          </table:covered-table-cell>
          <table:table-cell table:style-name="TableCell682">
            <text:p text:style-name="P683"><text:span text:style-name="T684">Formatą aprašantis standartas<text:s/></text:span><text:span text:style-name="T685">–</text:span></text:p>
          </table:table-cell>
          <table:table-cell table:style-name="TableCell686">
            <text:p text:style-name="P687">LST ISO/IEC 10918-1 „Informacijos technologija. Nejudamųjų tolydžiojo<text:s/>atspalvio vaizdų skaitmeninė spūda ir kodavimas. 1 dalis. Reikalavimai ir gairės (tapatus ISO/IEC 10918-1)“</text:p>
          </table:table-cell>
        </table:table-row>
        <table:table-row table:style-name="TableRow688">
          <table:table-cell table:style-name="TableCell689" table:number-rows-spanned="4">
            <text:p text:style-name="P690">6.3.<text:s/></text:p>
          </table:table-cell>
          <table:table-cell table:style-name="TableCell691">
            <text:p text:style-name="P692"><text:span text:style-name="T693">Formato pavadinimas<text:s/></text:span><text:span text:style-name="T694">–</text:span></text:p>
          </table:table-cell>
          <table:table-cell table:style-name="TableCell695">
            <text:p text:style-name="P696"><text:span text:style-name="T697">Perkeliamosios tinklo grafikos (PNG) formatas</text:span></text:p>
          </table:table-cell>
        </table:table-row>
        <table:table-row table:style-name="TableRow698">
          <table:covered-table-cell>
            <text:p text:style-name="P699"/>
          </table:covered-table-cell>
          <table:table-cell table:style-name="TableCell700">
            <text:p text:style-name="P701"><text:span text:style-name="T702">Rinkmenos plėtinys<text:s/></text:span><text:span text:style-name="T703">–</text:span></text:p>
          </table:table-cell>
          <table:table-cell table:style-name="TableCell704">
            <text:p text:style-name="P705"><text:span text:style-name="T706">png</text:span></text:p>
          </table:table-cell>
        </table:table-row>
        <table:table-row table:style-name="TableRow707">
          <table:covered-table-cell>
            <text:p text:style-name="P708"/>
          </table:covered-table-cell>
          <table:table-cell table:style-name="TableCell709">
            <text:p text:style-name="P710"><text:span text:style-name="T711">Rinkmenos MIME tipo žymuo<text:s/></text:span><text:span text:style-name="T712">–</text:span></text:p>
          </table:table-cell>
          <table:table-cell table:style-name="TableCell713">
            <text:p text:style-name="P714">image/png</text:p>
          </table:table-cell>
        </table:table-row>
        <table:table-row table:style-name="TableRow715">
          <table:covered-table-cell>
            <text:p text:style-name="P716"/>
          </table:covered-table-cell>
          <table:table-cell table:style-name="TableCell717">
            <text:p text:style-name="P718"><text:span text:style-name="T719">Formatą aprašantis standartas<text:s/></text:span><text:span text:style-name="T720">–</text:span></text:p>
          </table:table-cell>
          <table:table-cell table:style-name="TableCell721">
            <text:p text:style-name="P722">LST ISO/IEC 15948 „Informacijos technologija. Kompiuterinė grafika ir vaizdų apdorojimas. Internetinės grafikos (PNG) formatas. Funkcijų aprašas (tapatus ISO/IEC 15948)“</text:p>
          </table:table-cell>
        </table:table-row>
        <table:table-row table:style-name="TableRow723">
          <table:table-cell table:style-name="TableCell724" table:number-columns-spanned="3">
            <text:p text:style-name="P725"><text:span text:style-name="T726">7.</text:span><text:span text:style-name="T727"><text:s/></text:span><text:span text:style-name="T728">MDOC-V1.0 specifikaciją atitinkančio oficialiojo e</text:span><text:span text:style-name="T729">lektroninio dokumento rinkmenos formatas</text:span></text:p>
          </table:table-cell>
          <table:covered-table-cell/>
          <table:covered-table-cell/>
        </table:table-row>
        <table:table-row table:style-name="TableRow730">
          <table:table-cell table:style-name="TableCell731" table:number-rows-spanned="4">
            <text:p text:style-name="P732">7.1.<text:s/></text:p>
          </table:table-cell>
          <table:table-cell table:style-name="TableCell733">
            <text:p text:style-name="P734"><text:span text:style-name="T735">Formato pavadinimas<text:s/></text:span><text:span text:style-name="T736">–</text:span></text:p>
          </table:table-cell>
          <table:table-cell table:style-name="TableCell737">
            <text:p text:style-name="P738">MDOC elektroninis dokumentas</text:p>
          </table: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Rinkmenos plėtinys<text:s/></text:span><text:span text:style-name="T744">–</text:span></text:p>
          </table:table-cell>
          <table:table-cell table:style-name="TableCell745">
            <text:p text:style-name="P746">mdoc</text:p>
          </table:table-cell>
        </table:table-row>
        <table:table-row table:style-name="TableRow747">
          <table:covered-table-cell>
            <text:p text:style-name="P748"/>
          </table:covered-table-cell>
          <table:table-cell table:style-name="TableCell749">
            <text:p text:style-name="P750"><text:span text:style-name="T751">Rinkmenos MIME tipo žymuo<text:s/></text:span><text:span text:style-name="T752">–</text:span></text:p>
          </table:table-cell>
          <table:table-cell table:style-name="TableCell753">
            <text:p text:style-name="P754">application/vnd.lt.archyvai.mdoc-2010</text:p>
          </table:table-cell>
        </table:table-row>
        <table:table-row table:style-name="TableRow755">
          <table:covered-table-cell>
            <text:p text:style-name="P756"/>
          </table:covered-table-cell>
          <table:table-cell table:style-name="TableCell757">
            <text:p text:style-name="P758"><text:span text:style-name="T759">Formatą aprašantis standartas<text:s/></text:span><text:span text:style-name="T760">–</text:span></text:p>
          </table:table-cell>
          <table:table-cell table:style-name="TableCell761">
            <text:p text:style-name="P762">Elektroniniu parašu<text:s/>pasirašyto kompiuterio skaitomo elektroninio dokumento specifikacija MDOC-V1.0</text:p>
          </table:table-cell>
        </table:table-row>
      </table:table>
      <text:p text:style-name="P763"/>
      <text:p text:style-name="P764"><text:span text:style-name="T765">*</text:span><text:span text:style-name="T766"><text:s/>PDF/A nuo kito PDF formato atskiriamas pagal metaduomenų vardų sritį: prefiksas – pdfaid, URI – http://www.aiim.org/pdfa/ns/id/).</text:span></text:p>
      <text:p text:style-name="P767"/>
      <text:p text:style-name="P768"><text:span text:style-name="T769">_________________</text:span></text:p>
      <text:p text:style-name="P770">Priedo pakeitimai:</text:p>
      <text:p text:style-name="P771"><text:span text:style-name="T772">Nr.</text:span><text:span text:style-name="T773"><text:s/></text:span><text:a xlink:href="https://www.e-tar.lt/portal/legalAct.html?documentId=c54925d033a311e69cf5d89a5fdd27cc" office:target-frame-name="_top" xlink:show="replace"><text:span text:style-name="T774">(1.3 E)VE-61</text:span></text:a><text:span text:style-name="T775">, 2016-06-16, paskelbta TAR 2016-06-16, i. k. 2016-17169</text:span></text:p>
      <text:p text:style-name="Normal"/>
      <text:p text:style-name="P776"/>
      <text:soft-page-break/>
      <text:p text:style-name="P777">Elektroniniu parašu pasirašyto<text:s/></text:p>
      <text:p text:style-name="P778">kompiuterio skaitomo elektroninio<text:s/></text:p>
      <text:p text:style-name="P779">dokumento<text:s/>specifikacijos MDOC-V1.0</text:p>
      <text:p text:style-name="P780"><text:span text:style-name="T781">2</text:span><text:span text:style-name="T782"><text:s/>priedas</text:span></text:p>
      <text:p text:style-name="P783"/>
      <text:p text:style-name="P784"><text:span text:style-name="T785">KOMPIUTERIO SKAITOMO ELEKTRONINIO DOKUMENTO TURINIO SUDARYMO BŪDAI</text:span></text:p>
      <text:p text:style-name="P786"/>
      <table:table table:style-name="Table787">
        <table:table-columns>
          <table:table-column table:style-name="TableColumn788"/>
          <table:table-column table:style-name="TableColumn789"/>
          <table:table-column table:style-name="TableColumn790"/>
          <table:table-column table:style-name="TableColumn791"/>
          <table:table-column table:style-name="TableColumn792"/>
          <table:table-column table:style-name="TableColumn793"/>
          <table:table-column table:style-name="TableColumn794"/>
        </table:table-columns>
        <table:table-header-rows>
          <table:table-row table:style-name="TableRow795">
            <table:table-cell table:style-name="TableCell796" table:number-rows-spanned="2">
              <text:p text:style-name="P797">Eil. Nr.<text:s/></text:p>
            </table:table-cell>
            <table:table-cell table:style-name="TableCell798" table:number-rows-spanned="2">
              <text:p text:style-name="P799">Pagrindinio dokumento rinkmenos formatas</text:p>
            </table:table-cell>
            <table:table-cell table:style-name="TableCell800" table:number-columns-spanned="3">
              <text:p text:style-name="P801">Privalomi pagrindinio dokumento priedai<text:s/></text:p>
            </table:table-cell>
            <table:covered-table-cell/>
            <table:covered-table-cell/>
            <table:table-cell table:style-name="TableCell802" table:number-columns-spanned="2">
              <text:p text:style-name="P803">Neprivalomi pagrindinio dokumento priedai<text:s/></text:p>
            </table:table-cell>
            <table:covered-table-cell/>
          </table:table-row>
          <table:table-row table:style-name="TableRow804">
            <table:covered-table-cell>
              <text:p text:style-name="P805"/>
            </table:covered-table-cell>
            <table:covered-table-cell>
              <text:p text:style-name="P806"/>
            </table:covered-table-cell>
            <table:table-cell table:style-name="TableCell807">
              <text:p text:style-name="P808">Rinkmenos formatas<text:s/></text:p>
            </table:table-cell>
            <table:table-cell table:style-name="TableCell809">
              <text:p text:style-name="P810">Priedų skaičius<text:s/></text:p>
            </table:table-cell>
            <table:table-cell table:style-name="TableCell811">
              <text:p text:style-name="P812">Priedo priedai (neprivalomi)<text:s/></text:p>
            </table:table-cell>
            <table:table-cell table:style-name="TableCell813">
              <text:p text:style-name="P814">Rinkmenos formatas<text:s/></text:p>
            </table:table-cell>
            <table:table-cell table:style-name="TableCell815">
              <text:p text:style-name="P816">Priedų skaičius (jei yra)<text:s/></text:p>
            </table:table-cell>
          </table:table-row>
        </table:table-header-rows>
        <table:table-row table:style-name="TableRow817">
          <table:table-cell table:style-name="TableCell818" table:number-rows-spanned="3">
            <text:p text:style-name="P819">1.<text:s/></text:p>
          </table:table-cell>
          <table:table-cell table:style-name="TableCell820" table:number-rows-spanned="3">
            <text:p text:style-name="P821"><text:span text:style-name="T822">ABBYY eFormFiller duomenų formatas (</text:span><text:span text:style-name="T823">ffdata</text:span><text:span text:style-name="T824">)<text:s/></text:span></text:p>
          </table:table-cell>
          <table:table-cell table:style-name="TableCell825" table:number-rows-spanned="3">
            <text:p text:style-name="P826">-<text:s/></text:p>
          </table:table-cell>
          <table:table-cell table:style-name="TableCell827" table:number-rows-spanned="3">
            <text:p text:style-name="P828">-<text:s/></text:p>
          </table:table-cell>
          <table:table-cell table:style-name="TableCell829" table:number-rows-spanned="3">
            <text:p text:style-name="P830">-<text:s/></text:p>
          </table:table-cell>
          <table:table-cell table:style-name="TableCell831">
            <text:p text:style-name="P832"><text:span text:style-name="T833">ABBYY eFormFiller šablonų formato rinkmena (</text:span><text:span text:style-name="T834">mxfd</text:span><text:span text:style-name="T835">)</text:span></text:p>
          </table:table-cell>
          <table:table-cell table:style-name="TableCell836">
            <text:p text:style-name="P837">Vienas<text:s/></text:p>
          </table:table-cell>
        </table:table-row>
        <table:table-row table:style-name="TableRow838">
          <table:covered-table-cell>
            <text:p text:style-name="P839"/>
          </table:covered-table-cell>
          <table:covered-table-cell>
            <text:p text:style-name="P840"/>
          </table:covered-table-cell>
          <table:covered-table-cell>
            <text:p text:style-name="P841"/>
          </table:covered-table-cell>
          <table:covered-table-cell>
            <text:p text:style-name="P842"/>
          </table:covered-table-cell>
          <table:covered-table-cell>
            <text:p text:style-name="P843"/>
          </table:covered-table-cell>
          <table:table-cell table:style-name="TableCell844">
            <text:p text:style-name="P845"><text:span text:style-name="T846">Vektorinės grafikos</text:span><text:span text:style-name="T847"><text:s/>vaizdų ir teksto formatai (</text:span><text:span text:style-name="T848">pdf</text:span><text:span text:style-name="T849">)</text:span></text:p>
          </table:table-cell>
          <table:table-cell table:style-name="TableCell850">
            <text:p text:style-name="P851">Vienas ar keli<text:s/></text:p>
          </table:table-cell>
        </table:table-row>
        <table:table-row table:style-name="TableRow852">
          <table:covered-table-cell>
            <text:p text:style-name="P853"/>
          </table:covered-table-cell>
          <table:covered-table-cell>
            <text:p text:style-name="P854"/>
          </table:covered-table-cell>
          <table:covered-table-cell>
            <text:p text:style-name="P855"/>
          </table:covered-table-cell>
          <table:covered-table-cell>
            <text:p text:style-name="P856"/>
          </table:covered-table-cell>
          <table:covered-table-cell>
            <text:p text:style-name="P857"/>
          </table:covered-table-cell>
          <table:table-cell table:style-name="TableCell858">
            <text:p text:style-name="P859"><text:span text:style-name="T860">Taškinės grafikos vaizdų formatai (</text:span><text:span text:style-name="T861">tiff, jpg, png</text:span><text:span text:style-name="T862">)</text:span></text:p>
          </table:table-cell>
          <table:table-cell table:style-name="TableCell863">
            <text:p text:style-name="P864">Vienas ar keli<text:s/></text:p>
          </table:table-cell>
        </table:table-row>
        <table:table-row table:style-name="TableRow865">
          <table:table-cell table:style-name="TableCell866" table:number-rows-spanned="2">
            <text:p text:style-name="P867">2.<text:s/></text:p>
          </table:table-cell>
          <table:table-cell table:style-name="TableCell868" table:number-rows-spanned="2">
            <text:p text:style-name="P869"><text:span text:style-name="T870">ABBYY eFormFiller duomenų formatas (</text:span><text:span text:style-name="T871">ffdata</text:span><text:span text:style-name="T872">)</text:span></text:p>
          </table:table-cell>
          <table:table-cell table:style-name="TableCell873" table:number-rows-spanned="2">
            <text:p text:style-name="P874"><text:span text:style-name="T875">Atvaizdavimo aprašo formatas (</text:span><text:span text:style-name="T876">css, xsl, xslt, fo</text:span><text:span text:style-name="T877">)<text:s/></text:span></text:p>
          </table:table-cell>
          <table:table-cell table:style-name="TableCell878" table:number-rows-spanned="2">
            <text:p text:style-name="P879">Vienas<text:s/></text:p>
          </table:table-cell>
          <table:table-cell table:style-name="TableCell880" table:number-rows-spanned="2">
            <text:p text:style-name="P881"><text:span text:style-name="T882">Vienas ar keli taškinės<text:s/></text:span><text:span text:style-name="T883">grafikos vaizdų formatų (</text:span><text:span text:style-name="T884">tiff, jpg, png</text:span><text:span text:style-name="T885">) priedai</text:span></text:p>
          </table:table-cell>
          <table:table-cell table:style-name="TableCell886">
            <text:p text:style-name="P887"><text:span text:style-name="T888">Vektorinės grafikos vaizdų ir teksto formatai (</text:span><text:span text:style-name="T889">pdf</text:span><text:span text:style-name="T890">)</text:span></text:p>
          </table:table-cell>
          <table:table-cell table:style-name="TableCell891">
            <text:p text:style-name="P892">Vienas ar keli<text:s/></text:p>
          </table:table-cell>
        </table:table-row>
        <table:table-row table:style-name="TableRow893">
          <table:covered-table-cell>
            <text:p text:style-name="P894"/>
          </table:covered-table-cell>
          <table:covered-table-cell>
            <text:p text:style-name="P895"/>
          </table:covered-table-cell>
          <table:covered-table-cell>
            <text:p text:style-name="P896"/>
          </table:covered-table-cell>
          <table:covered-table-cell>
            <text:p text:style-name="P897"/>
          </table:covered-table-cell>
          <table:covered-table-cell>
            <text:p text:style-name="P898"/>
          </table:covered-table-cell>
          <table:table-cell table:style-name="TableCell899">
            <text:p text:style-name="P900"><text:span text:style-name="T901">Taškinės grafikos vaizdų formatai (</text:span><text:span text:style-name="T902">tiff, jpg, png</text:span><text:span text:style-name="T903">)</text:span></text:p>
          </table:table-cell>
          <table:table-cell table:style-name="TableCell904">
            <text:p text:style-name="P905">Vienas ar keli<text:s/></text:p>
          </table:table-cell>
        </table:table-row>
        <table:table-row table:style-name="TableRow906">
          <table:table-cell table:style-name="TableCell907" table:number-rows-spanned="2">
            <text:p text:style-name="P908">3.<text:s/></text:p>
          </table:table-cell>
          <table:table-cell table:style-name="TableCell909" table:number-rows-spanned="2">
            <text:p text:style-name="P910"><text:span text:style-name="T911">Išplėstinės dokumentų aprašų kalbos (XML) formatas (</text:span><text:span text:style-name="T912">xml</text:span><text:span text:style-name="T913">)</text:span></text:p>
          </table:table-cell>
          <table:table-cell table:style-name="TableCell914" table:number-rows-spanned="2">
            <text:p text:style-name="P915"><text:span text:style-name="T916">Atvaizdavimo aprašo formatas (</text:span><text:span text:style-name="T917">css, xsl, xslt, fo</text:span><text:span text:style-name="T918">)<text:s/></text:span></text:p>
          </table:table-cell>
          <table:table-cell table:style-name="TableCell919" table:number-rows-spanned="2">
            <text:p text:style-name="P920">Vienas<text:s/></text:p>
          </table:table-cell>
          <table:table-cell table:style-name="TableCell921" table:number-rows-spanned="2">
            <text:p text:style-name="P922"><text:span text:style-name="T923">Vienas ar keli taškinės grafikos vaizdų formatų (</text:span><text:span text:style-name="T924">tiff, jpg, png</text:span><text:span text:style-name="T925">) priedai</text:span></text:p>
          </table:table-cell>
          <table:table-cell table:style-name="TableCell926">
            <text:p text:style-name="P927"><text:span text:style-name="T928">Vektorinės grafikos vaizdų ir teksto formatai (</text:span><text:span text:style-name="T929">pdf</text:span><text:span text:style-name="T930">)</text:span></text:p>
          </table:table-cell>
          <table:table-cell table:style-name="TableCell931">
            <text:p text:style-name="P932">Vienas ar keli<text:s/></text:p>
          </table:table-cell>
        </table:table-row>
        <table:table-row table:style-name="TableRow933">
          <table:covered-table-cell>
            <text:p text:style-name="P934"/>
          </table:covered-table-cell>
          <table:covered-table-cell>
            <text:p text:style-name="P935"/>
          </table:covered-table-cell>
          <table:covered-table-cell>
            <text:p text:style-name="P936"/>
          </table:covered-table-cell>
          <table:covered-table-cell>
            <text:p text:style-name="P937"/>
          </table:covered-table-cell>
          <table:covered-table-cell>
            <text:p text:style-name="P938"/>
          </table:covered-table-cell>
          <table:table-cell table:style-name="TableCell939">
            <text:p text:style-name="P940"><text:span text:style-name="T941">Taškinės grafikos vaizdų formatai (</text:span><text:span text:style-name="T942">tiff, jpg, png</text:span><text:span text:style-name="T943">)</text:span></text:p>
          </table:table-cell>
          <table:table-cell table:style-name="TableCell944">
            <text:p text:style-name="P945">Vienas ar keli<text:s/></text:p>
          </table:table-cell>
        </table:table-row>
        <table:table-row table:style-name="TableRow946">
          <table:table-cell table:style-name="TableCell947" table:number-rows-spanned="2">
            <text:p text:style-name="P948">4.<text:s/></text:p>
          </table:table-cell>
          <table:table-cell table:style-name="TableCell949" table:number-rows-spanned="2">
            <text:p text:style-name="P950"><text:span text:style-name="T951">Vektorinės grafikos vaizdų ir teksto formatai (</text:span><text:span text:style-name="T952">pdf</text:span><text:span text:style-name="T953">)</text:span></text:p>
          </table:table-cell>
          <table:table-cell table:style-name="TableCell954" table:number-rows-spanned="2">
            <text:p text:style-name="P955"><text:span text:style-name="T956">ABBYY eFormFiller duomenų formatas (</text:span><text:span text:style-name="T957">ffdata</text:span><text:span text:style-name="T958">)</text:span></text:p>
          </table:table-cell>
          <table:table-cell table:style-name="TableCell959" table:number-rows-spanned="2">
            <text:p text:style-name="P960">Vienas<text:s/></text:p>
          </table:table-cell>
          <table:table-cell table:style-name="TableCell961" table:number-rows-spanned="2">
            <text:p text:style-name="P962"><text:span text:style-name="T963">Vienas ABBYY eFormFiller šablonų formato (</text:span><text:span text:style-name="T964">mxfd</text:span><text:span text:style-name="T965">) priedas</text:span></text:p>
          </table:table-cell>
          <table:table-cell table:style-name="TableCell966">
            <text:p text:style-name="P967"><text:span text:style-name="T968">Vektorinės grafikos vaizdų ir teksto formatai (</text:span><text:span text:style-name="T969">pdf</text:span><text:span text:style-name="T970">)</text:span></text:p>
          </table:table-cell>
          <table:table-cell table:style-name="TableCell971">
            <text:p text:style-name="P972">Vienas ar keli<text:s/></text:p>
          </table:table-cell>
        </table:table-row>
        <table:table-row table:style-name="TableRow973">
          <table:covered-table-cell>
            <text:p text:style-name="P974"/>
          </table:covered-table-cell>
          <table:covered-table-cell>
            <text:p text:style-name="P975"/>
          </table:covered-table-cell>
          <table:covered-table-cell>
            <text:p text:style-name="P976"/>
          </table:covered-table-cell>
          <table:covered-table-cell>
            <text:p text:style-name="P977"/>
          </table:covered-table-cell>
          <table:covered-table-cell>
            <text:p text:style-name="P978"/>
          </table:covered-table-cell>
          <table:table-cell table:style-name="TableCell979">
            <text:p text:style-name="P980"><text:span text:style-name="T981">Taškinės grafikos vaizdų formatai (</text:span><text:span text:style-name="T982">tiff, jpg, png</text:span><text:span text:style-name="T983">)</text:span></text:p>
          </table:table-cell>
          <table:table-cell table:style-name="TableCell984">
            <text:p text:style-name="P985">Vienas ar keli<text:s/></text:p>
          </table:table-cell>
        </table:table-row>
        <table:table-row table:style-name="TableRow986">
          <table:table-cell table:style-name="TableCell987" table:number-rows-spanned="2">
            <text:p text:style-name="P988">5.<text:s/></text:p>
          </table:table-cell>
          <table:table-cell table:style-name="TableCell989" table:number-rows-spanned="2">
            <text:p text:style-name="P990"><text:span text:style-name="T991">Vektorinės grafikos vaizdų ir teksto formatai (</text:span><text:span text:style-name="T992">pdf</text:span><text:span text:style-name="T993">)</text:span></text:p>
          </table:table-cell>
          <table:table-cell table:style-name="TableCell994" table:number-rows-spanned="2">
            <text:p text:style-name="P995">Išplėstinės dokumentų aprašų kalbos (XML) formatas<text:s/></text:p>
          </table:table-cell>
          <table:table-cell table:style-name="TableCell996" table:number-rows-spanned="2">
            <text:p text:style-name="P997">Vienas<text:s/></text:p>
          </table:table-cell>
          <table:table-cell table:style-name="TableCell998" table:number-rows-spanned="2">
            <text:p text:style-name="P999">-<text:s/></text:p>
          </table:table-cell>
          <table:table-cell table:style-name="TableCell1000">
            <text:p text:style-name="P1001"><text:span text:style-name="T1002">Vektorinės grafikos vaizdų ir teksto formatai (</text:span><text:span text:style-name="T1003">pdf</text:span><text:span text:style-name="T1004">)</text:span></text:p>
          </table:table-cell>
          <table:table-cell table:style-name="TableCell1005">
            <text:p text:style-name="P1006">Vienas ar keli<text:s/></text:p>
          </table:table-cell>
        </table:table-row>
        <table:table-row table:style-name="TableRow1007">
          <table:covered-table-cell>
            <text:p text:style-name="P1008"/>
          </table:covered-table-cell>
          <table:covered-table-cell>
            <text:p text:style-name="P1009"/>
          </table:covered-table-cell>
          <table:covered-table-cell>
            <text:p text:style-name="P1010"/>
          </table:covered-table-cell>
          <table:covered-table-cell>
            <text:p text:style-name="P1011"/>
          </table:covered-table-cell>
          <table:covered-table-cell>
            <text:p text:style-name="P1012"/>
          </table:covered-table-cell>
          <table:table-cell table:style-name="TableCell1013">
            <text:p text:style-name="P1014"><text:span text:style-name="T1015">Taškinės grafikos vaizdų formatai (</text:span><text:span text:style-name="T1016">tiff, jpg, png</text:span><text:span text:style-name="T1017">)</text:span></text:p>
          </table:table-cell>
          <table:table-cell table:style-name="TableCell1018">
            <text:p text:style-name="P1019">Vienas ar keli<text:s/></text:p>
          </table:table-cell>
        </table:table-row>
      </table:table>
      <text:p text:style-name="P1020"/>
      <text:p text:style-name="P1021"><text:span text:style-name="T1022">_________________</text:span></text:p>
      <text:p text:style-name="P1023"/>
      <text:soft-page-break/>
      <text:p text:style-name="P1024">Elektroniniu parašu pasirašyto<text:s/></text:p>
      <text:p text:style-name="P1025">kompiuterio skaitomo elektroninio<text:s/></text:p>
      <text:p text:style-name="P1026">dokumento specifikacijos MDOC-V1.0</text:p>
      <text:p text:style-name="P1027"><text:span text:style-name="T1028">3</text:span><text:span text:style-name="T1029"><text:s/>priedas</text:span></text:p>
      <text:p text:style-name="P1030"/>
      <text:p text:style-name="P1031"><text:span text:style-name="T1032">STANDARTŲ, REKOMENDACIJŲ IR KITŲ DOKUMENTŲ<text:s/></text:span><text:span text:style-name="T1033">SĄRAŠAS</text:span></text:p>
      <text:p text:style-name="P1034"/>
      <text:p text:style-name="P1035"><text:span text:style-name="T1036">1</text:span><text:span text:style-name="T1037">. Elektroniniu parašu pasirašyto elektroninio dokumento specifikacija ADOC-V1.0.</text:span></text:p>
      <text:p text:style-name="P1038"><text:span text:style-name="T1039">2</text:span><text:span text:style-name="T1040">. W3C rekomendacija „Pakopinės stilių lentelės“ (angl. „Cascading Style Sheets“), http://www.w3.org/TR/CSS2/, 2009.</text:span></text:p>
      <text:p text:style-name="P1041"><text:span text:style-name="T1042">3</text:span><text:span text:style-name="T1043">. W3C rekomendacija „Hiperteksto<text:s/></text:span><text:span text:style-name="T1044">dokumentų aprašų kalba“ (angl. „Hypertext Markup Language“), http://www.w3.org/TR/REC-html40/, 1999.</text:span></text:p>
      <text:p text:style-name="P1045"><text:span text:style-name="T1046">4</text:span><text:span text:style-name="T1047">. W3C rekomendacija „Išplėstinė hiperteksto dokumentų aprašų kalba (antras leidimas)“ (angl. „The Extensible HyperText Markup Language (Second Edition</text:span><text:span text:style-name="T1048">)“), http://www.w3.org/TR/2002/REC-xhtml1-20020801, 2002.</text:span></text:p>
      <text:p text:style-name="P1049"><text:span text:style-name="T1050">5</text:span><text:span text:style-name="T1051">. RFC 3986 „Universalusis išteklių identifikatorius (URI): Bendroji sintaksė“ (angl. „Uniform Resource Identifier (URI): Generic Syntax“), http://www.ietf.org/rfc/rfc3986.txt, 2005.</text:span></text:p>
      <text:p text:style-name="P1052"><text:span text:style-name="T1053">6</text:span><text:span text:style-name="T1054">. W3C<text:s/></text:span><text:span text:style-name="T1055">rekomendacija „Išplėstinė dokumentų aprašų kalba (penktas leidimas)“ (angl. „Extensible Markup Language – XML (Fifth Edition)“), http://www.w3.org/TR/2008/REC-xml-20081126/, 2008.</text:span></text:p>
      <text:p text:style-name="P1056"><text:span text:style-name="T1057">7</text:span><text:span text:style-name="T1058">. W3C rekomendacija „Išplėstinė stilių lentelių kalba (XSL)“ (angl. „Ex</text:span><text:span text:style-name="T1059">tensible Stylesheet Language (XSL)“) http://www.w3.org/TR/2006/REC-xsl11-20061205/, 2006.</text:span></text:p>
      <text:p text:style-name="P1060"><text:span text:style-name="T1061">8</text:span><text:span text:style-name="T1062">. W3C rekomendacija „XSL transformacijos“ (angl. „XSL Transformations“), http://www.w3.org/TR/1999/REC-xslt-19991116,</text:span><text:span text:style-name="T1063"><text:s/>1999.</text:span></text:p>
      <text:p text:style-name="P1064"/>
      <text:p text:style-name="P1065"><text:span text:style-name="T1066">_________________</text:span></text:p>
      <text:p text:style-name="Normal"/>
      <text:p text:style-name="P1067"/>
      <text:p text:style-name="P1068"/>
      <text:p text:style-name="P1069"><text:span text:style-name="T1070">Pakeitimai:</text:span></text:p>
      <text:p text:style-name="P1071"/>
      <text:p text:style-name="P1072"><text:span text:style-name="T1073">1.</text:span></text:p>
      <text:p text:style-name="P1074"><text:span text:style-name="T1075">Lietuvos vyriausiojo archyvaro tarnyba, Įsakymas</text:span></text:p>
      <text:p text:style-name="P1076"><text:span text:style-name="T1077">Nr.<text:s/></text:span><text:a xlink:href="https://www.e-tar.lt/portal/legalAct.html?documentId=c54925d033a311e69cf5d89a5fdd27cc" office:target-frame-name="_top" xlink:show="replace"><text:span text:style-name="T1078">(1.3 E)VE-61</text:span></text:a><text:span text:style-name="T1079">, 2016-06-16, paskelbta TAR 2016-06-16, i. k. 2016-17169</text:span></text:p>
      <text:p text:style-name="P1080"><text:span text:style-name="T1081">Dėl Lietuvos archyvų departamen</text:span><text:span text:style-name="T1082">to prie Lietuvos Respublikos Vyriausybės generalinio direktoriaus 2010 m. rugpjūčio 25 d. įsakymo Nr. V-42 „Dėl Elektroniniu parašu pasirašyto kompiuterio skaitomo elektroninio dokumento specifikacijos MDOC-V1.0 patvirtinimo“ pakeitimo</text:span></text:p>
      <text:p text:style-name="P1083"/>
      <text:p text:style-name="P10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Normal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language="en" fo:country="GB"/>
    </style:style>
    <style:style style:name="P3" style:parent-style-name="Normal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LIETUVOS ARCHYVŲ DEPARTAMENTO</dc:title>
    <meta:initial-creator>Sandra</meta:initial-creator>
    <dc:creator>adlibuser</dc:creator>
    <meta:creation-date>2017-03-16T08:16:00Z</meta:creation-date>
    <dc:date>2017-03-16T08:16:00Z</dc:date>
    <meta:template xlink:href="Normal.dotm" xlink:type="simple"/>
    <meta:editing-cycles>2</meta:editing-cycles>
    <meta:editing-duration>PT0S</meta:editing-duration>
    <meta:document-statistic meta:page-count="9" meta:paragraph-count="269" meta:word-count="2495" meta:character-count="19124" meta:row-count="938" meta:non-whitespace-character-count="16898"/>
  </office:meta>
</office:document-meta>
</file>